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Liberation Sans" style:font-name-asian="WenQuanYi Zen Hei" style:font-name-complex="FreeSans"/>
    </style:style>
    <style:style style:name="ce3" style:family="table-cell" style:parent-style-name="Default" style:data-style-name="N1"/>
    <style:style style:name="ce4" style:family="table-cell" style:parent-style-name="Default" style:data-style-name="N123"/>
    <style:style style:name="ce5" style:family="table-cell" style:parent-style-name="Default" style:data-style-name="N128"/>
    <style:style style:name="ce6" style:family="table-cell" style:parent-style-name="Default" style:data-style-name="N127"/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8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27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ce1"/>
        <table:table-column table:style-name="co1" table:default-cell-style-name="Default"/>
        <table:table-column table:style-name="co1" table:default-cell-style-name="ce6"/>
        <table:table-column table:style-name="co1" table:number-columns-repeated="11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10"/>
          <table:table-cell office:value-type="string" calcext:value-type="string">
            <text:p>rel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office:value-type="string" calcext:value-type="string">
            <text:p>R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</text:p>
          </table:table-cell>
          <table:table-cell table:formula="of:=2.3*LOG([.H6]/[.H75]) / (( 1/[.F6]) -(1/[.F75]))" office:value-type="float" office:value="2645.55891489134" calcext:value-type="float">
            <text:p>2645.558914891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2684.81" calcext:value-type="float">
            <text:p>2684.8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ABS([.S2]/[.R2])" office:value-type="float" office:value="0.011173975067137" calcext:value-type="float">
            <text:p>0.0111739751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office:value-type="string" calcext:value-type="string">
            <text:p>alpha Pt</text:p>
          </table:table-cell>
          <table:table-cell table:formula="of:=3.85/1000" office:value-type="float" office:value="0.00385" calcext:value-type="float">
            <text:p>0.00385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float" office:value="-4.15587" calcext:value-type="float">
            <text:p>-4.15587</text:p>
          </table:table-cell>
          <table:table-cell table:number-columns-repeated="2"/>
          <table:table-cell table:formula="of:=ABS([.S3]/[.R3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#Rt</text:p>
          </table:table-cell>
          <table:table-cell/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1/T</text:p>
          </table:table-cell>
          <table:table-cell table:style-name="Default" office:value-type="string" calcext:value-type="string">
            <text:p>R</text:p>
          </table:table-cell>
          <table:table-cell office:value-type="string" calcext:value-type="string">
            <text:p>dT</text:p>
          </table:table-cell>
          <table:table-cell table:style-name="Default" office:value-type="string" calcext:value-type="string">
            <text:p>log R</text:p>
          </table:table-cell>
          <table:table-cell table:number-columns-repeated="2"/>
          <table:table-cell office:value-type="string" calcext:value-type="string">
            <text:p>dRt</text:p>
          </table:table-cell>
          <table:table-cell office:value-type="string" calcext:value-type="string">
            <text:p>d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#Ohm</text:p>
          </table:table-cell>
          <table:table-cell/>
          <table:table-cell table:style-name="Default" office:value-type="string" calcext:value-type="string">
            <text:p>celsia</text:p>
          </table:table-cell>
          <table:table-cell table:style-name="Default" office:value-type="string" calcext:value-type="string">
            <text:p>kelvin</text:p>
          </table:table-cell>
          <table:table-cell table:style-name="Default"/>
          <table:table-cell table:style-name="Default" office:value-type="string" calcext:value-type="string">
            <text:p>kOhm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Ohm</text:p>
          </table:table-cell>
          <table:table-cell office:value-type="string" calcext:value-type="string">
            <text:p>kOhm</text:p>
          </table:table-cell>
          <table:table-cell table:number-columns-repeated="2"/>
          <table:table-cell office:value-type="string" calcext:value-type="string">
            <text:p>Rinfty</text:p>
          </table:table-cell>
          <table:table-cell table:formula="of:=10^[.R3]*1000" office:value-type="float" office:value="0.0698441441500089" calcext:value-type="float">
            <text:p>0.069844144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hm</text:p>
          </table:table-cell>
          <table:table-cell table:formula="of:=ABS([.S5]/[.R5])" office:value-type="float" office:value="0.0143175925794471" calcext:value-type="float">
            <text:p>0.0143175926</text:p>
          </table:table-cell>
        </table:table-row>
        <table:table-row table:style-name="ro1">
          <table:table-cell table:number-columns-repeated="2"/>
          <table:table-cell office:value-type="float" office:value="63.62" calcext:value-type="float">
            <text:p>63.62</text:p>
          </table:table-cell>
          <table:table-cell/>
          <table:table-cell table:formula="of:=([.C6]-[.$L$2])/([.$L$3]*[.$L$2])" office:value-type="float" office:value="-94.4935064935065" calcext:value-type="float">
            <text:p>-94.49</text:p>
          </table:table-cell>
          <table:table-cell table:formula="of:=[.E6]+273.15" office:value-type="float" office:value="178.656493506493" calcext:value-type="float">
            <text:p>179</text:p>
          </table:table-cell>
          <table:table-cell table:formula="of:=1/[.F6]" office:value-type="float" office:value="0.00559733363379627" calcext:value-type="float">
            <text:p>0.0055973</text:p>
          </table:table-cell>
          <table:table-cell table:style-name="ce3" office:value-type="float" office:value="198.37" calcext:value-type="float">
            <text:p>198</text:p>
          </table:table-cell>
          <table:table-cell table:formula="of:=[.M6]/[.$L$2]/[.$L$3]" office:value-type="float" office:value="0.460363636363636" calcext:value-type="float">
            <text:p>0.4603636364</text:p>
          </table:table-cell>
          <table:table-cell table:formula="of:=LOG([.H6])" office:value-type="float" office:value="2.29747599332421" calcext:value-type="float">
            <text:p>2.297</text:p>
          </table:table-cell>
          <table:table-cell table:number-columns-repeated="2"/>
          <table:table-cell table:formula="of:=0.002*[.C6]+0.05" office:value-type="float" office:value="0.17724" calcext:value-type="float">
            <text:p>0.17724</text:p>
          </table:table-cell>
          <table:table-cell table:formula="of:=0.0015*[.H6]+0.03" office:value-type="float" office:value="0.327555" calcext:value-type="float">
            <text:p>0.327555</text:p>
          </table:table-cell>
          <table:table-cell table:number-columns-repeated="2"/>
          <table:table-cell office:value-type="string" calcext:value-type="string">
            <text:p>t0</text:p>
          </table:table-cell>
          <table:table-cell table:formula="of:=[.E77]" office:value-type="float" office:value="23.974025974026" calcext:value-type="float">
            <text:p>23.974025974</text:p>
          </table:table-cell>
          <table:table-cell table:formula="of:=[.E78]" office:value-type="float" office:value="0.697298701298701" calcext:value-type="float">
            <text:p>0.6972987013</text:p>
          </table:table-cell>
          <table:table-cell office:value-type="string" calcext:value-type="string">
            <text:p>celsia</text:p>
          </table:table-cell>
          <table:table-cell table:formula="of:=ABS([.S6]/[.R6])" office:value-type="float" office:value="0.0290855904658721" calcext:value-type="float">
            <text:p>0.0290855905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.00</text:p>
          </table:table-cell>
          <table:table-cell/>
          <table:table-cell table:formula="of:=([.C7]-[.$L$2])/([.$L$3]*[.$L$2])" office:value-type="float" office:value="-93.5064935064935" calcext:value-type="float">
            <text:p>-93.51</text:p>
          </table:table-cell>
          <table:table-cell table:formula="of:=[.E7]+273.15" office:value-type="float" office:value="179.643506493506" calcext:value-type="float">
            <text:p>180</text:p>
          </table:table-cell>
          <table:table-cell table:formula="of:=1/[.F7]" office:value-type="float" office:value="0.00556658027623251" calcext:value-type="float">
            <text:p>0.0055666</text:p>
          </table:table-cell>
          <table:table-cell table:style-name="ce3" office:value-type="float" office:value="181.93" calcext:value-type="float">
            <text:p>182</text:p>
          </table:table-cell>
          <table:table-cell table:formula="of:=[.M7]/[.$L$2]/[.$L$3]" office:value-type="float" office:value="0.462337662337662" calcext:value-type="float">
            <text:p>0.4623376623</text:p>
          </table:table-cell>
          <table:table-cell table:formula="of:=LOG([.H7])" office:value-type="float" office:value="2.25990431951527" calcext:value-type="float">
            <text:p>2.260</text:p>
          </table:table-cell>
          <table:table-cell table:number-columns-repeated="2"/>
          <table:table-cell table:formula="of:=0.002*[.C7]+0.05" office:value-type="float" office:value="0.178" calcext:value-type="float">
            <text:p>0.178</text:p>
          </table:table-cell>
          <table:table-cell table:formula="of:=0.0015*[.H7]+0.03" office:value-type="float" office:value="0.302895" calcext:value-type="float">
            <text:p>0.302895</text:p>
          </table:table-cell>
          <table:table-cell table:number-columns-repeated="2"/>
          <table:table-cell office:value-type="string" calcext:value-type="string">
            <text:p>T0</text:p>
          </table:table-cell>
          <table:table-cell table:formula="of:=[.R6]+273.15" office:value-type="float" office:value="297.124025974026" calcext:value-type="float">
            <text:p>297.124025974</text:p>
          </table:table-cell>
          <table:table-cell table:formula="of:=[.S6]" office:value-type="float" office:value="0.697298701298701" calcext:value-type="float">
            <text:p>0.6972987013</text:p>
          </table:table-cell>
          <table:table-cell office:value-type="string" calcext:value-type="string">
            <text:p>K</text:p>
          </table:table-cell>
          <table:table-cell table:formula="of:=ABS([.S7]/[.R7])" office:value-type="float" office:value="0.00234682704979118" calcext:value-type="float">
            <text:p>0.002346827</text:p>
          </table:table-cell>
        </table:table-row>
        <table:table-row table:style-name="ro1">
          <table:table-cell table:number-columns-repeated="2"/>
          <table:table-cell office:value-type="float" office:value="65.02" calcext:value-type="float">
            <text:p>65.02</text:p>
          </table:table-cell>
          <table:table-cell/>
          <table:table-cell table:formula="of:=([.C8]-[.$L$2])/([.$L$3]*[.$L$2])" office:value-type="float" office:value="-90.8571428571429" calcext:value-type="float">
            <text:p>-90.86</text:p>
          </table:table-cell>
          <table:table-cell table:formula="of:=[.E8]+273.15" office:value-type="float" office:value="182.292857142857" calcext:value-type="float">
            <text:p>182</text:p>
          </table:table-cell>
          <table:table-cell table:formula="of:=1/[.F8]" office:value-type="float" office:value="0.00548567846087536" calcext:value-type="float">
            <text:p>0.0054857</text:p>
          </table:table-cell>
          <table:table-cell table:style-name="ce3" office:value-type="float" office:value="147.4" calcext:value-type="float">
            <text:p>147</text:p>
          </table:table-cell>
          <table:table-cell table:formula="of:=[.M8]/[.$L$2]/[.$L$3]" office:value-type="float" office:value="0.467636363636364" calcext:value-type="float">
            <text:p>0.4676363636</text:p>
          </table:table-cell>
          <table:table-cell table:formula="of:=LOG([.H8])" office:value-type="float" office:value="2.16849748352303" calcext:value-type="float">
            <text:p>2.168</text:p>
          </table:table-cell>
          <table:table-cell table:number-columns-repeated="2"/>
          <table:table-cell table:formula="of:=0.002*[.C8]+0.05" office:value-type="float" office:value="0.18004" calcext:value-type="float">
            <text:p>0.18004</text:p>
          </table:table-cell>
          <table:table-cell table:formula="of:=0.0015*[.H8]+0.03" office:value-type="float" office:value="0.2511" calcext:value-type="float">
            <text:p>0.25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6.02" calcext:value-type="float">
            <text:p>66.02</text:p>
          </table:table-cell>
          <table:table-cell/>
          <table:table-cell table:formula="of:=([.C9]-[.$L$2])/([.$L$3]*[.$L$2])" office:value-type="float" office:value="-88.2597402597403" calcext:value-type="float">
            <text:p>-88.26</text:p>
          </table:table-cell>
          <table:table-cell table:formula="of:=[.E9]+273.15" office:value-type="float" office:value="184.89025974026" calcext:value-type="float">
            <text:p>185</text:p>
          </table:table-cell>
          <table:table-cell table:formula="of:=1/[.F9]" office:value-type="float" office:value="0.00540861374420067" calcext:value-type="float">
            <text:p>0.0054086</text:p>
          </table:table-cell>
          <table:table-cell table:style-name="ce3" office:value-type="float" office:value="121.92" calcext:value-type="float">
            <text:p>122</text:p>
          </table:table-cell>
          <table:table-cell table:formula="of:=[.M9]/[.$L$2]/[.$L$3]" office:value-type="float" office:value="0.472831168831169" calcext:value-type="float">
            <text:p>0.4728311688</text:p>
          </table:table-cell>
          <table:table-cell table:formula="of:=LOG([.H9])" office:value-type="float" office:value="2.08607495399553" calcext:value-type="float">
            <text:p>2.086</text:p>
          </table:table-cell>
          <table:table-cell table:number-columns-repeated="2"/>
          <table:table-cell table:formula="of:=0.002*[.C9]+0.05" office:value-type="float" office:value="0.18204" calcext:value-type="float">
            <text:p>0.18204</text:p>
          </table:table-cell>
          <table:table-cell table:formula="of:=0.0015*[.H9]+0.03" office:value-type="float" office:value="0.21288" calcext:value-type="float">
            <text:p>0.21288</text:p>
          </table:table-cell>
          <table:table-cell table:number-columns-repeated="2"/>
          <table:table-cell office:value-type="string" calcext:value-type="string">
            <text:p>delta U</text:p>
          </table:table-cell>
          <table:table-cell table:formula="of:=[.R2]*2*0.8617/10000" office:value-type="float" office:value="0.4627001554" calcext:value-type="float">
            <text:p>0.4627001554</text:p>
          </table:table-cell>
          <table:table-cell table:formula="of:=[.S2]/[.R2]*[.R9]" office:value-type="float" office:value="0.0051702" calcext:value-type="float">
            <text:p>0.0051702</text:p>
          </table:table-cell>
          <table:table-cell office:value-type="string" calcext:value-type="string">
            <text:p>eV</text:p>
          </table:table-cell>
          <table:table-cell table:formula="of:=ABS([.S9]/[.R9])" office:value-type="float" office:value="0.011173975067137" calcext:value-type="float">
            <text:p>0.0111739751</text:p>
          </table:table-cell>
        </table:table-row>
        <table:table-row table:style-name="ro1">
          <table:table-cell table:number-columns-repeated="2"/>
          <table:table-cell office:value-type="float" office:value="67.01" calcext:value-type="float">
            <text:p>67.01</text:p>
          </table:table-cell>
          <table:table-cell/>
          <table:table-cell table:formula="of:=([.C10]-[.$L$2])/([.$L$3]*[.$L$2])" office:value-type="float" office:value="-85.6883116883117" calcext:value-type="float">
            <text:p>-85.69</text:p>
          </table:table-cell>
          <table:table-cell table:formula="of:=[.E10]+273.15" office:value-type="float" office:value="187.461688311688" calcext:value-type="float">
            <text:p>187</text:p>
          </table:table-cell>
          <table:table-cell table:formula="of:=1/[.F10]" office:value-type="float" office:value="0.00533442331073709" calcext:value-type="float">
            <text:p>0.0053344</text:p>
          </table:table-cell>
          <table:table-cell table:style-name="ce3" office:value-type="float" office:value="101.92" calcext:value-type="float">
            <text:p>102</text:p>
          </table:table-cell>
          <table:table-cell table:formula="of:=[.M10]/[.$L$2]/[.$L$3]" office:value-type="float" office:value="0.477974025974026" calcext:value-type="float">
            <text:p>0.477974026</text:p>
          </table:table-cell>
          <table:table-cell table:formula="of:=LOG([.H10])" office:value-type="float" office:value="2.00825941499127" calcext:value-type="float">
            <text:p>2.008</text:p>
          </table:table-cell>
          <table:table-cell table:number-columns-repeated="2"/>
          <table:table-cell table:formula="of:=0.002*[.C10]+0.05" office:value-type="float" office:value="0.18402" calcext:value-type="float">
            <text:p>0.18402</text:p>
          </table:table-cell>
          <table:table-cell table:formula="of:=0.0015*[.H10]+0.03" office:value-type="float" office:value="0.18288" calcext:value-type="float">
            <text:p>0.182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8.01" calcext:value-type="float">
            <text:p>68.01</text:p>
          </table:table-cell>
          <table:table-cell/>
          <table:table-cell table:formula="of:=([.C11]-[.$L$2])/([.$L$3]*[.$L$2])" office:value-type="float" office:value="-83.0909090909091" calcext:value-type="float">
            <text:p>-83.09</text:p>
          </table:table-cell>
          <table:table-cell table:formula="of:=[.E11]+273.15" office:value-type="float" office:value="190.059090909091" calcext:value-type="float">
            <text:p>190</text:p>
          </table:table-cell>
          <table:table-cell table:formula="of:=1/[.F11]" office:value-type="float" office:value="0.00526152153636429" calcext:value-type="float">
            <text:p>0.0052615</text:p>
          </table:table-cell>
          <table:table-cell table:style-name="ce3" office:value-type="float" office:value="85.82" calcext:value-type="float">
            <text:p>86</text:p>
          </table:table-cell>
          <table:table-cell table:formula="of:=[.M11]/[.$L$2]/[.$L$3]" office:value-type="float" office:value="0.483168831168831" calcext:value-type="float">
            <text:p>0.4831688312</text:p>
          </table:table-cell>
          <table:table-cell table:formula="of:=LOG([.H11])" office:value-type="float" office:value="1.93358851019665" calcext:value-type="float">
            <text:p>1.934</text:p>
          </table:table-cell>
          <table:table-cell table:number-columns-repeated="2"/>
          <table:table-cell table:formula="of:=0.002*[.C11]+0.05" office:value-type="float" office:value="0.18602" calcext:value-type="float">
            <text:p>0.18602</text:p>
          </table:table-cell>
          <table:table-cell table:formula="of:=0.0015*[.H11]+0.03" office:value-type="float" office:value="0.15873" calcext:value-type="float">
            <text:p>0.15873</text:p>
          </table:table-cell>
          <table:table-cell table:number-columns-repeated="2"/>
          <table:table-cell office:value-type="string" calcext:value-type="string">
            <text:p>delta U na mol</text:p>
          </table:table-cell>
          <table:table-cell table:formula="of:=[.R2]*2*8.314" office:value-type="float" office:value="44643.02068" calcext:value-type="float">
            <text:p>44643.02068</text:p>
          </table:table-cell>
          <table:table-cell table:formula="of:=[.S2]/[.R2]*[.R11]" office:value-type="float" office:value="498.84" calcext:value-type="float">
            <text:p>498.84</text:p>
          </table:table-cell>
          <table:table-cell office:value-type="string" calcext:value-type="string">
            <text:p>J/mol</text:p>
          </table:table-cell>
          <table:table-cell table:formula="of:=ABS([.S11]/[.R11])" office:value-type="float" office:value="0.011173975067137" calcext:value-type="float">
            <text:p>0.0111739751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.00</text:p>
          </table:table-cell>
          <table:table-cell/>
          <table:table-cell table:formula="of:=([.C12]-[.$L$2])/([.$L$3]*[.$L$2])" office:value-type="float" office:value="-80.5194805194805" calcext:value-type="float">
            <text:p>-80.52</text:p>
          </table:table-cell>
          <table:table-cell table:formula="of:=[.E12]+273.15" office:value-type="float" office:value="192.630519480519" calcext:value-type="float">
            <text:p>193</text:p>
          </table:table-cell>
          <table:table-cell table:formula="of:=1/[.F12]" office:value-type="float" office:value="0.00519128538248649" calcext:value-type="float">
            <text:p>0.0051913</text:p>
          </table:table-cell>
          <table:table-cell table:style-name="ce3" office:value-type="float" office:value="72.53" calcext:value-type="float">
            <text:p>73</text:p>
          </table:table-cell>
          <table:table-cell table:formula="of:=[.M12]/[.$L$2]/[.$L$3]" office:value-type="float" office:value="0.488311688311688" calcext:value-type="float">
            <text:p>0.4883116883</text:p>
          </table:table-cell>
          <table:table-cell table:formula="of:=LOG([.H12])" office:value-type="float" office:value="1.86051767746175" calcext:value-type="float">
            <text:p>1.861</text:p>
          </table:table-cell>
          <table:table-cell table:number-columns-repeated="2"/>
          <table:table-cell table:formula="of:=0.002*[.C12]+0.05" office:value-type="float" office:value="0.188" calcext:value-type="float">
            <text:p>0.188</text:p>
          </table:table-cell>
          <table:table-cell table:formula="of:=0.0015*[.H12]+0.03" office:value-type="float" office:value="0.138795" calcext:value-type="float">
            <text:p>0.1387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0" calcext:value-type="float">
            <text:p>70.00</text:p>
          </table:table-cell>
          <table:table-cell/>
          <table:table-cell table:formula="of:=([.C13]-[.$L$2])/([.$L$3]*[.$L$2])" office:value-type="float" office:value="-77.9220779220779" calcext:value-type="float">
            <text:p>-77.92</text:p>
          </table:table-cell>
          <table:table-cell table:formula="of:=[.E13]+273.15" office:value-type="float" office:value="195.227922077922" calcext:value-type="float">
            <text:p>195</text:p>
          </table:table-cell>
          <table:table-cell table:formula="of:=1/[.F13]" office:value-type="float" office:value="0.00512221812001291" calcext:value-type="float">
            <text:p>0.0051222</text:p>
          </table:table-cell>
          <table:table-cell table:style-name="ce3" office:value-type="float" office:value="61.8" calcext:value-type="float">
            <text:p>62</text:p>
          </table:table-cell>
          <table:table-cell table:formula="of:=[.M13]/[.$L$2]/[.$L$3]" office:value-type="float" office:value="0.493506493506493" calcext:value-type="float">
            <text:p>0.4935064935</text:p>
          </table:table-cell>
          <table:table-cell table:formula="of:=LOG([.H13])" office:value-type="float" office:value="1.79098847508882" calcext:value-type="float">
            <text:p>1.791</text:p>
          </table:table-cell>
          <table:table-cell table:number-columns-repeated="2"/>
          <table:table-cell table:formula="of:=0.002*[.C13]+0.05" office:value-type="float" office:value="0.19" calcext:value-type="float">
            <text:p>0.19</text:p>
          </table:table-cell>
          <table:table-cell table:formula="of:=0.0015*[.H13]+0.03" office:value-type="float" office:value="0.1227" calcext:value-type="float">
            <text:p>0.1227</text:p>
          </table:table-cell>
          <table:table-cell table:number-columns-repeated="2"/>
          <table:table-cell office:value-type="string" calcext:value-type="string">
            <text:p>Tm</text:p>
          </table:table-cell>
          <table:table-cell table:formula="of:=1/2*(  [.R2]-   SQRT( [.R2]*([.R2]-4*[.R7])         )            )" office:value-type="float" office:value="340.242524225899" calcext:value-type="float">
            <text:p>340.2425242259</text:p>
          </table:table-cell>
          <table:table-cell table:formula="of:=SQRT([.R26]^2  +[.U26]^2)" office:value-type="float" office:value="1.13540447824668" calcext:value-type="float">
            <text:p>1.1354044782</text:p>
          </table:table-cell>
          <table:table-cell office:value-type="string" calcext:value-type="string">
            <text:p>K</text:p>
          </table:table-cell>
          <table:table-cell table:formula="of:=ABS([.S13]/[.R13])" office:value-type="float" office:value="0.00333704460025945" calcext:value-type="float">
            <text:p>0.0033370446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.00</text:p>
          </table:table-cell>
          <table:table-cell/>
          <table:table-cell table:formula="of:=([.C14]-[.$L$2])/([.$L$3]*[.$L$2])" office:value-type="float" office:value="-75.3246753246753" calcext:value-type="float">
            <text:p>-75.32</text:p>
          </table:table-cell>
          <table:table-cell table:formula="of:=[.E14]+273.15" office:value-type="float" office:value="197.825324675325" calcext:value-type="float">
            <text:p>198</text:p>
          </table:table-cell>
          <table:table-cell table:formula="of:=1/[.F14]" office:value-type="float" office:value="0.00505496453318716" calcext:value-type="float">
            <text:p>0.0050550</text:p>
          </table:table-cell>
          <table:table-cell table:style-name="ce5" office:value-type="float" office:value="52.89" calcext:value-type="float">
            <text:p>52.9</text:p>
          </table:table-cell>
          <table:table-cell table:formula="of:=[.M14]/[.$L$2]/[.$L$3]" office:value-type="float" office:value="0.498701298701299" calcext:value-type="float">
            <text:p>0.4987012987</text:p>
          </table:table-cell>
          <table:table-cell table:formula="of:=LOG([.H14])" office:value-type="float" office:value="1.72337356701898" calcext:value-type="float">
            <text:p>1.723</text:p>
          </table:table-cell>
          <table:table-cell table:number-columns-repeated="2"/>
          <table:table-cell table:formula="of:=0.002*[.C14]+0.05" office:value-type="float" office:value="0.192" calcext:value-type="float">
            <text:p>0.192</text:p>
          </table:table-cell>
          <table:table-cell table:formula="of:=0.0015*[.H14]+0.03" office:value-type="float" office:value="0.109335" calcext:value-type="float">
            <text:p>0.109335</text:p>
          </table:table-cell>
          <table:table-cell table:number-columns-repeated="2"/>
          <table:table-cell office:value-type="string" calcext:value-type="string">
            <text:p>tm</text:p>
          </table:table-cell>
          <table:table-cell table:formula="of:=[.R13]-273.15" office:value-type="float" office:value="67.0925242258992" calcext:value-type="float">
            <text:p>67.0925242259</text:p>
          </table:table-cell>
          <table:table-cell/>
          <table:table-cell office:value-type="string" calcext:value-type="string">
            <text:p>celsia</text:p>
          </table:table-cell>
          <table:table-cell table:formula="of:=ABS([.S14]/[.R14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2.01" calcext:value-type="float">
            <text:p>72.01</text:p>
          </table:table-cell>
          <table:table-cell/>
          <table:table-cell table:formula="of:=([.C15]-[.$L$2])/([.$L$3]*[.$L$2])" office:value-type="float" office:value="-72.7012987012987" calcext:value-type="float">
            <text:p>-72.70</text:p>
          </table:table-cell>
          <table:table-cell table:formula="of:=[.E15]+273.15" office:value-type="float" office:value="200.448701298701" calcext:value-type="float">
            <text:p>200</text:p>
          </table:table-cell>
          <table:table-cell table:formula="of:=1/[.F15]" office:value-type="float" office:value="0.00498880757780434" calcext:value-type="float">
            <text:p>0.0049888</text:p>
          </table:table-cell>
          <table:table-cell table:style-name="ce5" office:value-type="float" office:value="45.36" calcext:value-type="float">
            <text:p>45.4</text:p>
          </table:table-cell>
          <table:table-cell table:formula="of:=[.M15]/[.$L$2]/[.$L$3]" office:value-type="float" office:value="0.503948051948052" calcext:value-type="float">
            <text:p>0.5039480519</text:p>
          </table:table-cell>
          <table:table-cell table:formula="of:=LOG([.H15])" office:value-type="float" office:value="1.65667304588485" calcext:value-type="float">
            <text:p>1.657</text:p>
          </table:table-cell>
          <table:table-cell table:number-columns-repeated="2"/>
          <table:table-cell table:formula="of:=0.002*[.C15]+0.05" office:value-type="float" office:value="0.19402" calcext:value-type="float">
            <text:p>0.19402</text:p>
          </table:table-cell>
          <table:table-cell table:formula="of:=0.0015*[.H15]+0.03" office:value-type="float" office:value="0.09804" calcext:value-type="float">
            <text:p>0.098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2.99" calcext:value-type="float">
            <text:p>72.99</text:p>
          </table:table-cell>
          <table:table-cell/>
          <table:table-cell table:formula="of:=([.C16]-[.$L$2])/([.$L$3]*[.$L$2])" office:value-type="float" office:value="-70.1558441558442" calcext:value-type="float">
            <text:p>-70.16</text:p>
          </table:table-cell>
          <table:table-cell table:formula="of:=[.E16]+273.15" office:value-type="float" office:value="202.994155844156" calcext:value-type="float">
            <text:p>203</text:p>
          </table:table-cell>
          <table:table-cell table:formula="of:=1/[.F16]" office:value-type="float" office:value="0.00492625019593041" calcext:value-type="float">
            <text:p>0.0049263</text:p>
          </table:table-cell>
          <table:table-cell table:style-name="ce5" office:value-type="float" office:value="39.13" calcext:value-type="float">
            <text:p>39.1</text:p>
          </table:table-cell>
          <table:table-cell table:formula="of:=[.M16]/[.$L$2]/[.$L$3]" office:value-type="float" office:value="0.509038961038961" calcext:value-type="float">
            <text:p>0.509038961</text:p>
          </table:table-cell>
          <table:table-cell table:formula="of:=LOG([.H16])" office:value-type="float" office:value="1.59250984790068" calcext:value-type="float">
            <text:p>1.593</text:p>
          </table:table-cell>
          <table:table-cell table:number-columns-repeated="2"/>
          <table:table-cell table:formula="of:=0.002*[.C16]+0.05" office:value-type="float" office:value="0.19598" calcext:value-type="float">
            <text:p>0.19598</text:p>
          </table:table-cell>
          <table:table-cell table:formula="of:=0.0015*[.H16]+0.03" office:value-type="float" office:value="0.088695" calcext:value-type="float">
            <text:p>0.088695</text:p>
          </table:table-cell>
          <table:table-cell table:number-columns-repeated="2"/>
          <table:table-cell office:value-type="string" calcext:value-type="string">
            <text:p>alpha</text:p>
          </table:table-cell>
          <table:table-cell table:formula="of:=-[.R2]/[.R7]/[.R7]" office:value-type="float" office:value="-0.0304115121206875" calcext:value-type="float">
            <text:p>-0.0304115121</text:p>
          </table:table-cell>
          <table:table-cell table:formula="of:=ABS([.R16])*SQRT(   ([.S2]/[.R2])^2  +  (2*[.S7]/[.R7])^2  )" office:value-type="float" office:value="0.000368579632380481" calcext:value-type="float">
            <text:p>0.0003685796</text:p>
          </table:table-cell>
          <table:table-cell office:value-type="string" calcext:value-type="string">
            <text:p>K^-1</text:p>
          </table:table-cell>
          <table:table-cell table:formula="of:=ABS([.S16]/[.R16])" office:value-type="float" office:value="0.0121197404100717" calcext:value-type="float">
            <text:p>0.0121197404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.00</text:p>
          </table:table-cell>
          <table:table-cell/>
          <table:table-cell table:formula="of:=([.C17]-[.$L$2])/([.$L$3]*[.$L$2])" office:value-type="float" office:value="-67.5324675324675" calcext:value-type="float">
            <text:p>-67.53</text:p>
          </table:table-cell>
          <table:table-cell table:formula="of:=[.E17]+273.15" office:value-type="float" office:value="205.617532467532" calcext:value-type="float">
            <text:p>206</text:p>
          </table:table-cell>
          <table:table-cell table:formula="of:=1/[.F17]" office:value-type="float" office:value="0.00486339850497867" calcext:value-type="float">
            <text:p>0.0048634</text:p>
          </table:table-cell>
          <table:table-cell table:style-name="ce5" office:value-type="float" office:value="33.79" calcext:value-type="float">
            <text:p>33.8</text:p>
          </table:table-cell>
          <table:table-cell table:formula="of:=[.M17]/[.$L$2]/[.$L$3]" office:value-type="float" office:value="0.514285714285714" calcext:value-type="float">
            <text:p>0.5142857143</text:p>
          </table:table-cell>
          <table:table-cell table:formula="of:=LOG([.H17])" office:value-type="float" office:value="1.5287881917749" calcext:value-type="float">
            <text:p>1.529</text:p>
          </table:table-cell>
          <table:table-cell table:number-columns-repeated="2"/>
          <table:table-cell table:formula="of:=0.002*[.C17]+0.05" office:value-type="float" office:value="0.198" calcext:value-type="float">
            <text:p>0.198</text:p>
          </table:table-cell>
          <table:table-cell table:formula="of:=0.0015*[.H17]+0.03" office:value-type="float" office:value="0.080685" calcext:value-type="float">
            <text:p>0.0806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5" calcext:value-type="float">
            <text:p>75.00</text:p>
          </table:table-cell>
          <table:table-cell/>
          <table:table-cell table:formula="of:=([.C18]-[.$L$2])/([.$L$3]*[.$L$2])" office:value-type="float" office:value="-64.9350649350649" calcext:value-type="float">
            <text:p>-64.94</text:p>
          </table:table-cell>
          <table:table-cell table:formula="of:=[.E18]+273.15" office:value-type="float" office:value="208.214935064935" calcext:value-type="float">
            <text:p>208</text:p>
          </table:table-cell>
          <table:table-cell table:formula="of:=1/[.F18]" office:value-type="float" office:value="0.00480272944728069" calcext:value-type="float">
            <text:p>0.0048027</text:p>
          </table:table-cell>
          <table:table-cell table:style-name="ce5" office:value-type="float" office:value="29.27" calcext:value-type="float">
            <text:p>29.3</text:p>
          </table:table-cell>
          <table:table-cell table:formula="of:=[.M18]/[.$L$2]/[.$L$3]" office:value-type="float" office:value="0.519480519480519" calcext:value-type="float">
            <text:p>0.5194805195</text:p>
          </table:table-cell>
          <table:table-cell table:formula="of:=LOG([.H18])" office:value-type="float" office:value="1.46642272243379" calcext:value-type="float">
            <text:p>1.466</text:p>
          </table:table-cell>
          <table:table-cell table:number-columns-repeated="2"/>
          <table:table-cell table:formula="of:=0.002*[.C18]+0.05" office:value-type="float" office:value="0.2" calcext:value-type="float">
            <text:p>0.2</text:p>
          </table:table-cell>
          <table:table-cell table:formula="of:=0.0015*[.H18]+0.03" office:value-type="float" office:value="0.073905" calcext:value-type="float">
            <text:p>0.0739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6" calcext:value-type="float">
            <text:p>76.00</text:p>
          </table:table-cell>
          <table:table-cell/>
          <table:table-cell table:formula="of:=([.C19]-[.$L$2])/([.$L$3]*[.$L$2])" office:value-type="float" office:value="-62.3376623376623" calcext:value-type="float">
            <text:p>-62.34</text:p>
          </table:table-cell>
          <table:table-cell table:formula="of:=[.E19]+273.15" office:value-type="float" office:value="210.812337662338" calcext:value-type="float">
            <text:p>211</text:p>
          </table:table-cell>
          <table:table-cell table:formula="of:=1/[.F19]" office:value-type="float" office:value="0.00474355538716961" calcext:value-type="float">
            <text:p>0.0047436</text:p>
          </table:table-cell>
          <table:table-cell table:style-name="ce5" office:value-type="float" office:value="25.43" calcext:value-type="float">
            <text:p>25.4</text:p>
          </table:table-cell>
          <table:table-cell table:formula="of:=[.M19]/[.$L$2]/[.$L$3]" office:value-type="float" office:value="0.524675324675325" calcext:value-type="float">
            <text:p>0.5246753247</text:p>
          </table:table-cell>
          <table:table-cell table:formula="of:=LOG([.H19])" office:value-type="float" office:value="1.40534636017571" calcext:value-type="float">
            <text:p>1.405</text:p>
          </table:table-cell>
          <table:table-cell table:number-columns-repeated="2"/>
          <table:table-cell table:formula="of:=0.002*[.C19]+0.05" office:value-type="float" office:value="0.202" calcext:value-type="float">
            <text:p>0.202</text:p>
          </table:table-cell>
          <table:table-cell table:formula="of:=0.0015*[.H19]+0.03" office:value-type="float" office:value="0.068145" calcext:value-type="float">
            <text:p>0.0681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7.01" calcext:value-type="float">
            <text:p>77.01</text:p>
          </table:table-cell>
          <table:table-cell/>
          <table:table-cell table:formula="of:=([.C20]-[.$L$2])/([.$L$3]*[.$L$2])" office:value-type="float" office:value="-59.7142857142857" calcext:value-type="float">
            <text:p>-59.71</text:p>
          </table:table-cell>
          <table:table-cell table:formula="of:=[.E20]+273.15" office:value-type="float" office:value="213.435714285714" calcext:value-type="float">
            <text:p>213</text:p>
          </table:table-cell>
          <table:table-cell table:formula="of:=1/[.F20]" office:value-type="float" office:value="0.00468525149760718" calcext:value-type="float">
            <text:p>0.0046853</text:p>
          </table:table-cell>
          <table:table-cell table:style-name="ce5" office:value-type="float" office:value="22.12" calcext:value-type="float">
            <text:p>22.1</text:p>
          </table:table-cell>
          <table:table-cell table:formula="of:=[.M20]/[.$L$2]/[.$L$3]" office:value-type="float" office:value="0.529922077922078" calcext:value-type="float">
            <text:p>0.5299220779</text:p>
          </table:table-cell>
          <table:table-cell table:formula="of:=LOG([.H20])" office:value-type="float" office:value="1.34478512263266" calcext:value-type="float">
            <text:p>1.345</text:p>
          </table:table-cell>
          <table:table-cell table:number-columns-repeated="2"/>
          <table:table-cell table:formula="of:=0.002*[.C20]+0.05" office:value-type="float" office:value="0.20402" calcext:value-type="float">
            <text:p>0.20402</text:p>
          </table:table-cell>
          <table:table-cell table:formula="of:=0.0015*[.H20]+0.03" office:value-type="float" office:value="0.06318" calcext:value-type="float">
            <text:p>0.063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8" calcext:value-type="float">
            <text:p>78.00</text:p>
          </table:table-cell>
          <table:table-cell/>
          <table:table-cell table:formula="of:=([.C21]-[.$L$2])/([.$L$3]*[.$L$2])" office:value-type="float" office:value="-57.1428571428571" calcext:value-type="float">
            <text:p>-57.14</text:p>
          </table:table-cell>
          <table:table-cell table:formula="of:=[.E21]+273.15" office:value-type="float" office:value="216.007142857143" calcext:value-type="float">
            <text:p>216</text:p>
          </table:table-cell>
          <table:table-cell table:formula="of:=1/[.F21]" office:value-type="float" office:value="0.00462947653847426" calcext:value-type="float">
            <text:p>0.0046295</text:p>
          </table:table-cell>
          <table:table-cell table:style-name="ce5" office:value-type="float" office:value="19.29" calcext:value-type="float">
            <text:p>19.3</text:p>
          </table:table-cell>
          <table:table-cell table:formula="of:=[.M21]/[.$L$2]/[.$L$3]" office:value-type="float" office:value="0.535064935064935" calcext:value-type="float">
            <text:p>0.5350649351</text:p>
          </table:table-cell>
          <table:table-cell table:formula="of:=LOG([.H21])" office:value-type="float" office:value="1.28533222764388" calcext:value-type="float">
            <text:p>1.285</text:p>
          </table:table-cell>
          <table:table-cell table:number-columns-repeated="2"/>
          <table:table-cell table:formula="of:=0.002*[.C21]+0.05" office:value-type="float" office:value="0.206" calcext:value-type="float">
            <text:p>0.206</text:p>
          </table:table-cell>
          <table:table-cell table:formula="of:=0.0015*[.H21]+0.03" office:value-type="float" office:value="0.058935" calcext:value-type="float">
            <text:p>0.058935</text:p>
          </table:table-cell>
          <table:table-cell table:number-columns-repeated="2"/>
          <table:table-cell office:value-type="string" calcext:value-type="string">
            <text:p>B+</text:p>
          </table:table-cell>
          <table:table-cell table:formula="of:=[.R2]+[.S2]" office:value-type="float" office:value="2714.81" calcext:value-type="float">
            <text:p>2714.81</text:p>
          </table:table-cell>
          <table:table-cell/>
          <table:table-cell office:value-type="string" calcext:value-type="string">
            <text:p>T0+</text:p>
          </table:table-cell>
          <table:table-cell table:formula="of:=[.R7]+[.S7]" office:value-type="float" office:value="297.821324675325" calcext:value-type="float">
            <text:p>297.8213246753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.00</text:p>
          </table:table-cell>
          <table:table-cell/>
          <table:table-cell table:formula="of:=([.C22]-[.$L$2])/([.$L$3]*[.$L$2])" office:value-type="float" office:value="-54.5454545454546" calcext:value-type="float">
            <text:p>-54.55</text:p>
          </table:table-cell>
          <table:table-cell table:formula="of:=[.E22]+273.15" office:value-type="float" office:value="218.604545454545" calcext:value-type="float">
            <text:p>219</text:p>
          </table:table-cell>
          <table:table-cell table:formula="of:=1/[.F22]" office:value-type="float" office:value="0.00457447029713264" calcext:value-type="float">
            <text:p>0.0045745</text:p>
          </table:table-cell>
          <table:table-cell table:style-name="ce5" office:value-type="float" office:value="16.82" calcext:value-type="float">
            <text:p>16.8</text:p>
          </table:table-cell>
          <table:table-cell table:formula="of:=[.M22]/[.$L$2]/[.$L$3]" office:value-type="float" office:value="0.54025974025974" calcext:value-type="float">
            <text:p>0.5402597403</text:p>
          </table:table-cell>
          <table:table-cell table:formula="of:=LOG([.H22])" office:value-type="float" office:value="1.22582599146189" calcext:value-type="float">
            <text:p>1.226</text:p>
          </table:table-cell>
          <table:table-cell table:number-columns-repeated="2"/>
          <table:table-cell table:formula="of:=0.002*[.C22]+0.05" office:value-type="float" office:value="0.208" calcext:value-type="float">
            <text:p>0.208</text:p>
          </table:table-cell>
          <table:table-cell table:formula="of:=0.0015*[.H22]+0.03" office:value-type="float" office:value="0.05523" calcext:value-type="float">
            <text:p>0.05523</text:p>
          </table:table-cell>
          <table:table-cell table:number-columns-repeated="2"/>
          <table:table-cell office:value-type="string" calcext:value-type="string">
            <text:p>B-</text:p>
          </table:table-cell>
          <table:table-cell table:formula="of:=[.R2]-[.S2]" office:value-type="float" office:value="2654.81" calcext:value-type="float">
            <text:p>2654.81</text:p>
          </table:table-cell>
          <table:table-cell/>
          <table:table-cell office:value-type="string" calcext:value-type="string">
            <text:p>T0-</text:p>
          </table:table-cell>
          <table:table-cell table:formula="of:=[.R7]-[.S7]" office:value-type="float" office:value="296.426727272727" calcext:value-type="float">
            <text:p>296.4267272727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.00</text:p>
          </table:table-cell>
          <table:table-cell/>
          <table:table-cell table:formula="of:=([.C23]-[.$L$2])/([.$L$3]*[.$L$2])" office:value-type="float" office:value="-51.948051948052" calcext:value-type="float">
            <text:p>-51.95</text:p>
          </table:table-cell>
          <table:table-cell table:formula="of:=[.E23]+273.15" office:value-type="float" office:value="221.201948051948" calcext:value-type="float">
            <text:p>221</text:p>
          </table:table-cell>
          <table:table-cell table:formula="of:=1/[.F23]" office:value-type="float" office:value="0.00452075584689316" calcext:value-type="float">
            <text:p>0.0045208</text:p>
          </table:table-cell>
          <table:table-cell table:style-name="ce5" office:value-type="float" office:value="14.71" calcext:value-type="float">
            <text:p>14.7</text:p>
          </table:table-cell>
          <table:table-cell table:formula="of:=[.M23]/[.$L$2]/[.$L$3]" office:value-type="float" office:value="0.545454545454546" calcext:value-type="float">
            <text:p>0.5454545455</text:p>
          </table:table-cell>
          <table:table-cell table:formula="of:=LOG([.H23])" office:value-type="float" office:value="1.16761267272753" calcext:value-type="float">
            <text:p>1.168</text:p>
          </table:table-cell>
          <table:table-cell table:number-columns-repeated="2"/>
          <table:table-cell table:formula="of:=0.002*[.C23]+0.05" office:value-type="float" office:value="0.21" calcext:value-type="float">
            <text:p>0.21</text:p>
          </table:table-cell>
          <table:table-cell table:formula="of:=0.0015*[.H23]+0.03" office:value-type="float" office:value="0.052065" calcext:value-type="float">
            <text:p>0.0520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1.01" calcext:value-type="float">
            <text:p>81.01</text:p>
          </table:table-cell>
          <table:table-cell/>
          <table:table-cell table:formula="of:=([.C24]-[.$L$2])/([.$L$3]*[.$L$2])" office:value-type="float" office:value="-49.3246753246753" calcext:value-type="float">
            <text:p>-49.32</text:p>
          </table:table-cell>
          <table:table-cell table:formula="of:=[.E24]+273.15" office:value-type="float" office:value="223.825324675325" calcext:value-type="float">
            <text:p>224</text:p>
          </table:table-cell>
          <table:table-cell table:formula="of:=1/[.F24]" office:value-type="float" office:value="0.00446776968357166" calcext:value-type="float">
            <text:p>0.0044678</text:p>
          </table:table-cell>
          <table:table-cell table:style-name="ce5" office:value-type="float" office:value="12.86" calcext:value-type="float">
            <text:p>12.9</text:p>
          </table:table-cell>
          <table:table-cell table:formula="of:=[.M24]/[.$L$2]/[.$L$3]" office:value-type="float" office:value="0.550701298701299" calcext:value-type="float">
            <text:p>0.5507012987</text:p>
          </table:table-cell>
          <table:table-cell table:formula="of:=LOG([.H24])" office:value-type="float" office:value="1.1092409685882" calcext:value-type="float">
            <text:p>1.109</text:p>
          </table:table-cell>
          <table:table-cell table:number-columns-repeated="2"/>
          <table:table-cell table:formula="of:=0.002*[.C24]+0.05" office:value-type="float" office:value="0.21202" calcext:value-type="float">
            <text:p>0.21202</text:p>
          </table:table-cell>
          <table:table-cell table:formula="of:=0.0015*[.H24]+0.03" office:value-type="float" office:value="0.04929" calcext:value-type="float">
            <text:p>0.04929</text:p>
          </table:table-cell>
          <table:table-cell table:number-columns-repeated="2"/>
          <table:table-cell office:value-type="string" calcext:value-type="string">
            <text:p>Tm+</text:p>
          </table:table-cell>
          <table:table-cell table:formula="of:=1/2*(  [.R21]-   SQRT( [.R21]*([.R21]-4*[.R7])         )            )" office:value-type="float" office:value="339.606858387207" calcext:value-type="float">
            <text:p>339.6068583872</text:p>
          </table:table-cell>
          <table:table-cell/>
          <table:table-cell office:value-type="string" calcext:value-type="string">
            <text:p>Tm+</text:p>
          </table:table-cell>
          <table:table-cell table:formula="of:=1/2*(  [.R2]-   SQRT( [.R2]*([.R2]-4*[.U21])         )            )" office:value-type="float" office:value="341.176997333554" calcext:value-type="float">
            <text:p>341.1769973336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.00</text:p>
          </table:table-cell>
          <table:table-cell/>
          <table:table-cell table:formula="of:=([.C25]-[.$L$2])/([.$L$3]*[.$L$2])" office:value-type="float" office:value="-46.7532467532468" calcext:value-type="float">
            <text:p>-46.75</text:p>
          </table:table-cell>
          <table:table-cell table:formula="of:=[.E25]+273.15" office:value-type="float" office:value="226.396753246753" calcext:value-type="float">
            <text:p>226</text:p>
          </table:table-cell>
          <table:table-cell table:formula="of:=1/[.F25]" office:value-type="float" office:value="0.00441702447433107" calcext:value-type="float">
            <text:p>0.0044170</text:p>
          </table:table-cell>
          <table:table-cell table:style-name="ce5" office:value-type="float" office:value="11.23" calcext:value-type="float">
            <text:p>11.2</text:p>
          </table:table-cell>
          <table:table-cell table:formula="of:=[.M25]/[.$L$2]/[.$L$3]" office:value-type="float" office:value="0.555844155844156" calcext:value-type="float">
            <text:p>0.5558441558</text:p>
          </table:table-cell>
          <table:table-cell table:formula="of:=LOG([.H25])" office:value-type="float" office:value="1.05037975626146" calcext:value-type="float">
            <text:p>1.050</text:p>
          </table:table-cell>
          <table:table-cell table:number-columns-repeated="2"/>
          <table:table-cell table:formula="of:=0.002*[.C25]+0.05" office:value-type="float" office:value="0.214" calcext:value-type="float">
            <text:p>0.214</text:p>
          </table:table-cell>
          <table:table-cell table:formula="of:=0.0015*[.H25]+0.03" office:value-type="float" office:value="0.046845" calcext:value-type="float">
            <text:p>0.046845</text:p>
          </table:table-cell>
          <table:table-cell table:number-columns-repeated="2"/>
          <table:table-cell office:value-type="string" calcext:value-type="string">
            <text:p>Tm-</text:p>
          </table:table-cell>
          <table:table-cell table:formula="of:=1/2*(  [.R22]-   SQRT( [.R22]*([.R22]-4*[.R7])         )            )" office:value-type="float" office:value="340.897930269176" calcext:value-type="float">
            <text:p>340.8979302692</text:p>
          </table:table-cell>
          <table:table-cell/>
          <table:table-cell office:value-type="string" calcext:value-type="string">
            <text:p>Tm-</text:p>
          </table:table-cell>
          <table:table-cell table:formula="of:=1/2*(  [.R2]-   SQRT( [.R2]*([.R2]-4*[.U22])         )            )" office:value-type="float" office:value="339.308921662581" calcext:value-type="float">
            <text:p>339.3089216626</text:p>
          </table:table-cell>
        </table:table-row>
        <table:table-row table:style-name="ro1">
          <table:table-cell table:number-columns-repeated="2"/>
          <table:table-cell office:value-type="float" office:value="83.01" calcext:value-type="float">
            <text:p>83.01</text:p>
          </table:table-cell>
          <table:table-cell/>
          <table:table-cell table:formula="of:=([.C26]-[.$L$2])/([.$L$3]*[.$L$2])" office:value-type="float" office:value="-44.1298701298701" calcext:value-type="float">
            <text:p>-44.13</text:p>
          </table:table-cell>
          <table:table-cell table:formula="of:=[.E26]+273.15" office:value-type="float" office:value="229.02012987013" calcext:value-type="float">
            <text:p>229</text:p>
          </table:table-cell>
          <table:table-cell table:formula="of:=1/[.F26]" office:value-type="float" office:value="0.00436642840333323" calcext:value-type="float">
            <text:p>0.0043664</text:p>
          </table:table-cell>
          <table:table-cell office:value-type="float" office:value="9.03" calcext:value-type="float">
            <text:p>9.03</text:p>
          </table:table-cell>
          <table:table-cell table:formula="of:=[.M26]/[.$L$2]/[.$L$3]" office:value-type="float" office:value="0.561090909090909" calcext:value-type="float">
            <text:p>0.5610909091</text:p>
          </table:table-cell>
          <table:table-cell table:formula="of:=LOG([.H26])" office:value-type="float" office:value="0.955687750313506" calcext:value-type="float">
            <text:p>0.956</text:p>
          </table:table-cell>
          <table:table-cell table:number-columns-repeated="2"/>
          <table:table-cell table:formula="of:=0.002*[.C26]+0.05" office:value-type="float" office:value="0.21602" calcext:value-type="float">
            <text:p>0.21602</text:p>
          </table:table-cell>
          <table:table-cell table:formula="of:=0.0015*[.H26]+0.003" office:value-type="float" office:value="0.016545" calcext:value-type="float">
            <text:p>0.016545</text:p>
          </table:table-cell>
          <table:table-cell table:number-columns-repeated="2"/>
          <table:table-cell office:value-type="string" calcext:value-type="string">
            <text:p>chyba z B</text:p>
          </table:table-cell>
          <table:table-cell table:formula="of:=([.R25]-[.R24])/2" office:value-type="float" office:value="0.645535940984587" calcext:value-type="float">
            <text:p>0.645535941</text:p>
          </table:table-cell>
          <table:table-cell/>
          <table:table-cell office:value-type="string" calcext:value-type="string">
            <text:p>chyba z T0</text:p>
          </table:table-cell>
          <table:table-cell table:formula="of:=([.U24]-[.U25])/2" office:value-type="float" office:value="0.934037835486208" calcext:value-type="float">
            <text:p>0.9340378355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.00</text:p>
          </table:table-cell>
          <table:table-cell/>
          <table:table-cell table:formula="of:=([.C27]-[.$L$2])/([.$L$3]*[.$L$2])" office:value-type="float" office:value="-41.5584415584416" calcext:value-type="float">
            <text:p>-41.56</text:p>
          </table:table-cell>
          <table:table-cell table:formula="of:=[.E27]+273.15" office:value-type="float" office:value="231.591558441558" calcext:value-type="float">
            <text:p>232</text:p>
          </table:table-cell>
          <table:table-cell table:formula="of:=1/[.F27]" office:value-type="float" office:value="0.00431794667616241" calcext:value-type="float">
            <text:p>0.0043179</text:p>
          </table:table-cell>
          <table:table-cell office:value-type="float" office:value="7.861" calcext:value-type="float">
            <text:p>7.86</text:p>
          </table:table-cell>
          <table:table-cell table:formula="of:=[.M27]/[.$L$2]/[.$L$3]" office:value-type="float" office:value="0.566233766233766" calcext:value-type="float">
            <text:p>0.5662337662</text:p>
          </table:table-cell>
          <table:table-cell table:formula="of:=LOG([.H27])" office:value-type="float" office:value="0.895477796275715" calcext:value-type="float">
            <text:p>0.895</text:p>
          </table:table-cell>
          <table:table-cell table:number-columns-repeated="2"/>
          <table:table-cell table:formula="of:=0.002*[.C27]+0.05" office:value-type="float" office:value="0.218" calcext:value-type="float">
            <text:p>0.218</text:p>
          </table:table-cell>
          <table:table-cell table:formula="of:=0.0015*[.H27]+0.003" office:value-type="float" office:value="0.0147915" calcext:value-type="float">
            <text:p>0.01479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5" calcext:value-type="float">
            <text:p>85.00</text:p>
          </table:table-cell>
          <table:table-cell/>
          <table:table-cell table:formula="of:=([.C28]-[.$L$2])/([.$L$3]*[.$L$2])" office:value-type="float" office:value="-38.961038961039" calcext:value-type="float">
            <text:p>-38.96</text:p>
          </table:table-cell>
          <table:table-cell table:formula="of:=[.E28]+273.15" office:value-type="float" office:value="234.188961038961" calcext:value-type="float">
            <text:p>234</text:p>
          </table:table-cell>
          <table:table-cell table:formula="of:=1/[.F28]" office:value-type="float" office:value="0.00427005609300959" calcext:value-type="float">
            <text:p>0.0042701</text:p>
          </table:table-cell>
          <table:table-cell office:value-type="float" office:value="6.914" calcext:value-type="float">
            <text:p>6.91</text:p>
          </table:table-cell>
          <table:table-cell table:formula="of:=[.M28]/[.$L$2]/[.$L$3]" office:value-type="float" office:value="0.571428571428571" calcext:value-type="float">
            <text:p>0.5714285714</text:p>
          </table:table-cell>
          <table:table-cell table:formula="of:=LOG([.H28])" office:value-type="float" office:value="0.839729375206388" calcext:value-type="float">
            <text:p>0.840</text:p>
          </table:table-cell>
          <table:table-cell table:number-columns-repeated="2"/>
          <table:table-cell table:formula="of:=0.002*[.C28]+0.05" office:value-type="float" office:value="0.22" calcext:value-type="float">
            <text:p>0.22</text:p>
          </table:table-cell>
          <table:table-cell table:formula="of:=0.0015*[.H28]+0.003" office:value-type="float" office:value="0.013371" calcext:value-type="float">
            <text:p>0.0133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6.01" calcext:value-type="float">
            <text:p>86.01</text:p>
          </table:table-cell>
          <table:table-cell/>
          <table:table-cell table:formula="of:=([.C29]-[.$L$2])/([.$L$3]*[.$L$2])" office:value-type="float" office:value="-36.3376623376623" calcext:value-type="float">
            <text:p>-36.34</text:p>
          </table:table-cell>
          <table:table-cell table:formula="of:=[.E29]+273.15" office:value-type="float" office:value="236.812337662338" calcext:value-type="float">
            <text:p>237</text:p>
          </table:table-cell>
          <table:table-cell table:formula="of:=1/[.F29]" office:value-type="float" office:value="0.00422275296072566" calcext:value-type="float">
            <text:p>0.0042228</text:p>
          </table:table-cell>
          <table:table-cell office:value-type="float" office:value="6.119" calcext:value-type="float">
            <text:p>6.12</text:p>
          </table:table-cell>
          <table:table-cell table:formula="of:=[.M29]/[.$L$2]/[.$L$3]" office:value-type="float" office:value="0.576675324675325" calcext:value-type="float">
            <text:p>0.5766753247</text:p>
          </table:table-cell>
          <table:table-cell table:formula="of:=LOG([.H29])" office:value-type="float" office:value="0.786680453196649" calcext:value-type="float">
            <text:p>0.787</text:p>
          </table:table-cell>
          <table:table-cell table:number-columns-repeated="2"/>
          <table:table-cell table:formula="of:=0.002*[.C29]+0.05" office:value-type="float" office:value="0.22202" calcext:value-type="float">
            <text:p>0.22202</text:p>
          </table:table-cell>
          <table:table-cell table:formula="of:=0.0015*[.H29]+0.003" office:value-type="float" office:value="0.0121785" calcext:value-type="float">
            <text:p>0.0121785</text:p>
          </table:table-cell>
          <table:table-cell table:number-columns-repeated="2"/>
          <table:table-cell office:value-type="string" calcext:value-type="string">
            <text:p>Um</text:p>
          </table:table-cell>
          <table:table-cell office:value-type="float" office:value="1.086" calcext:value-type="float">
            <text:p>1.086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V</text:p>
          </table:table-cell>
          <table:table-cell table:formula="of:=[.S29]/[.R29]" office:value-type="float" office:value="0.00460405156537753" calcext:value-type="float">
            <text:p>0.0046040516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.00</text:p>
          </table:table-cell>
          <table:table-cell/>
          <table:table-cell table:formula="of:=([.C30]-[.$L$2])/([.$L$3]*[.$L$2])" office:value-type="float" office:value="-33.7662337662338" calcext:value-type="float">
            <text:p>-33.77</text:p>
          </table:table-cell>
          <table:table-cell table:formula="of:=[.E30]+273.15" office:value-type="float" office:value="239.383766233766" calcext:value-type="float">
            <text:p>239</text:p>
          </table:table-cell>
          <table:table-cell table:formula="of:=1/[.F30]" office:value-type="float" office:value="0.00417739271017846" calcext:value-type="float">
            <text:p>0.0041774</text:p>
          </table:table-cell>
          <table:table-cell office:value-type="float" office:value="5.445" calcext:value-type="float">
            <text:p>5.45</text:p>
          </table:table-cell>
          <table:table-cell table:formula="of:=[.M30]/[.$L$2]/[.$L$3]" office:value-type="float" office:value="0.581818181818182" calcext:value-type="float">
            <text:p>0.5818181818</text:p>
          </table:table-cell>
          <table:table-cell table:formula="of:=LOG([.H30])" office:value-type="float" office:value="0.735997884091794" calcext:value-type="float">
            <text:p>0.736</text:p>
          </table:table-cell>
          <table:table-cell table:number-columns-repeated="2"/>
          <table:table-cell table:formula="of:=0.002*[.C30]+0.05" office:value-type="float" office:value="0.224" calcext:value-type="float">
            <text:p>0.224</text:p>
          </table:table-cell>
          <table:table-cell table:formula="of:=0.0015*[.H30]+0.003" office:value-type="float" office:value="0.0111675" calcext:value-type="float">
            <text:p>0.0111675</text:p>
          </table:table-cell>
          <table:table-cell table:number-columns-repeated="2"/>
          <table:table-cell office:value-type="string" calcext:value-type="string">
            <text:p>Im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</text:p>
          </table:table-cell>
          <table:table-cell table:formula="of:=[.S30]/[.R30]" office:value-type="float" office:value="0.05" calcext:value-type="float">
            <text:p>0.05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.00</text:p>
          </table:table-cell>
          <table:table-cell/>
          <table:table-cell table:formula="of:=([.C31]-[.$L$2])/([.$L$3]*[.$L$2])" office:value-type="float" office:value="-31.1688311688312" calcext:value-type="float">
            <text:p>-31.17</text:p>
          </table:table-cell>
          <table:table-cell table:formula="of:=[.E31]+273.15" office:value-type="float" office:value="241.981168831169" calcext:value-type="float">
            <text:p>242</text:p>
          </table:table-cell>
          <table:table-cell table:formula="of:=1/[.F31]" office:value-type="float" office:value="0.00413255297852414" calcext:value-type="float">
            <text:p>0.0041326</text:p>
          </table:table-cell>
          <table:table-cell office:value-type="float" office:value="4.849" calcext:value-type="float">
            <text:p>4.85</text:p>
          </table:table-cell>
          <table:table-cell table:formula="of:=[.M31]/[.$L$2]/[.$L$3]" office:value-type="float" office:value="0.587012987012987" calcext:value-type="float">
            <text:p>0.587012987</text:p>
          </table:table-cell>
          <table:table-cell table:formula="of:=LOG([.H31])" office:value-type="float" office:value="0.685652184115524" calcext:value-type="float">
            <text:p>0.686</text:p>
          </table:table-cell>
          <table:table-cell table:number-columns-repeated="2"/>
          <table:table-cell table:formula="of:=0.002*[.C31]+0.05" office:value-type="float" office:value="0.226" calcext:value-type="float">
            <text:p>0.226</text:p>
          </table:table-cell>
          <table:table-cell table:formula="of:=0.0015*[.H31]+0.003" office:value-type="float" office:value="0.0102735" calcext:value-type="float">
            <text:p>0.01027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" calcext:value-type="float">
            <text:p>89.00</text:p>
          </table:table-cell>
          <table:table-cell/>
          <table:table-cell table:formula="of:=([.C32]-[.$L$2])/([.$L$3]*[.$L$2])" office:value-type="float" office:value="-28.5714285714286" calcext:value-type="float">
            <text:p>-28.57</text:p>
          </table:table-cell>
          <table:table-cell table:formula="of:=[.E32]+273.15" office:value-type="float" office:value="244.578571428571" calcext:value-type="float">
            <text:p>245</text:p>
          </table:table-cell>
          <table:table-cell table:formula="of:=1/[.F32]" office:value-type="float" office:value="0.00408866563476534" calcext:value-type="float">
            <text:p>0.0040887</text:p>
          </table:table-cell>
          <table:table-cell office:value-type="float" office:value="4.335" calcext:value-type="float">
            <text:p>4.34</text:p>
          </table:table-cell>
          <table:table-cell table:formula="of:=[.M32]/[.$L$2]/[.$L$3]" office:value-type="float" office:value="0.592207792207792" calcext:value-type="float">
            <text:p>0.5922077922</text:p>
          </table:table-cell>
          <table:table-cell table:formula="of:=LOG([.H32])" office:value-type="float" office:value="0.636989101812229" calcext:value-type="float">
            <text:p>0.637</text:p>
          </table:table-cell>
          <table:table-cell table:number-columns-repeated="2"/>
          <table:table-cell table:formula="of:=0.002*[.C32]+0.05" office:value-type="float" office:value="0.228" calcext:value-type="float">
            <text:p>0.228</text:p>
          </table:table-cell>
          <table:table-cell table:formula="of:=0.0015*[.H32]+0.003" office:value-type="float" office:value="0.0095025" calcext:value-type="float">
            <text:p>0.0095025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formula="of:=([.R13]-[.R7])/[.R29]/[.R30]*1000" office:value-type="float" office:value="6617.32631244217" calcext:value-type="float">
            <text:p>6617.3263124422</text:p>
          </table:table-cell>
          <table:table-cell table:formula="of:=[.R32]*SQRT(  ([.S34]/[.R34])^2  + ([.S29]/[.R29])^2   +([.S30]/[.R30])^2   )" office:value-type="float" office:value="405.358951077699" calcext:value-type="float">
            <text:p>405.3589510777</text:p>
          </table:table-cell>
          <table:table-cell/>
          <table:table-cell table:formula="of:=[.S32]/[.R32]" office:value-type="float" office:value="0.06125721053162" calcext:value-type="float">
            <text:p>0.0612572105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.00</text:p>
          </table:table-cell>
          <table:table-cell/>
          <table:table-cell table:formula="of:=([.C33]-[.$L$2])/([.$L$3]*[.$L$2])" office:value-type="float" office:value="-25.974025974026" calcext:value-type="float">
            <text:p>-25.97</text:p>
          </table:table-cell>
          <table:table-cell table:formula="of:=[.E33]+273.15" office:value-type="float" office:value="247.175974025974" calcext:value-type="float">
            <text:p>247</text:p>
          </table:table-cell>
          <table:table-cell table:formula="of:=1/[.F33]" office:value-type="float" office:value="0.00404570065493063" calcext:value-type="float">
            <text:p>0.0040457</text:p>
          </table:table-cell>
          <table:table-cell office:value-type="float" office:value="3.879" calcext:value-type="float">
            <text:p>3.88</text:p>
          </table:table-cell>
          <table:table-cell table:formula="of:=[.M33]/[.$L$2]/[.$L$3]" office:value-type="float" office:value="0.597402597402597" calcext:value-type="float">
            <text:p>0.5974025974</text:p>
          </table:table-cell>
          <table:table-cell table:formula="of:=LOG([.H33])" office:value-type="float" office:value="0.588719779600056" calcext:value-type="float">
            <text:p>0.589</text:p>
          </table:table-cell>
          <table:table-cell table:number-columns-repeated="2"/>
          <table:table-cell table:formula="of:=0.002*[.C33]+0.05" office:value-type="float" office:value="0.23" calcext:value-type="float">
            <text:p>0.23</text:p>
          </table:table-cell>
          <table:table-cell table:formula="of:=0.0015*[.H33]+0.003" office:value-type="float" office:value="0.0088185" calcext:value-type="float">
            <text:p>0.00881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1.01" calcext:value-type="float">
            <text:p>91.01</text:p>
          </table:table-cell>
          <table:table-cell/>
          <table:table-cell table:formula="of:=([.C34]-[.$L$2])/([.$L$3]*[.$L$2])" office:value-type="float" office:value="-23.3506493506493" calcext:value-type="float">
            <text:p>-23.35</text:p>
          </table:table-cell>
          <table:table-cell table:formula="of:=[.E34]+273.15" office:value-type="float" office:value="249.799350649351" calcext:value-type="float">
            <text:p>250</text:p>
          </table:table-cell>
          <table:table-cell table:formula="of:=1/[.F34]" office:value-type="float" office:value="0.00400321296833043" calcext:value-type="float">
            <text:p>0.0040032</text:p>
          </table:table-cell>
          <table:table-cell office:value-type="float" office:value="3.475" calcext:value-type="float">
            <text:p>3.48</text:p>
          </table:table-cell>
          <table:table-cell table:formula="of:=[.M34]/[.$L$2]/[.$L$3]" office:value-type="float" office:value="0.602649350649351" calcext:value-type="float">
            <text:p>0.6026493506</text:p>
          </table:table-cell>
          <table:table-cell table:formula="of:=LOG([.H34])" office:value-type="float" office:value="0.540954808926133" calcext:value-type="float">
            <text:p>0.541</text:p>
          </table:table-cell>
          <table:table-cell table:number-columns-repeated="2"/>
          <table:table-cell table:formula="of:=0.002*[.C34]+0.05" office:value-type="float" office:value="0.23202" calcext:value-type="float">
            <text:p>0.23202</text:p>
          </table:table-cell>
          <table:table-cell table:formula="of:=0.0015*[.H34]+0.003" office:value-type="float" office:value="0.0082125" calcext:value-type="float">
            <text:p>0.0082125</text:p>
          </table:table-cell>
          <table:table-cell table:number-columns-repeated="2"/>
          <table:table-cell office:value-type="string" calcext:value-type="string">
            <text:p>Tm-T0</text:p>
          </table:table-cell>
          <table:table-cell table:formula="of:=[.R13]-[.R7]" office:value-type="float" office:value="43.1184982518732" calcext:value-type="float">
            <text:p>43.1184982519</text:p>
          </table:table-cell>
          <table:table-cell table:formula="of:=SQRT([.S13]^2+[.S7]^0)" office:value-type="float" office:value="1.51299151657325" calcext:value-type="float">
            <text:p>1.5129915166</text:p>
          </table:table-cell>
          <table:table-cell/>
          <table:table-cell table:formula="of:=[.S34]/[.R34]" office:value-type="float" office:value="0.0350891514758986" calcext:value-type="float">
            <text:p>0.0350891515</text:p>
          </table:table-cell>
        </table:table-row>
        <table:table-row table:style-name="ro1">
          <table:table-cell table:number-columns-repeated="2"/>
          <table:table-cell office:value-type="float" office:value="91.99" calcext:value-type="float">
            <text:p>91.99</text:p>
          </table:table-cell>
          <table:table-cell/>
          <table:table-cell table:formula="of:=([.C35]-[.$L$2])/([.$L$3]*[.$L$2])" office:value-type="float" office:value="-20.8051948051948" calcext:value-type="float">
            <text:p>-20.81</text:p>
          </table:table-cell>
          <table:table-cell table:formula="of:=[.E35]+273.15" office:value-type="float" office:value="252.344805194805" calcext:value-type="float">
            <text:p>252</text:p>
          </table:table-cell>
          <table:table-cell table:formula="of:=1/[.F35]" office:value-type="float" office:value="0.00396283172632787" calcext:value-type="float">
            <text:p>0.0039628</text:p>
          </table:table-cell>
          <table:table-cell office:value-type="float" office:value="3.131" calcext:value-type="float">
            <text:p>3.13</text:p>
          </table:table-cell>
          <table:table-cell table:formula="of:=[.M35]/[.$L$2]/[.$L$3]" office:value-type="float" office:value="0.60774025974026" calcext:value-type="float">
            <text:p>0.6077402597</text:p>
          </table:table-cell>
          <table:table-cell table:formula="of:=LOG([.H35])" office:value-type="float" office:value="0.495683067616915" calcext:value-type="float">
            <text:p>0.496</text:p>
          </table:table-cell>
          <table:table-cell table:number-columns-repeated="2"/>
          <table:table-cell table:formula="of:=0.002*[.C35]+0.05" office:value-type="float" office:value="0.23398" calcext:value-type="float">
            <text:p>0.23398</text:p>
          </table:table-cell>
          <table:table-cell table:formula="of:=0.0015*[.H35]+0.003" office:value-type="float" office:value="0.0076965" calcext:value-type="float">
            <text:p>0.00769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3.01" calcext:value-type="float">
            <text:p>93.01</text:p>
          </table:table-cell>
          <table:table-cell/>
          <table:table-cell table:formula="of:=([.C36]-[.$L$2])/([.$L$3]*[.$L$2])" office:value-type="float" office:value="-18.1558441558441" calcext:value-type="float">
            <text:p>-18.16</text:p>
          </table:table-cell>
          <table:table-cell table:formula="of:=[.E36]+273.15" office:value-type="float" office:value="254.994155844156" calcext:value-type="float">
            <text:p>255</text:p>
          </table:table-cell>
          <table:table-cell table:formula="of:=1/[.F36]" office:value-type="float" office:value="0.00392165850503322" calcext:value-type="float">
            <text:p>0.0039217</text:p>
          </table:table-cell>
          <table:table-cell office:value-type="float" office:value="2.81" calcext:value-type="float">
            <text:p>2.81</text:p>
          </table:table-cell>
          <table:table-cell table:formula="of:=[.M36]/[.$L$2]/[.$L$3]" office:value-type="float" office:value="0.613038961038961" calcext:value-type="float">
            <text:p>0.613038961</text:p>
          </table:table-cell>
          <table:table-cell table:formula="of:=LOG([.H36])" office:value-type="float" office:value="0.44870631990508" calcext:value-type="float">
            <text:p>0.449</text:p>
          </table:table-cell>
          <table:table-cell table:number-columns-repeated="2"/>
          <table:table-cell table:formula="of:=0.002*[.C36]+0.05" office:value-type="float" office:value="0.23602" calcext:value-type="float">
            <text:p>0.23602</text:p>
          </table:table-cell>
          <table:table-cell table:formula="of:=0.0015*[.H36]+0.003" office:value-type="float" office:value="0.007215" calcext:value-type="float">
            <text:p>0.0072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4" calcext:value-type="float">
            <text:p>94.00</text:p>
          </table:table-cell>
          <table:table-cell/>
          <table:table-cell table:formula="of:=([.C37]-[.$L$2])/([.$L$3]*[.$L$2])" office:value-type="float" office:value="-15.5844155844156" calcext:value-type="float">
            <text:p>-15.58</text:p>
          </table:table-cell>
          <table:table-cell table:formula="of:=[.E37]+273.15" office:value-type="float" office:value="257.565584415584" calcext:value-type="float">
            <text:p>258</text:p>
          </table:table-cell>
          <table:table-cell table:formula="of:=1/[.F37]" office:value-type="float" office:value="0.00388250628386163" calcext:value-type="float">
            <text:p>0.0038825</text:p>
          </table:table-cell>
          <table:table-cell office:value-type="float" office:value="2.535" calcext:value-type="float">
            <text:p>2.54</text:p>
          </table:table-cell>
          <table:table-cell table:formula="of:=[.M37]/[.$L$2]/[.$L$3]" office:value-type="float" office:value="0.618181818181818" calcext:value-type="float">
            <text:p>0.6181818182</text:p>
          </table:table-cell>
          <table:table-cell table:formula="of:=LOG([.H37])" office:value-type="float" office:value="0.403977963669355" calcext:value-type="float">
            <text:p>0.404</text:p>
          </table:table-cell>
          <table:table-cell table:number-columns-repeated="2"/>
          <table:table-cell table:formula="of:=0.002*[.C37]+0.05" office:value-type="float" office:value="0.238" calcext:value-type="float">
            <text:p>0.238</text:p>
          </table:table-cell>
          <table:table-cell table:formula="of:=0.0015*[.H37]+0.003" office:value-type="float" office:value="0.0068025" calcext:value-type="float">
            <text:p>0.00680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5" calcext:value-type="float">
            <text:p>95.00</text:p>
          </table:table-cell>
          <table:table-cell/>
          <table:table-cell table:formula="of:=([.C38]-[.$L$2])/([.$L$3]*[.$L$2])" office:value-type="float" office:value="-12.987012987013" calcext:value-type="float">
            <text:p>-12.99</text:p>
          </table:table-cell>
          <table:table-cell table:formula="of:=[.E38]+273.15" office:value-type="float" office:value="260.162987012987" calcext:value-type="float">
            <text:p>260</text:p>
          </table:table-cell>
          <table:table-cell table:formula="of:=1/[.F38]" office:value-type="float" office:value="0.00384374430614175" calcext:value-type="float">
            <text:p>0.0038437</text:p>
          </table:table-cell>
          <table:table-cell office:value-type="float" office:value="2.289" calcext:value-type="float">
            <text:p>2.29</text:p>
          </table:table-cell>
          <table:table-cell table:formula="of:=[.M38]/[.$L$2]/[.$L$3]" office:value-type="float" office:value="0.623376623376623" calcext:value-type="float">
            <text:p>0.6233766234</text:p>
          </table:table-cell>
          <table:table-cell table:formula="of:=LOG([.H38])" office:value-type="float" office:value="0.359645792674543" calcext:value-type="float">
            <text:p>0.360</text:p>
          </table:table-cell>
          <table:table-cell table:number-columns-repeated="2"/>
          <table:table-cell table:formula="of:=0.002*[.C38]+0.05" office:value-type="float" office:value="0.24" calcext:value-type="float">
            <text:p>0.24</text:p>
          </table:table-cell>
          <table:table-cell table:formula="of:=0.0015*[.H38]+0.003" office:value-type="float" office:value="0.0064335" calcext:value-type="float">
            <text:p>0.00643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6" calcext:value-type="float">
            <text:p>96.00</text:p>
          </table:table-cell>
          <table:table-cell/>
          <table:table-cell table:formula="of:=([.C39]-[.$L$2])/([.$L$3]*[.$L$2])" office:value-type="float" office:value="-10.3896103896104" calcext:value-type="float">
            <text:p>-10.39</text:p>
          </table:table-cell>
          <table:table-cell table:formula="of:=[.E39]+273.15" office:value-type="float" office:value="262.76038961039" calcext:value-type="float">
            <text:p>263</text:p>
          </table:table-cell>
          <table:table-cell table:formula="of:=1/[.F39]" office:value-type="float" office:value="0.00380574865748509" calcext:value-type="float">
            <text:p>0.0038057</text:p>
          </table:table-cell>
          <table:table-cell office:value-type="float" office:value="2.069" calcext:value-type="float">
            <text:p>2.07</text:p>
          </table:table-cell>
          <table:table-cell table:formula="of:=[.M39]/[.$L$2]/[.$L$3]" office:value-type="float" office:value="0.628571428571429" calcext:value-type="float">
            <text:p>0.6285714286</text:p>
          </table:table-cell>
          <table:table-cell table:formula="of:=LOG([.H39])" office:value-type="float" office:value="0.315760490665735" calcext:value-type="float">
            <text:p>0.316</text:p>
          </table:table-cell>
          <table:table-cell table:number-columns-repeated="2"/>
          <table:table-cell table:formula="of:=0.002*[.C39]+0.05" office:value-type="float" office:value="0.242" calcext:value-type="float">
            <text:p>0.242</text:p>
          </table:table-cell>
          <table:table-cell table:formula="of:=0.0015*[.H39]+0.003" office:value-type="float" office:value="0.0061035" calcext:value-type="float">
            <text:p>0.00610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6.99" calcext:value-type="float">
            <text:p>96.99</text:p>
          </table:table-cell>
          <table:table-cell/>
          <table:table-cell table:formula="of:=([.C40]-[.$L$2])/([.$L$3]*[.$L$2])" office:value-type="float" office:value="-7.81818181818183" calcext:value-type="float">
            <text:p>-7.82</text:p>
          </table:table-cell>
          <table:table-cell table:formula="of:=[.E40]+273.15" office:value-type="float" office:value="265.331818181818" calcext:value-type="float">
            <text:p>265</text:p>
          </table:table-cell>
          <table:table-cell table:formula="of:=1/[.F40]" office:value-type="float" office:value="0.00376886574272352" calcext:value-type="float">
            <text:p>0.0037689</text:p>
          </table:table-cell>
          <table:table-cell office:value-type="float" office:value="1.6801" calcext:value-type="float">
            <text:p>1.68</text:p>
          </table:table-cell>
          <table:table-cell table:formula="of:=[.M40]/[.$L$2]/[.$L$3]" office:value-type="float" office:value="0.633714285714286" calcext:value-type="float">
            <text:p>0.6337142857</text:p>
          </table:table-cell>
          <table:table-cell table:formula="of:=LOG([.H40])" office:value-type="float" office:value="0.22533513181854" calcext:value-type="float">
            <text:p>0.225</text:p>
          </table:table-cell>
          <table:table-cell table:number-columns-repeated="2"/>
          <table:table-cell table:formula="of:=0.002*[.C40]+0.05" office:value-type="float" office:value="0.24398" calcext:value-type="float">
            <text:p>0.24398</text:p>
          </table:table-cell>
          <table:table-cell table:formula="of:=0.0015*[.H40]+0.0003" office:value-type="float" office:value="0.00282015" calcext:value-type="float">
            <text:p>0.002820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8" calcext:value-type="float">
            <text:p>98.00</text:p>
          </table:table-cell>
          <table:table-cell/>
          <table:table-cell table:formula="of:=([.C41]-[.$L$2])/([.$L$3]*[.$L$2])" office:value-type="float" office:value="-5.1948051948052" calcext:value-type="float">
            <text:p>-5.19</text:p>
          </table:table-cell>
          <table:table-cell table:formula="of:=[.E41]+273.15" office:value-type="float" office:value="267.955194805195" calcext:value-type="float">
            <text:p>268</text:p>
          </table:table-cell>
          <table:table-cell table:formula="of:=1/[.F41]" office:value-type="float" office:value="0.00373196720715568" calcext:value-type="float">
            <text:p>0.0037320</text:p>
          </table:table-cell>
          <table:table-cell office:value-type="float" office:value="1.5317" calcext:value-type="float">
            <text:p>1.53</text:p>
          </table:table-cell>
          <table:table-cell table:formula="of:=[.M41]/[.$L$2]/[.$L$3]" office:value-type="float" office:value="0.638961038961039" calcext:value-type="float">
            <text:p>0.638961039</text:p>
          </table:table-cell>
          <table:table-cell table:formula="of:=LOG([.H41])" office:value-type="float" office:value="0.185173712357337" calcext:value-type="float">
            <text:p>0.185</text:p>
          </table:table-cell>
          <table:table-cell table:number-columns-repeated="2"/>
          <table:table-cell table:formula="of:=0.002*[.C41]+0.05" office:value-type="float" office:value="0.246" calcext:value-type="float">
            <text:p>0.246</text:p>
          </table:table-cell>
          <table:table-cell table:formula="of:=0.0015*[.H41]+0.0003" office:value-type="float" office:value="0.00259755" calcext:value-type="float">
            <text:p>0.002597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8.99" calcext:value-type="float">
            <text:p>98.99</text:p>
          </table:table-cell>
          <table:table-cell/>
          <table:table-cell table:formula="of:=([.C42]-[.$L$2])/([.$L$3]*[.$L$2])" office:value-type="float" office:value="-2.62337662337664" calcext:value-type="float">
            <text:p>-2.62</text:p>
          </table:table-cell>
          <table:table-cell table:formula="of:=[.E42]+273.15" office:value-type="float" office:value="270.526623376623" calcext:value-type="float">
            <text:p>271</text:p>
          </table:table-cell>
          <table:table-cell table:formula="of:=1/[.F42]" office:value-type="float" office:value="0.00369649385157857" calcext:value-type="float">
            <text:p>0.0036965</text:p>
          </table:table-cell>
          <table:table-cell office:value-type="float" office:value="1.3974" calcext:value-type="float">
            <text:p>1.40</text:p>
          </table:table-cell>
          <table:table-cell table:formula="of:=[.M42]/[.$L$2]/[.$L$3]" office:value-type="float" office:value="0.644103896103896" calcext:value-type="float">
            <text:p>0.6441038961</text:p>
          </table:table-cell>
          <table:table-cell table:formula="of:=LOG([.H42])" office:value-type="float" office:value="0.145320738918324" calcext:value-type="float">
            <text:p>0.145</text:p>
          </table:table-cell>
          <table:table-cell table:number-columns-repeated="2"/>
          <table:table-cell table:formula="of:=0.002*[.C42]+0.05" office:value-type="float" office:value="0.24798" calcext:value-type="float">
            <text:p>0.24798</text:p>
          </table:table-cell>
          <table:table-cell table:formula="of:=0.0015*[.H42]+0.0003" office:value-type="float" office:value="0.0023961" calcext:value-type="float">
            <text:p>0.00239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9.99" calcext:value-type="float">
            <text:p>99.99</text:p>
          </table:table-cell>
          <table:table-cell/>
          <table:table-cell table:formula="of:=([.C43]-[.$L$2])/([.$L$3]*[.$L$2])" office:value-type="float" office:value="-0.0259740259740393" calcext:value-type="float">
            <text:p>-0.03</text:p>
          </table:table-cell>
          <table:table-cell table:formula="of:=[.E43]+273.15" office:value-type="float" office:value="273.124025974026" calcext:value-type="float">
            <text:p>273</text:p>
          </table:table-cell>
          <table:table-cell table:formula="of:=1/[.F43]" office:value-type="float" office:value="0.00366134028829489" calcext:value-type="float">
            <text:p>0.0036613</text:p>
          </table:table-cell>
          <table:table-cell office:value-type="float" office:value="1.2769" calcext:value-type="float">
            <text:p>1.28</text:p>
          </table:table-cell>
          <table:table-cell table:formula="of:=[.M43]/[.$L$2]/[.$L$3]" office:value-type="float" office:value="0.649298701298701" calcext:value-type="float">
            <text:p>0.6492987013</text:p>
          </table:table-cell>
          <table:table-cell table:formula="of:=LOG([.H43])" office:value-type="float" office:value="0.106156886966839" calcext:value-type="float">
            <text:p>0.106</text:p>
          </table:table-cell>
          <table:table-cell table:number-columns-repeated="2"/>
          <table:table-cell table:formula="of:=0.002*[.C43]+0.05" office:value-type="float" office:value="0.24998" calcext:value-type="float">
            <text:p>0.24998</text:p>
          </table:table-cell>
          <table:table-cell table:formula="of:=0.0015*[.H43]+0.0003" office:value-type="float" office:value="0.00221535" calcext:value-type="float">
            <text:p>0.002215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" calcext:value-type="float">
            <text:p>101.00</text:p>
          </table:table-cell>
          <table:table-cell/>
          <table:table-cell table:formula="of:=([.C44]-[.$L$2])/([.$L$3]*[.$L$2])" office:value-type="float" office:value="2.5974025974026" calcext:value-type="float">
            <text:p>2.60</text:p>
          </table:table-cell>
          <table:table-cell table:formula="of:=[.E44]+273.15" office:value-type="float" office:value="275.747402597403" calcext:value-type="float">
            <text:p>276</text:p>
          </table:table-cell>
          <table:table-cell table:formula="of:=1/[.F44]" office:value-type="float" office:value="0.00362650741432376" calcext:value-type="float">
            <text:p>0.0036265</text:p>
          </table:table-cell>
          <table:table-cell office:value-type="float" office:value="1.1676" calcext:value-type="float">
            <text:p>1.17</text:p>
          </table:table-cell>
          <table:table-cell table:formula="of:=[.M44]/[.$L$2]/[.$L$3]" office:value-type="float" office:value="0.654545454545455" calcext:value-type="float">
            <text:p>0.6545454545</text:p>
          </table:table-cell>
          <table:table-cell table:formula="of:=LOG([.H44])" office:value-type="float" office:value="0.0672940863159767" calcext:value-type="float">
            <text:p>0.067</text:p>
          </table:table-cell>
          <table:table-cell table:number-columns-repeated="2"/>
          <table:table-cell table:formula="of:=0.002*[.C44]+0.05" office:value-type="float" office:value="0.252" calcext:value-type="float">
            <text:p>0.252</text:p>
          </table:table-cell>
          <table:table-cell table:formula="of:=0.0015*[.H44]+0.0003" office:value-type="float" office:value="0.0020514" calcext:value-type="float">
            <text:p>0.00205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" calcext:value-type="float">
            <text:p>102.00</text:p>
          </table:table-cell>
          <table:table-cell/>
          <table:table-cell table:formula="of:=([.C45]-[.$L$2])/([.$L$3]*[.$L$2])" office:value-type="float" office:value="5.1948051948052" calcext:value-type="float">
            <text:p>5.19</text:p>
          </table:table-cell>
          <table:table-cell table:formula="of:=[.E45]+273.15" office:value-type="float" office:value="278.344805194805" calcext:value-type="float">
            <text:p>278</text:p>
          </table:table-cell>
          <table:table-cell table:formula="of:=1/[.F45]" office:value-type="float" office:value="0.0035926662949579" calcext:value-type="float">
            <text:p>0.0035927</text:p>
          </table:table-cell>
          <table:table-cell office:value-type="float" office:value="1.0642" calcext:value-type="float">
            <text:p>1.06</text:p>
          </table:table-cell>
          <table:table-cell table:formula="of:=[.M45]/[.$L$2]/[.$L$3]" office:value-type="float" office:value="0.65974025974026" calcext:value-type="float">
            <text:p>0.6597402597</text:p>
          </table:table-cell>
          <table:table-cell table:formula="of:=LOG([.H45])" office:value-type="float" office:value="0.0270232545887036" calcext:value-type="float">
            <text:p>0.027</text:p>
          </table:table-cell>
          <table:table-cell table:number-columns-repeated="2"/>
          <table:table-cell table:formula="of:=0.002*[.C45]+0.05" office:value-type="float" office:value="0.254" calcext:value-type="float">
            <text:p>0.254</text:p>
          </table:table-cell>
          <table:table-cell table:formula="of:=0.0015*[.H45]+0.0003" office:value-type="float" office:value="0.0018963" calcext:value-type="float">
            <text:p>0.00189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" calcext:value-type="float">
            <text:p>103.00</text:p>
          </table:table-cell>
          <table:table-cell/>
          <table:table-cell table:formula="of:=([.C46]-[.$L$2])/([.$L$3]*[.$L$2])" office:value-type="float" office:value="7.79220779220779" calcext:value-type="float">
            <text:p>7.79</text:p>
          </table:table-cell>
          <table:table-cell table:formula="of:=[.E46]+273.15" office:value-type="float" office:value="280.942207792208" calcext:value-type="float">
            <text:p>281</text:p>
          </table:table-cell>
          <table:table-cell table:formula="of:=1/[.F46]" office:value-type="float" office:value="0.00355945092002561" calcext:value-type="float">
            <text:p>0.0035595</text:p>
          </table:table-cell>
          <table:table-cell office:value-type="float" office:value="0.9692" calcext:value-type="float">
            <text:p>0.97</text:p>
          </table:table-cell>
          <table:table-cell table:formula="of:=[.M46]/[.$L$2]/[.$L$3]" office:value-type="float" office:value="0.664935064935065" calcext:value-type="float">
            <text:p>0.6649350649</text:p>
          </table:table-cell>
          <table:table-cell table:formula="of:=LOG([.H46])" office:value-type="float" office:value="-0.0135865945345314" calcext:value-type="float">
            <text:p>-0.014</text:p>
          </table:table-cell>
          <table:table-cell table:number-columns-repeated="2"/>
          <table:table-cell table:formula="of:=0.002*[.C46]+0.05" office:value-type="float" office:value="0.256" calcext:value-type="float">
            <text:p>0.256</text:p>
          </table:table-cell>
          <table:table-cell table:formula="of:=0.0015*[.H46]+0.0003" office:value-type="float" office:value="0.0017538" calcext:value-type="float">
            <text:p>0.00175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4.01" calcext:value-type="float">
            <text:p>104.01</text:p>
          </table:table-cell>
          <table:table-cell/>
          <table:table-cell table:formula="of:=([.C47]-[.$L$2])/([.$L$3]*[.$L$2])" office:value-type="float" office:value="10.4155844155844" calcext:value-type="float">
            <text:p>10.42</text:p>
          </table:table-cell>
          <table:table-cell table:formula="of:=[.E47]+273.15" office:value-type="float" office:value="283.565584415584" calcext:value-type="float">
            <text:p>284</text:p>
          </table:table-cell>
          <table:table-cell table:formula="of:=1/[.F47]" office:value-type="float" office:value="0.00352652104119389" calcext:value-type="float">
            <text:p>0.0035265</text:p>
          </table:table-cell>
          <table:table-cell office:value-type="float" office:value="0.888" calcext:value-type="float">
            <text:p>0.89</text:p>
          </table:table-cell>
          <table:table-cell table:formula="of:=[.M47]/[.$L$2]/[.$L$3]" office:value-type="float" office:value="0.670181818181818" calcext:value-type="float">
            <text:p>0.6701818182</text:p>
          </table:table-cell>
          <table:table-cell table:formula="of:=LOG([.H47])" office:value-type="float" office:value="-0.051587034221399" calcext:value-type="float">
            <text:p>-0.052</text:p>
          </table:table-cell>
          <table:table-cell table:number-columns-repeated="2"/>
          <table:table-cell table:formula="of:=0.002*[.C47]+0.05" office:value-type="float" office:value="0.25802" calcext:value-type="float">
            <text:p>0.25802</text:p>
          </table:table-cell>
          <table:table-cell table:formula="of:=0.0015*[.H47]+0.0003" office:value-type="float" office:value="0.001632" calcext:value-type="float">
            <text:p>0.0016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4.99" calcext:value-type="float">
            <text:p>104.99</text:p>
          </table:table-cell>
          <table:table-cell/>
          <table:table-cell table:formula="of:=([.C48]-[.$L$2])/([.$L$3]*[.$L$2])" office:value-type="float" office:value="12.9610389610389" calcext:value-type="float">
            <text:p>12.96</text:p>
          </table:table-cell>
          <table:table-cell table:formula="of:=[.E48]+273.15" office:value-type="float" office:value="286.111038961039" calcext:value-type="float">
            <text:p>286</text:p>
          </table:table-cell>
          <table:table-cell table:formula="of:=1/[.F48]" office:value-type="float" office:value="0.00349514651245657" calcext:value-type="float">
            <text:p>0.0034951</text:p>
          </table:table-cell>
          <table:table-cell office:value-type="float" office:value="0.8161" calcext:value-type="float">
            <text:p>0.82</text:p>
          </table:table-cell>
          <table:table-cell table:formula="of:=[.M48]/[.$L$2]/[.$L$3]" office:value-type="float" office:value="0.675272727272727" calcext:value-type="float">
            <text:p>0.6752727273</text:p>
          </table:table-cell>
          <table:table-cell table:formula="of:=LOG([.H48])" office:value-type="float" office:value="-0.0882566221440683" calcext:value-type="float">
            <text:p>-0.088</text:p>
          </table:table-cell>
          <table:table-cell table:number-columns-repeated="2"/>
          <table:table-cell table:formula="of:=0.002*[.C48]+0.05" office:value-type="float" office:value="0.25998" calcext:value-type="float">
            <text:p>0.25998</text:p>
          </table:table-cell>
          <table:table-cell table:formula="of:=0.0015*[.H48]+0.0003" office:value-type="float" office:value="0.00152415" calcext:value-type="float">
            <text:p>0.001524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6.01" calcext:value-type="float">
            <text:p>106.01</text:p>
          </table:table-cell>
          <table:table-cell/>
          <table:table-cell table:formula="of:=([.C49]-[.$L$2])/([.$L$3]*[.$L$2])" office:value-type="float" office:value="15.6103896103896" calcext:value-type="float">
            <text:p>15.61</text:p>
          </table:table-cell>
          <table:table-cell table:formula="of:=[.E49]+273.15" office:value-type="float" office:value="288.76038961039" calcext:value-type="float">
            <text:p>289</text:p>
          </table:table-cell>
          <table:table-cell table:formula="of:=1/[.F49]" office:value-type="float" office:value="0.00346307885700408" calcext:value-type="float">
            <text:p>0.0034631</text:p>
          </table:table-cell>
          <table:table-cell office:value-type="float" office:value="0.7516" calcext:value-type="float">
            <text:p>0.75</text:p>
          </table:table-cell>
          <table:table-cell table:formula="of:=[.M49]/[.$L$2]/[.$L$3]" office:value-type="float" office:value="0.680571428571429" calcext:value-type="float">
            <text:p>0.6805714286</text:p>
          </table:table-cell>
          <table:table-cell table:formula="of:=LOG([.H49])" office:value-type="float" office:value="-0.124013228571512" calcext:value-type="float">
            <text:p>-0.124</text:p>
          </table:table-cell>
          <table:table-cell table:number-columns-repeated="2"/>
          <table:table-cell table:formula="of:=0.002*[.C49]+0.05" office:value-type="float" office:value="0.26202" calcext:value-type="float">
            <text:p>0.26202</text:p>
          </table:table-cell>
          <table:table-cell table:formula="of:=0.0015*[.H49]+0.0003" office:value-type="float" office:value="0.0014274" calcext:value-type="float">
            <text:p>0.00142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7" calcext:value-type="float">
            <text:p>107.00</text:p>
          </table:table-cell>
          <table:table-cell/>
          <table:table-cell table:formula="of:=([.C50]-[.$L$2])/([.$L$3]*[.$L$2])" office:value-type="float" office:value="18.1818181818182" calcext:value-type="float">
            <text:p>18.18</text:p>
          </table:table-cell>
          <table:table-cell table:formula="of:=[.E50]+273.15" office:value-type="float" office:value="291.331818181818" calcext:value-type="float">
            <text:p>291</text:p>
          </table:table-cell>
          <table:table-cell table:formula="of:=1/[.F50]" office:value-type="float" office:value="0.00343251213080992" calcext:value-type="float">
            <text:p>0.0034325</text:p>
          </table:table-cell>
          <table:table-cell office:value-type="float" office:value="0.691" calcext:value-type="float">
            <text:p>0.69</text:p>
          </table:table-cell>
          <table:table-cell table:formula="of:=[.M50]/[.$L$2]/[.$L$3]" office:value-type="float" office:value="0.685714285714286" calcext:value-type="float">
            <text:p>0.6857142857</text:p>
          </table:table-cell>
          <table:table-cell table:formula="of:=LOG([.H50])" office:value-type="float" office:value="-0.160521952625802" calcext:value-type="float">
            <text:p>-0.161</text:p>
          </table:table-cell>
          <table:table-cell table:number-columns-repeated="2"/>
          <table:table-cell table:formula="of:=0.002*[.C50]+0.05" office:value-type="float" office:value="0.264" calcext:value-type="float">
            <text:p>0.264</text:p>
          </table:table-cell>
          <table:table-cell table:formula="of:=0.0015*[.H50]+0.0003" office:value-type="float" office:value="0.0013365" calcext:value-type="float">
            <text:p>0.00133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8" calcext:value-type="float">
            <text:p>108.00</text:p>
          </table:table-cell>
          <table:table-cell/>
          <table:table-cell table:formula="of:=([.C51]-[.$L$2])/([.$L$3]*[.$L$2])" office:value-type="float" office:value="20.7792207792208" calcext:value-type="float">
            <text:p>20.78</text:p>
          </table:table-cell>
          <table:table-cell table:formula="of:=[.E51]+273.15" office:value-type="float" office:value="293.929220779221" calcext:value-type="float">
            <text:p>294</text:p>
          </table:table-cell>
          <table:table-cell table:formula="of:=1/[.F51]" office:value-type="float" office:value="0.00340217960415419" calcext:value-type="float">
            <text:p>0.0034022</text:p>
          </table:table-cell>
          <table:table-cell table:style-name="ce6" office:value-type="float" office:value="0.6355" calcext:value-type="float">
            <text:p>0.636</text:p>
          </table:table-cell>
          <table:table-cell table:formula="of:=[.M51]/[.$L$2]/[.$L$3]" office:value-type="float" office:value="0.690909090909091" calcext:value-type="float">
            <text:p>0.6909090909</text:p>
          </table:table-cell>
          <table:table-cell table:formula="of:=LOG([.H51])" office:value-type="float" office:value="-0.196884445109973" calcext:value-type="float">
            <text:p>-0.197</text:p>
          </table:table-cell>
          <table:table-cell table:number-columns-repeated="2"/>
          <table:table-cell table:formula="of:=0.002*[.C51]+0.05" office:value-type="float" office:value="0.266" calcext:value-type="float">
            <text:p>0.266</text:p>
          </table:table-cell>
          <table:table-cell table:formula="of:=0.0015*[.H51]+0.0003" office:value-type="float" office:value="0.00125325" calcext:value-type="float">
            <text:p>0.001253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9.01" calcext:value-type="float">
            <text:p>109.01</text:p>
          </table:table-cell>
          <table:table-cell/>
          <table:table-cell table:formula="of:=([.C52]-[.$L$2])/([.$L$3]*[.$L$2])" office:value-type="float" office:value="23.4025974025974" calcext:value-type="float">
            <text:p>23.40</text:p>
          </table:table-cell>
          <table:table-cell table:formula="of:=[.E52]+273.15" office:value-type="float" office:value="296.552597402597" calcext:value-type="float">
            <text:p>297</text:p>
          </table:table-cell>
          <table:table-cell table:formula="of:=1/[.F52]" office:value-type="float" office:value="0.00337208309338262" calcext:value-type="float">
            <text:p>0.0033721</text:p>
          </table:table-cell>
          <table:table-cell table:style-name="ce6" office:value-type="float" office:value="0.5856" calcext:value-type="float">
            <text:p>0.586</text:p>
          </table:table-cell>
          <table:table-cell table:formula="of:=[.M52]/[.$L$2]/[.$L$3]" office:value-type="float" office:value="0.696155844155844" calcext:value-type="float">
            <text:p>0.6961558442</text:p>
          </table:table-cell>
          <table:table-cell table:formula="of:=LOG([.H52])" office:value-type="float" office:value="-0.232398931949665" calcext:value-type="float">
            <text:p>-0.232</text:p>
          </table:table-cell>
          <table:table-cell table:number-columns-repeated="2"/>
          <table:table-cell table:formula="of:=0.002*[.C52]+0.05" office:value-type="float" office:value="0.26802" calcext:value-type="float">
            <text:p>0.26802</text:p>
          </table:table-cell>
          <table:table-cell table:formula="of:=0.0015*[.H52]+0.0003" office:value-type="float" office:value="0.0011784" calcext:value-type="float">
            <text:p>0.00117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0.01" calcext:value-type="float">
            <text:p>110.01</text:p>
          </table:table-cell>
          <table:table-cell/>
          <table:table-cell table:formula="of:=([.C53]-[.$L$2])/([.$L$3]*[.$L$2])" office:value-type="float" office:value="26" calcext:value-type="float">
            <text:p>26.00</text:p>
          </table:table-cell>
          <table:table-cell table:formula="of:=[.E53]+273.15" office:value-type="float" office:value="299.15" calcext:value-type="float">
            <text:p>299</text:p>
          </table:table-cell>
          <table:table-cell table:formula="of:=1/[.F53]" office:value-type="float" office:value="0.00334280461307037" calcext:value-type="float">
            <text:p>0.0033428</text:p>
          </table:table-cell>
          <table:table-cell table:style-name="ce6" office:value-type="float" office:value="0.5396" calcext:value-type="float">
            <text:p>0.540</text:p>
          </table:table-cell>
          <table:table-cell table:formula="of:=[.M53]/[.$L$2]/[.$L$3]" office:value-type="float" office:value="0.701350649350649" calcext:value-type="float">
            <text:p>0.7013506494</text:p>
          </table:table-cell>
          <table:table-cell table:formula="of:=LOG([.H53])" office:value-type="float" office:value="-0.267928059000133" calcext:value-type="float">
            <text:p>-0.268</text:p>
          </table:table-cell>
          <table:table-cell table:number-columns-repeated="2"/>
          <table:table-cell table:formula="of:=0.002*[.C53]+0.05" office:value-type="float" office:value="0.27002" calcext:value-type="float">
            <text:p>0.27002</text:p>
          </table:table-cell>
          <table:table-cell table:formula="of:=0.0015*[.H53]+0.0003" office:value-type="float" office:value="0.0011094" calcext:value-type="float">
            <text:p>0.00110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1.01" calcext:value-type="float">
            <text:p>111.01</text:p>
          </table:table-cell>
          <table:table-cell/>
          <table:table-cell table:formula="of:=([.C54]-[.$L$2])/([.$L$3]*[.$L$2])" office:value-type="float" office:value="28.5974025974026" calcext:value-type="float">
            <text:p>28.60</text:p>
          </table:table-cell>
          <table:table-cell table:formula="of:=[.E54]+273.15" office:value-type="float" office:value="301.747402597403" calcext:value-type="float">
            <text:p>302</text:p>
          </table:table-cell>
          <table:table-cell table:formula="of:=1/[.F54]" office:value-type="float" office:value="0.00331403018349828" calcext:value-type="float">
            <text:p>0.0033140</text:p>
          </table:table-cell>
          <table:table-cell table:style-name="ce6" office:value-type="float" office:value="0.4984" calcext:value-type="float">
            <text:p>0.498</text:p>
          </table:table-cell>
          <table:table-cell table:formula="of:=[.M54]/[.$L$2]/[.$L$3]" office:value-type="float" office:value="0.706545454545455" calcext:value-type="float">
            <text:p>0.7065454545</text:p>
          </table:table-cell>
          <table:table-cell table:formula="of:=LOG([.H54])" office:value-type="float" office:value="-0.302421966348887" calcext:value-type="float">
            <text:p>-0.302</text:p>
          </table:table-cell>
          <table:table-cell table:number-columns-repeated="2"/>
          <table:table-cell table:formula="of:=0.002*[.C54]+0.05" office:value-type="float" office:value="0.27202" calcext:value-type="float">
            <text:p>0.27202</text:p>
          </table:table-cell>
          <table:table-cell table:formula="of:=0.0015*[.H54]+0.0003" office:value-type="float" office:value="0.0010476" calcext:value-type="float">
            <text:p>0.00104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2" calcext:value-type="float">
            <text:p>112.00</text:p>
          </table:table-cell>
          <table:table-cell/>
          <table:table-cell table:formula="of:=([.C55]-[.$L$2])/([.$L$3]*[.$L$2])" office:value-type="float" office:value="31.1688311688312" calcext:value-type="float">
            <text:p>31.17</text:p>
          </table:table-cell>
          <table:table-cell table:formula="of:=[.E55]+273.15" office:value-type="float" office:value="304.318831168831" calcext:value-type="float">
            <text:p>304</text:p>
          </table:table-cell>
          <table:table-cell table:formula="of:=1/[.F55]" office:value-type="float" office:value="0.00328602734230803" calcext:value-type="float">
            <text:p>0.0032860</text:p>
          </table:table-cell>
          <table:table-cell table:style-name="ce6" office:value-type="float" office:value="0.4614" calcext:value-type="float">
            <text:p>0.461</text:p>
          </table:table-cell>
          <table:table-cell table:formula="of:=[.M55]/[.$L$2]/[.$L$3]" office:value-type="float" office:value="0.711688311688312" calcext:value-type="float">
            <text:p>0.7116883117</text:p>
          </table:table-cell>
          <table:table-cell table:formula="of:=LOG([.H55])" office:value-type="float" office:value="-0.335922409814925" calcext:value-type="float">
            <text:p>-0.336</text:p>
          </table:table-cell>
          <table:table-cell table:number-columns-repeated="2"/>
          <table:table-cell table:formula="of:=0.002*[.C55]+0.05" office:value-type="float" office:value="0.274" calcext:value-type="float">
            <text:p>0.274</text:p>
          </table:table-cell>
          <table:table-cell table:formula="of:=0.0015*[.H55]+0.0003" office:value-type="float" office:value="0.0009921" calcext:value-type="float">
            <text:p>0.00099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3" calcext:value-type="float">
            <text:p>113.00</text:p>
          </table:table-cell>
          <table:table-cell/>
          <table:table-cell table:formula="of:=([.C56]-[.$L$2])/([.$L$3]*[.$L$2])" office:value-type="float" office:value="33.7662337662338" calcext:value-type="float">
            <text:p>33.77</text:p>
          </table:table-cell>
          <table:table-cell table:formula="of:=[.E56]+273.15" office:value-type="float" office:value="306.916233766234" calcext:value-type="float">
            <text:p>307</text:p>
          </table:table-cell>
          <table:table-cell table:formula="of:=1/[.F56]" office:value-type="float" office:value="0.00325821800863639" calcext:value-type="float">
            <text:p>0.0032582</text:p>
          </table:table-cell>
          <table:table-cell table:style-name="ce6" office:value-type="float" office:value="0.4318" calcext:value-type="float">
            <text:p>0.432</text:p>
          </table:table-cell>
          <table:table-cell table:formula="of:=[.M56]/[.$L$2]/[.$L$3]" office:value-type="float" office:value="0.716883116883117" calcext:value-type="float">
            <text:p>0.7168831169</text:p>
          </table:table-cell>
          <table:table-cell table:formula="of:=LOG([.H56])" office:value-type="float" office:value="-0.364717362001788" calcext:value-type="float">
            <text:p>-0.365</text:p>
          </table:table-cell>
          <table:table-cell table:number-columns-repeated="2"/>
          <table:table-cell table:formula="of:=0.002*[.C56]+0.05" office:value-type="float" office:value="0.276" calcext:value-type="float">
            <text:p>0.276</text:p>
          </table:table-cell>
          <table:table-cell table:formula="of:=0.0015*[.H56]+0.0003" office:value-type="float" office:value="0.0009477" calcext:value-type="float">
            <text:p>0.00094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4" calcext:value-type="float">
            <text:p>114.00</text:p>
          </table:table-cell>
          <table:table-cell/>
          <table:table-cell table:formula="of:=([.C57]-[.$L$2])/([.$L$3]*[.$L$2])" office:value-type="float" office:value="36.3636363636364" calcext:value-type="float">
            <text:p>36.36</text:p>
          </table:table-cell>
          <table:table-cell table:formula="of:=[.E57]+273.15" office:value-type="float" office:value="309.513636363636" calcext:value-type="float">
            <text:p>310</text:p>
          </table:table-cell>
          <table:table-cell table:formula="of:=1/[.F57]" office:value-type="float" office:value="0.00323087542038095" calcext:value-type="float">
            <text:p>0.0032309</text:p>
          </table:table-cell>
          <table:table-cell table:style-name="ce6" office:value-type="float" office:value="0.402" calcext:value-type="float">
            <text:p>0.402</text:p>
          </table:table-cell>
          <table:table-cell table:formula="of:=[.M57]/[.$L$2]/[.$L$3]" office:value-type="float" office:value="0.722077922077922" calcext:value-type="float">
            <text:p>0.7220779221</text:p>
          </table:table-cell>
          <table:table-cell table:formula="of:=LOG([.H57])" office:value-type="float" office:value="-0.39577394691553" calcext:value-type="float">
            <text:p>-0.396</text:p>
          </table:table-cell>
          <table:table-cell table:number-columns-repeated="2"/>
          <table:table-cell table:formula="of:=0.002*[.C57]+0.05" office:value-type="float" office:value="0.278" calcext:value-type="float">
            <text:p>0.278</text:p>
          </table:table-cell>
          <table:table-cell table:formula="of:=0.0015*[.H57]+0.0003" office:value-type="float" office:value="0.000903" calcext:value-type="float">
            <text:p>0.0009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5" calcext:value-type="float">
            <text:p>115.00</text:p>
          </table:table-cell>
          <table:table-cell/>
          <table:table-cell table:formula="of:=([.C58]-[.$L$2])/([.$L$3]*[.$L$2])" office:value-type="float" office:value="38.961038961039" calcext:value-type="float">
            <text:p>38.96</text:p>
          </table:table-cell>
          <table:table-cell table:formula="of:=[.E58]+273.15" office:value-type="float" office:value="312.111038961039" calcext:value-type="float">
            <text:p>312</text:p>
          </table:table-cell>
          <table:table-cell table:formula="of:=1/[.F58]" office:value-type="float" office:value="0.00320398792471044" calcext:value-type="float">
            <text:p>0.0032040</text:p>
          </table:table-cell>
          <table:table-cell table:style-name="ce6" office:value-type="float" office:value="0.3734" calcext:value-type="float">
            <text:p>0.373</text:p>
          </table:table-cell>
          <table:table-cell table:formula="of:=[.M58]/[.$L$2]/[.$L$3]" office:value-type="float" office:value="0.727272727272727" calcext:value-type="float">
            <text:p>0.7272727273</text:p>
          </table:table-cell>
          <table:table-cell table:formula="of:=LOG([.H58])" office:value-type="float" office:value="-0.42782568638694" calcext:value-type="float">
            <text:p>-0.428</text:p>
          </table:table-cell>
          <table:table-cell table:number-columns-repeated="2"/>
          <table:table-cell table:formula="of:=0.002*[.C58]+0.05" office:value-type="float" office:value="0.28" calcext:value-type="float">
            <text:p>0.28</text:p>
          </table:table-cell>
          <table:table-cell table:formula="of:=0.0015*[.H58]+0.0003" office:value-type="float" office:value="0.0008601" calcext:value-type="float">
            <text:p>0.00086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6" calcext:value-type="float">
            <text:p>116.00</text:p>
          </table:table-cell>
          <table:table-cell/>
          <table:table-cell table:formula="of:=([.C59]-[.$L$2])/([.$L$3]*[.$L$2])" office:value-type="float" office:value="41.5584415584416" calcext:value-type="float">
            <text:p>41.56</text:p>
          </table:table-cell>
          <table:table-cell table:formula="of:=[.E59]+273.15" office:value-type="float" office:value="314.708441558442" calcext:value-type="float">
            <text:p>315</text:p>
          </table:table-cell>
          <table:table-cell table:formula="of:=1/[.F59]" office:value-type="float" office:value="0.00317754425349375" calcext:value-type="float">
            <text:p>0.0031775</text:p>
          </table:table-cell>
          <table:table-cell table:style-name="ce6" office:value-type="float" office:value="0.3473" calcext:value-type="float">
            <text:p>0.347</text:p>
          </table:table-cell>
          <table:table-cell table:formula="of:=[.M59]/[.$L$2]/[.$L$3]" office:value-type="float" office:value="0.732467532467533" calcext:value-type="float">
            <text:p>0.7324675325</text:p>
          </table:table-cell>
          <table:table-cell table:formula="of:=LOG([.H59])" office:value-type="float" office:value="-0.459295216689238" calcext:value-type="float">
            <text:p>-0.459</text:p>
          </table:table-cell>
          <table:table-cell table:number-columns-repeated="2"/>
          <table:table-cell table:formula="of:=0.002*[.C59]+0.05" office:value-type="float" office:value="0.282" calcext:value-type="float">
            <text:p>0.282</text:p>
          </table:table-cell>
          <table:table-cell table:formula="of:=0.0015*[.H59]+0.0003" office:value-type="float" office:value="0.00082095" calcext:value-type="float">
            <text:p>0.000820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7" calcext:value-type="float">
            <text:p>117.00</text:p>
          </table:table-cell>
          <table:table-cell/>
          <table:table-cell table:formula="of:=([.C60]-[.$L$2])/([.$L$3]*[.$L$2])" office:value-type="float" office:value="44.1558441558442" calcext:value-type="float">
            <text:p>44.16</text:p>
          </table:table-cell>
          <table:table-cell table:formula="of:=[.E60]+273.15" office:value-type="float" office:value="317.305844155844" calcext:value-type="float">
            <text:p>317</text:p>
          </table:table-cell>
          <table:table-cell table:formula="of:=1/[.F60]" office:value-type="float" office:value="0.00315153350755447" calcext:value-type="float">
            <text:p>0.0031515</text:p>
          </table:table-cell>
          <table:table-cell table:style-name="ce6" office:value-type="float" office:value="0.323" calcext:value-type="float">
            <text:p>0.323</text:p>
          </table:table-cell>
          <table:table-cell table:formula="of:=[.M60]/[.$L$2]/[.$L$3]" office:value-type="float" office:value="0.737662337662338" calcext:value-type="float">
            <text:p>0.7376623377</text:p>
          </table:table-cell>
          <table:table-cell table:formula="of:=LOG([.H60])" office:value-type="float" office:value="-0.490797477668897" calcext:value-type="float">
            <text:p>-0.491</text:p>
          </table:table-cell>
          <table:table-cell table:number-columns-repeated="2"/>
          <table:table-cell table:formula="of:=0.002*[.C60]+0.05" office:value-type="float" office:value="0.284" calcext:value-type="float">
            <text:p>0.284</text:p>
          </table:table-cell>
          <table:table-cell table:formula="of:=0.0015*[.H60]+0.0003" office:value-type="float" office:value="0.0007845" calcext:value-type="float">
            <text:p>0.00078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8" calcext:value-type="float">
            <text:p>118.00</text:p>
          </table:table-cell>
          <table:table-cell/>
          <table:table-cell table:formula="of:=([.C61]-[.$L$2])/([.$L$3]*[.$L$2])" office:value-type="float" office:value="46.7532467532468" calcext:value-type="float">
            <text:p>46.75</text:p>
          </table:table-cell>
          <table:table-cell table:formula="of:=[.E61]+273.15" office:value-type="float" office:value="319.903246753247" calcext:value-type="float">
            <text:p>320</text:p>
          </table:table-cell>
          <table:table-cell table:formula="of:=1/[.F61]" office:value-type="float" office:value="0.0031259451416926" calcext:value-type="float">
            <text:p>0.0031259</text:p>
          </table:table-cell>
          <table:table-cell table:style-name="ce6" office:value-type="float" office:value="0.3005" calcext:value-type="float">
            <text:p>0.301</text:p>
          </table:table-cell>
          <table:table-cell table:formula="of:=[.M61]/[.$L$2]/[.$L$3]" office:value-type="float" office:value="0.742857142857143" calcext:value-type="float">
            <text:p>0.7428571429</text:p>
          </table:table-cell>
          <table:table-cell table:formula="of:=LOG([.H61])" office:value-type="float" office:value="-0.522155523661242" calcext:value-type="float">
            <text:p>-0.522</text:p>
          </table:table-cell>
          <table:table-cell table:number-columns-repeated="2"/>
          <table:table-cell table:formula="of:=0.002*[.C61]+0.05" office:value-type="float" office:value="0.286" calcext:value-type="float">
            <text:p>0.286</text:p>
          </table:table-cell>
          <table:table-cell table:formula="of:=0.0015*[.H61]+0.0003" office:value-type="float" office:value="0.00075075" calcext:value-type="float">
            <text:p>0.000750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9" calcext:value-type="float">
            <text:p>119.00</text:p>
          </table:table-cell>
          <table:table-cell/>
          <table:table-cell table:formula="of:=([.C62]-[.$L$2])/([.$L$3]*[.$L$2])" office:value-type="float" office:value="49.3506493506493" calcext:value-type="float">
            <text:p>49.35</text:p>
          </table:table-cell>
          <table:table-cell table:formula="of:=[.E62]+273.15" office:value-type="float" office:value="322.500649350649" calcext:value-type="float">
            <text:p>323</text:p>
          </table:table-cell>
          <table:table-cell table:formula="of:=1/[.F62]" office:value-type="float" office:value="0.00310076895042998" calcext:value-type="float">
            <text:p>0.0031008</text:p>
          </table:table-cell>
          <table:table-cell table:style-name="ce6" office:value-type="float" office:value="0.2802" calcext:value-type="float">
            <text:p>0.280</text:p>
          </table:table-cell>
          <table:table-cell table:formula="of:=[.M62]/[.$L$2]/[.$L$3]" office:value-type="float" office:value="0.748051948051948" calcext:value-type="float">
            <text:p>0.7480519481</text:p>
          </table:table-cell>
          <table:table-cell table:formula="of:=LOG([.H62])" office:value-type="float" office:value="-0.552531869050244" calcext:value-type="float">
            <text:p>-0.553</text:p>
          </table:table-cell>
          <table:table-cell table:number-columns-repeated="2"/>
          <table:table-cell table:formula="of:=0.002*[.C62]+0.05" office:value-type="float" office:value="0.288" calcext:value-type="float">
            <text:p>0.288</text:p>
          </table:table-cell>
          <table:table-cell table:formula="of:=0.0015*[.H62]+0.0003" office:value-type="float" office:value="0.0007203" calcext:value-type="float">
            <text:p>0.00072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9.89" calcext:value-type="float">
            <text:p>119.89</text:p>
          </table:table-cell>
          <table:table-cell/>
          <table:table-cell table:formula="of:=([.C63]-[.$L$2])/([.$L$3]*[.$L$2])" office:value-type="float" office:value="51.6623376623377" calcext:value-type="float">
            <text:p>51.66</text:p>
          </table:table-cell>
          <table:table-cell table:formula="of:=[.E63]+273.15" office:value-type="float" office:value="324.812337662338" calcext:value-type="float">
            <text:p>325</text:p>
          </table:table-cell>
          <table:table-cell table:formula="of:=1/[.F63]" office:value-type="float" office:value="0.00307870078826735" calcext:value-type="float">
            <text:p>0.0030787</text:p>
          </table:table-cell>
          <table:table-cell table:style-name="ce6" office:value-type="float" office:value="0.2614" calcext:value-type="float">
            <text:p>0.261</text:p>
          </table:table-cell>
          <table:table-cell table:formula="of:=[.M63]/[.$L$2]/[.$L$3]" office:value-type="float" office:value="0.752675324675325" calcext:value-type="float">
            <text:p>0.7526753247</text:p>
          </table:table-cell>
          <table:table-cell table:formula="of:=LOG([.H63])" office:value-type="float" office:value="-0.582694416755474" calcext:value-type="float">
            <text:p>-0.583</text:p>
          </table:table-cell>
          <table:table-cell table:number-columns-repeated="2"/>
          <table:table-cell table:formula="of:=0.002*[.C63]+0.05" office:value-type="float" office:value="0.28978" calcext:value-type="float">
            <text:p>0.28978</text:p>
          </table:table-cell>
          <table:table-cell table:formula="of:=0.0015*[.H63]+0.0003" office:value-type="float" office:value="0.0006921" calcext:value-type="float">
            <text:p>0.00069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1" calcext:value-type="float">
            <text:p>121.00</text:p>
          </table:table-cell>
          <table:table-cell/>
          <table:table-cell table:formula="of:=([.C64]-[.$L$2])/([.$L$3]*[.$L$2])" office:value-type="float" office:value="54.5454545454546" calcext:value-type="float">
            <text:p>54.55</text:p>
          </table:table-cell>
          <table:table-cell table:formula="of:=[.E64]+273.15" office:value-type="float" office:value="327.695454545455" calcext:value-type="float">
            <text:p>328</text:p>
          </table:table-cell>
          <table:table-cell table:formula="of:=1/[.F64]" office:value-type="float" office:value="0.00305161388761738" calcext:value-type="float">
            <text:p>0.0030516</text:p>
          </table:table-cell>
          <table:table-cell table:style-name="ce6" office:value-type="float" office:value="0.2443" calcext:value-type="float">
            <text:p>0.244</text:p>
          </table:table-cell>
          <table:table-cell table:formula="of:=[.M64]/[.$L$2]/[.$L$3]" office:value-type="float" office:value="0.758441558441558" calcext:value-type="float">
            <text:p>0.7584415584</text:p>
          </table:table-cell>
          <table:table-cell table:formula="of:=LOG([.H64])" office:value-type="float" office:value="-0.612076533026563" calcext:value-type="float">
            <text:p>-0.612</text:p>
          </table:table-cell>
          <table:table-cell table:number-columns-repeated="2"/>
          <table:table-cell table:formula="of:=0.002*[.C64]+0.05" office:value-type="float" office:value="0.292" calcext:value-type="float">
            <text:p>0.292</text:p>
          </table:table-cell>
          <table:table-cell table:formula="of:=0.0015*[.H64]+0.0003" office:value-type="float" office:value="0.00066645" calcext:value-type="float">
            <text:p>0.000666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2" calcext:value-type="float">
            <text:p>122.00</text:p>
          </table:table-cell>
          <table:table-cell/>
          <table:table-cell table:formula="of:=([.C65]-[.$L$2])/([.$L$3]*[.$L$2])" office:value-type="float" office:value="57.1428571428571" calcext:value-type="float">
            <text:p>57.14</text:p>
          </table:table-cell>
          <table:table-cell table:formula="of:=[.E65]+273.15" office:value-type="float" office:value="330.292857142857" calcext:value-type="float">
            <text:p>330</text:p>
          </table:table-cell>
          <table:table-cell table:formula="of:=1/[.F65]" office:value-type="float" office:value="0.00302761618477109" calcext:value-type="float">
            <text:p>0.0030276</text:p>
          </table:table-cell>
          <table:table-cell table:style-name="ce6" office:value-type="float" office:value="0.2284" calcext:value-type="float">
            <text:p>0.228</text:p>
          </table:table-cell>
          <table:table-cell table:formula="of:=[.M65]/[.$L$2]/[.$L$3]" office:value-type="float" office:value="0.763636363636364" calcext:value-type="float">
            <text:p>0.7636363636</text:p>
          </table:table-cell>
          <table:table-cell table:formula="of:=LOG([.H65])" office:value-type="float" office:value="-0.641303900426189" calcext:value-type="float">
            <text:p>-0.641</text:p>
          </table:table-cell>
          <table:table-cell table:number-columns-repeated="2"/>
          <table:table-cell table:formula="of:=0.002*[.C65]+0.05" office:value-type="float" office:value="0.294" calcext:value-type="float">
            <text:p>0.294</text:p>
          </table:table-cell>
          <table:table-cell table:formula="of:=0.0015*[.H65]+0.0003" office:value-type="float" office:value="0.0006426" calcext:value-type="float">
            <text:p>0.00064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3" calcext:value-type="float">
            <text:p>123.00</text:p>
          </table:table-cell>
          <table:table-cell/>
          <table:table-cell table:formula="of:=([.C66]-[.$L$2])/([.$L$3]*[.$L$2])" office:value-type="float" office:value="59.7402597402597" calcext:value-type="float">
            <text:p>59.74</text:p>
          </table:table-cell>
          <table:table-cell table:formula="of:=[.E66]+273.15" office:value-type="float" office:value="332.89025974026" calcext:value-type="float">
            <text:p>333</text:p>
          </table:table-cell>
          <table:table-cell table:formula="of:=1/[.F66]" office:value-type="float" office:value="0.00300399296987619" calcext:value-type="float">
            <text:p>0.0030040</text:p>
          </table:table-cell>
          <table:table-cell table:style-name="ce6" office:value-type="float" office:value="0.2137" calcext:value-type="float">
            <text:p>0.214</text:p>
          </table:table-cell>
          <table:table-cell table:formula="of:=[.M66]/[.$L$2]/[.$L$3]" office:value-type="float" office:value="0.768831168831169" calcext:value-type="float">
            <text:p>0.7688311688</text:p>
          </table:table-cell>
          <table:table-cell table:formula="of:=LOG([.H66])" office:value-type="float" office:value="-0.670195477835931" calcext:value-type="float">
            <text:p>-0.670</text:p>
          </table:table-cell>
          <table:table-cell table:number-columns-repeated="2"/>
          <table:table-cell table:formula="of:=0.002*[.C66]+0.05" office:value-type="float" office:value="0.296" calcext:value-type="float">
            <text:p>0.296</text:p>
          </table:table-cell>
          <table:table-cell table:formula="of:=0.0015*[.H66]+0.0003" office:value-type="float" office:value="0.00062055" calcext:value-type="float">
            <text:p>0.000620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4" calcext:value-type="float">
            <text:p>124.00</text:p>
          </table:table-cell>
          <table:table-cell/>
          <table:table-cell table:formula="of:=([.C67]-[.$L$2])/([.$L$3]*[.$L$2])" office:value-type="float" office:value="62.3376623376623" calcext:value-type="float">
            <text:p>62.34</text:p>
          </table:table-cell>
          <table:table-cell table:formula="of:=[.E67]+273.15" office:value-type="float" office:value="335.487662337662" calcext:value-type="float">
            <text:p>335</text:p>
          </table:table-cell>
          <table:table-cell table:formula="of:=1/[.F67]" office:value-type="float" office:value="0.00298073554488426" calcext:value-type="float">
            <text:p>0.0029807</text:p>
          </table:table-cell>
          <table:table-cell table:style-name="ce6" office:value-type="float" office:value="0.2001" calcext:value-type="float">
            <text:p>0.200</text:p>
          </table:table-cell>
          <table:table-cell table:formula="of:=[.M67]/[.$L$2]/[.$L$3]" office:value-type="float" office:value="0.774025974025974" calcext:value-type="float">
            <text:p>0.774025974</text:p>
          </table:table-cell>
          <table:table-cell table:formula="of:=LOG([.H67])" office:value-type="float" office:value="-0.698752911363789" calcext:value-type="float">
            <text:p>-0.699</text:p>
          </table:table-cell>
          <table:table-cell table:number-columns-repeated="2"/>
          <table:table-cell table:formula="of:=0.002*[.C67]+0.05" office:value-type="float" office:value="0.298" calcext:value-type="float">
            <text:p>0.298</text:p>
          </table:table-cell>
          <table:table-cell table:formula="of:=0.0015*[.H67]+0.0003" office:value-type="float" office:value="0.00060015" calcext:value-type="float">
            <text:p>0.000600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5.07" calcext:value-type="float">
            <text:p>125.07</text:p>
          </table:table-cell>
          <table:table-cell/>
          <table:table-cell table:formula="of:=([.C68]-[.$L$2])/([.$L$3]*[.$L$2])" office:value-type="float" office:value="65.1168831168831" calcext:value-type="float">
            <text:p>65.12</text:p>
          </table:table-cell>
          <table:table-cell table:formula="of:=[.E68]+273.15" office:value-type="float" office:value="338.266883116883" calcext:value-type="float">
            <text:p>338</text:p>
          </table:table-cell>
          <table:table-cell table:formula="of:=1/[.F68]" office:value-type="float" office:value="0.00295624564481668" calcext:value-type="float">
            <text:p>0.0029562</text:p>
          </table:table-cell>
          <table:table-cell table:style-name="ce6" office:value-type="float" office:value="0.1868" calcext:value-type="float">
            <text:p>0.187</text:p>
          </table:table-cell>
          <table:table-cell table:formula="of:=[.M68]/[.$L$2]/[.$L$3]" office:value-type="float" office:value="0.779584415584415" calcext:value-type="float">
            <text:p>0.7795844156</text:p>
          </table:table-cell>
          <table:table-cell table:formula="of:=LOG([.H68])" office:value-type="float" office:value="-0.728623128105925" calcext:value-type="float">
            <text:p>-0.729</text:p>
          </table:table-cell>
          <table:table-cell table:number-columns-repeated="2"/>
          <table:table-cell table:formula="of:=0.002*[.C68]+0.05" office:value-type="float" office:value="0.30014" calcext:value-type="float">
            <text:p>0.30014</text:p>
          </table:table-cell>
          <table:table-cell table:formula="of:=0.0015*[.H68]+0.0003" office:value-type="float" office:value="0.0005802" calcext:value-type="float">
            <text:p>0.00058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6" calcext:value-type="float">
            <text:p>126.00</text:p>
          </table:table-cell>
          <table:table-cell/>
          <table:table-cell table:formula="of:=([.C69]-[.$L$2])/([.$L$3]*[.$L$2])" office:value-type="float" office:value="67.5324675324675" calcext:value-type="float">
            <text:p>67.53</text:p>
          </table:table-cell>
          <table:table-cell table:formula="of:=[.E69]+273.15" office:value-type="float" office:value="340.682467532468" calcext:value-type="float">
            <text:p>341</text:p>
          </table:table-cell>
          <table:table-cell table:formula="of:=1/[.F69]" office:value-type="float" office:value="0.00293528459871419" calcext:value-type="float">
            <text:p>0.0029353</text:p>
          </table:table-cell>
          <table:table-cell table:style-name="ce6" office:value-type="float" office:value="0.1761" calcext:value-type="float">
            <text:p>0.176</text:p>
          </table:table-cell>
          <table:table-cell table:formula="of:=[.M69]/[.$L$2]/[.$L$3]" office:value-type="float" office:value="0.784415584415584" calcext:value-type="float">
            <text:p>0.7844155844</text:p>
          </table:table-cell>
          <table:table-cell table:formula="of:=LOG([.H69])" office:value-type="float" office:value="-0.754240644032723" calcext:value-type="float">
            <text:p>-0.754</text:p>
          </table:table-cell>
          <table:table-cell table:number-columns-repeated="2"/>
          <table:table-cell table:formula="of:=0.002*[.C69]+0.05" office:value-type="float" office:value="0.302" calcext:value-type="float">
            <text:p>0.302</text:p>
          </table:table-cell>
          <table:table-cell table:formula="of:=0.0015*[.H69]+0.0003" office:value-type="float" office:value="0.00056415" calcext:value-type="float">
            <text:p>0.000564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7" calcext:value-type="float">
            <text:p>127.00</text:p>
          </table:table-cell>
          <table:table-cell/>
          <table:table-cell table:formula="of:=([.C70]-[.$L$2])/([.$L$3]*[.$L$2])" office:value-type="float" office:value="70.1298701298701" calcext:value-type="float">
            <text:p>70.13</text:p>
          </table:table-cell>
          <table:table-cell table:formula="of:=[.E70]+273.15" office:value-type="float" office:value="343.27987012987" calcext:value-type="float">
            <text:p>343</text:p>
          </table:table-cell>
          <table:table-cell table:formula="of:=1/[.F70]" office:value-type="float" office:value="0.00291307497763175" calcext:value-type="float">
            <text:p>0.0029131</text:p>
          </table:table-cell>
          <table:table-cell table:style-name="ce6" office:value-type="float" office:value="0.1656" calcext:value-type="float">
            <text:p>0.166</text:p>
          </table:table-cell>
          <table:table-cell table:formula="of:=[.M70]/[.$L$2]/[.$L$3]" office:value-type="float" office:value="0.78961038961039" calcext:value-type="float">
            <text:p>0.7896103896</text:p>
          </table:table-cell>
          <table:table-cell table:formula="of:=LOG([.H70])" office:value-type="float" office:value="-0.780939667551139" calcext:value-type="float">
            <text:p>-0.781</text:p>
          </table:table-cell>
          <table:table-cell table:number-columns-repeated="2"/>
          <table:table-cell table:formula="of:=0.002*[.C70]+0.05" office:value-type="float" office:value="0.304" calcext:value-type="float">
            <text:p>0.304</text:p>
          </table:table-cell>
          <table:table-cell table:formula="of:=0.0015*[.H70]+0.0003" office:value-type="float" office:value="0.0005484" calcext:value-type="float">
            <text:p>0.00054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8" calcext:value-type="float">
            <text:p>128.00</text:p>
          </table:table-cell>
          <table:table-cell/>
          <table:table-cell table:formula="of:=([.C71]-[.$L$2])/([.$L$3]*[.$L$2])" office:value-type="float" office:value="72.7272727272727" calcext:value-type="float">
            <text:p>72.73</text:p>
          </table:table-cell>
          <table:table-cell table:formula="of:=[.E71]+273.15" office:value-type="float" office:value="345.877272727273" calcext:value-type="float">
            <text:p>346</text:p>
          </table:table-cell>
          <table:table-cell table:formula="of:=1/[.F71]" office:value-type="float" office:value="0.00289119892762803" calcext:value-type="float">
            <text:p>0.0028912</text:p>
          </table:table-cell>
          <table:table-cell table:style-name="ce6" office:value-type="float" office:value="0.1557" calcext:value-type="float">
            <text:p>0.156</text:p>
          </table:table-cell>
          <table:table-cell table:formula="of:=[.M71]/[.$L$2]/[.$L$3]" office:value-type="float" office:value="0.794805194805195" calcext:value-type="float">
            <text:p>0.7948051948</text:p>
          </table:table-cell>
          <table:table-cell table:formula="of:=LOG([.H71])" office:value-type="float" office:value="-0.807711387431879" calcext:value-type="float">
            <text:p>-0.808</text:p>
          </table:table-cell>
          <table:table-cell table:number-columns-repeated="2"/>
          <table:table-cell table:formula="of:=0.002*[.C71]+0.05" office:value-type="float" office:value="0.306" calcext:value-type="float">
            <text:p>0.306</text:p>
          </table:table-cell>
          <table:table-cell table:formula="of:=0.0015*[.H71]+0.0003" office:value-type="float" office:value="0.00053355" calcext:value-type="float">
            <text:p>0.000533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9" calcext:value-type="float">
            <text:p>129.00</text:p>
          </table:table-cell>
          <table:table-cell/>
          <table:table-cell table:formula="of:=([.C72]-[.$L$2])/([.$L$3]*[.$L$2])" office:value-type="float" office:value="75.3246753246753" calcext:value-type="float">
            <text:p>75.32</text:p>
          </table:table-cell>
          <table:table-cell table:formula="of:=[.E72]+273.15" office:value-type="float" office:value="348.474675324675" calcext:value-type="float">
            <text:p>348</text:p>
          </table:table-cell>
          <table:table-cell table:formula="of:=1/[.F72]" office:value-type="float" office:value="0.00286964898975312" calcext:value-type="float">
            <text:p>0.0028696</text:p>
          </table:table-cell>
          <table:table-cell table:style-name="ce6" office:value-type="float" office:value="0.1465" calcext:value-type="float">
            <text:p>0.147</text:p>
          </table:table-cell>
          <table:table-cell table:formula="of:=[.M72]/[.$L$2]/[.$L$3]" office:value-type="float" office:value="0.8" calcext:value-type="float">
            <text:p>0.8</text:p>
          </table:table-cell>
          <table:table-cell table:formula="of:=LOG([.H72])" office:value-type="float" office:value="-0.834162375309872" calcext:value-type="float">
            <text:p>-0.834</text:p>
          </table:table-cell>
          <table:table-cell table:number-columns-repeated="2"/>
          <table:table-cell table:formula="of:=0.002*[.C72]+0.05" office:value-type="float" office:value="0.308" calcext:value-type="float">
            <text:p>0.308</text:p>
          </table:table-cell>
          <table:table-cell table:formula="of:=0.0015*[.H72]+0.0003" office:value-type="float" office:value="0.00051975" calcext:value-type="float">
            <text:p>0.000519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9.99" calcext:value-type="float">
            <text:p>129.99</text:p>
          </table:table-cell>
          <table:table-cell/>
          <table:table-cell table:formula="of:=([.C73]-[.$L$2])/([.$L$3]*[.$L$2])" office:value-type="float" office:value="77.8961038961039" calcext:value-type="float">
            <text:p>77.90</text:p>
          </table:table-cell>
          <table:table-cell table:formula="of:=[.E73]+273.15" office:value-type="float" office:value="351.046103896104" calcext:value-type="float">
            <text:p>351</text:p>
          </table:table-cell>
          <table:table-cell table:formula="of:=1/[.F73]" office:value-type="float" office:value="0.0028486286812514" calcext:value-type="float">
            <text:p>0.0028486</text:p>
          </table:table-cell>
          <table:table-cell table:style-name="ce6" office:value-type="float" office:value="0.1382" calcext:value-type="float">
            <text:p>0.138</text:p>
          </table:table-cell>
          <table:table-cell table:formula="of:=[.M73]/[.$L$2]/[.$L$3]" office:value-type="float" office:value="0.805142857142857" calcext:value-type="float">
            <text:p>0.8051428571</text:p>
          </table:table-cell>
          <table:table-cell table:formula="of:=LOG([.H73])" office:value-type="float" office:value="-0.85949195696182" calcext:value-type="float">
            <text:p>-0.859</text:p>
          </table:table-cell>
          <table:table-cell table:number-columns-repeated="2"/>
          <table:table-cell table:formula="of:=0.002*[.C73]+0.05" office:value-type="float" office:value="0.30998" calcext:value-type="float">
            <text:p>0.30998</text:p>
          </table:table-cell>
          <table:table-cell table:formula="of:=0.0015*[.H73]+0.0003" office:value-type="float" office:value="0.0005073" calcext:value-type="float">
            <text:p>0.00050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1" calcext:value-type="float">
            <text:p>131.00</text:p>
          </table:table-cell>
          <table:table-cell/>
          <table:table-cell table:formula="of:=([.C74]-[.$L$2])/([.$L$3]*[.$L$2])" office:value-type="float" office:value="80.5194805194805" calcext:value-type="float">
            <text:p>80.52</text:p>
          </table:table-cell>
          <table:table-cell table:formula="of:=[.E74]+273.15" office:value-type="float" office:value="353.66948051948" calcext:value-type="float">
            <text:p>354</text:p>
          </table:table-cell>
          <table:table-cell table:formula="of:=1/[.F74]" office:value-type="float" office:value="0.00282749871018322" calcext:value-type="float">
            <text:p>0.0028275</text:p>
          </table:table-cell>
          <table:table-cell table:style-name="ce6" office:value-type="float" office:value="0.1297" calcext:value-type="float">
            <text:p>0.130</text:p>
          </table:table-cell>
          <table:table-cell table:formula="of:=[.M74]/[.$L$2]/[.$L$3]" office:value-type="float" office:value="0.81038961038961" calcext:value-type="float">
            <text:p>0.8103896104</text:p>
          </table:table-cell>
          <table:table-cell table:formula="of:=LOG([.H74])" office:value-type="float" office:value="-0.88706002391592" calcext:value-type="float">
            <text:p>-0.887</text:p>
          </table:table-cell>
          <table:table-cell table:number-columns-repeated="2"/>
          <table:table-cell table:formula="of:=0.002*[.C74]+0.05" office:value-type="float" office:value="0.312" calcext:value-type="float">
            <text:p>0.312</text:p>
          </table:table-cell>
          <table:table-cell table:formula="of:=0.0015*[.H74]+0.0003" office:value-type="float" office:value="0.00049455" calcext:value-type="float">
            <text:p>0.000494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2" calcext:value-type="float">
            <text:p>132.00</text:p>
          </table:table-cell>
          <table:table-cell/>
          <table:table-cell table:formula="of:=([.C75]-[.$L$2])/([.$L$3]*[.$L$2])" office:value-type="float" office:value="83.1168831168831" calcext:value-type="float">
            <text:p>83.12</text:p>
          </table:table-cell>
          <table:table-cell table:formula="of:=[.E75]+273.15" office:value-type="float" office:value="356.266883116883" calcext:value-type="float">
            <text:p>356</text:p>
          </table:table-cell>
          <table:table-cell table:formula="of:=1/[.F75]" office:value-type="float" office:value="0.00280688452221904" calcext:value-type="float">
            <text:p>0.0028069</text:p>
          </table:table-cell>
          <table:table-cell table:style-name="ce6" office:value-type="float" office:value="0.1224" calcext:value-type="float">
            <text:p>0.122</text:p>
          </table:table-cell>
          <table:table-cell table:formula="of:=[.M75]/[.$L$2]/[.$L$3]" office:value-type="float" office:value="0.815584415584416" calcext:value-type="float">
            <text:p>0.8155844156</text:p>
          </table:table-cell>
          <table:table-cell table:formula="of:=LOG([.H75])" office:value-type="float" office:value="-0.912218582190457" calcext:value-type="float">
            <text:p>-0.912</text:p>
          </table:table-cell>
          <table:table-cell table:number-columns-repeated="2"/>
          <table:table-cell table:formula="of:=0.002*[.C75]+0.05" office:value-type="float" office:value="0.314" calcext:value-type="float">
            <text:p>0.314</text:p>
          </table:table-cell>
          <table:table-cell table:formula="of:=0.0015*[.H75]+0.0003" office:value-type="float" office:value="0.0004836" calcext:value-type="float">
            <text:p>0.000483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float" office:value="109.23" calcext:value-type="float">
            <text:p>109.23</text:p>
          </table:table-cell>
          <table:table-cell/>
          <table:table-cell table:style-name="Default" table:formula="of:=([.C77]-[.$L$2])/([.$L$3]*[.$L$2])" office:value-type="float" office:value="23.974025974026" calcext:value-type="float">
            <text:p>23.974025974</text:p>
          </table:table-cell>
          <table:table-cell table:style-name="Default" table:number-columns-repeated="3"/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style-name="ce2" table:formula="of:=0.002*[.C77]+0.05" office:value-type="float" office:value="0.26846" calcext:value-type="float">
            <text:p>0.26846</text:p>
          </table:table-cell>
          <table:table-cell/>
          <table:table-cell table:style-name="Default" table:formula="of:=([.C78])/([.$L$3]*[.$L$2])" office:value-type="float" office:value="0.697298701298701" calcext:value-type="float">
            <text:p>0.6972987013</text:p>
          </table:table-cell>
          <table:table-cell table:style-name="Default" table:number-columns-repeated="3"/>
          <table:table-cell/>
          <table:table-cell table:style-name="Default"/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mA</text:p>
          </table:table-cell>
          <table:table-cell/>
          <table:table-cell table:style-name="Default" office:value-type="string" calcext:value-type="string">
            <text:p>V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I</text:p>
          </table:table-cell>
          <table:table-cell office:value-type="string" calcext:value-type="string">
            <text:p>dI</text:p>
          </table:table-cell>
          <table:table-cell table:style-name="Default" office:value-type="string" calcext:value-type="string">
            <text:p>U</text:p>
          </table:table-cell>
          <table:table-cell office:value-type="string" calcext:value-type="string">
            <text:p>dU</text:p>
          </table:table-cell>
        </table:table-row>
        <table:table-row table:style-name="ro1">
          <table:table-cell/>
          <table:table-cell table:style-name="ce6" office:value-type="float" office:value="0.1926" calcext:value-type="float">
            <text:p>0.193</text:p>
          </table:table-cell>
          <table:table-cell table:formula="of:=0.003*[.B4]+0.0003" office:value-type="float" office:value="0.0008778" calcext:value-type="float">
            <text:p>0.0008778</text:p>
          </table:table-cell>
          <table:table-cell office:value-type="float" office:value="0.1233" calcext:value-type="float">
            <text:p>0.123</text:p>
          </table:table-cell>
          <table:table-cell table:formula="of:=0.0005*[.D4]+0.0003" office:value-type="float" office:value="0.00036165" calcext:value-type="float">
            <text:p>0.00036165</text:p>
          </table:table-cell>
        </table:table-row>
        <table:table-row table:style-name="ro1">
          <table:table-cell/>
          <table:table-cell table:style-name="ce6" office:value-type="float" office:value="0.3039" calcext:value-type="float">
            <text:p>0.304</text:p>
          </table:table-cell>
          <table:table-cell table:formula="of:=0.003*[.B5]+0.0003" office:value-type="float" office:value="0.0012117" calcext:value-type="float">
            <text:p>0.0012117</text:p>
          </table:table-cell>
          <table:table-cell office:value-type="float" office:value="0.1934" calcext:value-type="float">
            <text:p>0.193</text:p>
          </table:table-cell>
          <table:table-cell table:formula="of:=0.0005*[.D5]+0.0003" office:value-type="float" office:value="0.0003967" calcext:value-type="float">
            <text:p>0.0003967</text:p>
          </table:table-cell>
        </table:table-row>
        <table:table-row table:style-name="ro1">
          <table:table-cell/>
          <table:table-cell table:style-name="ce6" office:value-type="float" office:value="0.4008" calcext:value-type="float">
            <text:p>0.401</text:p>
          </table:table-cell>
          <table:table-cell table:formula="of:=0.003*[.B6]+0.0003" office:value-type="float" office:value="0.0015024" calcext:value-type="float">
            <text:p>0.0015024</text:p>
          </table:table-cell>
          <table:table-cell office:value-type="float" office:value="0.2523" calcext:value-type="float">
            <text:p>0.252</text:p>
          </table:table-cell>
          <table:table-cell table:formula="of:=0.0005*[.D6]+0.0003" office:value-type="float" office:value="0.00042615" calcext:value-type="float">
            <text:p>0.00042615</text:p>
          </table:table-cell>
        </table:table-row>
        <table:table-row table:style-name="ro1">
          <table:table-cell/>
          <table:table-cell table:style-name="ce6" office:value-type="float" office:value="0.495" calcext:value-type="float">
            <text:p>0.495</text:p>
          </table:table-cell>
          <table:table-cell table:formula="of:=0.003*[.B7]+0.0003" office:value-type="float" office:value="0.001785" calcext:value-type="float">
            <text:p>0.001785</text:p>
          </table:table-cell>
          <table:table-cell office:value-type="float" office:value="0.3075" calcext:value-type="float">
            <text:p>0.308</text:p>
          </table:table-cell>
          <table:table-cell table:formula="of:=0.0005*[.D7]+0.0003" office:value-type="float" office:value="0.00045375" calcext:value-type="float">
            <text:p>0.00045375</text:p>
          </table:table-cell>
        </table:table-row>
        <table:table-row table:style-name="ro1">
          <table:table-cell/>
          <table:table-cell table:style-name="ce1" office:value-type="float" office:value="0.598" calcext:value-type="float">
            <text:p>0.60</text:p>
          </table:table-cell>
          <table:table-cell table:formula="of:=0.003*[.B8]+0.0003" office:value-type="float" office:value="0.002094" calcext:value-type="float">
            <text:p>0.002094</text:p>
          </table:table-cell>
          <table:table-cell office:value-type="float" office:value="0.3658" calcext:value-type="float">
            <text:p>0.366</text:p>
          </table:table-cell>
          <table:table-cell table:formula="of:=0.0005*[.D8]+0.0003" office:value-type="float" office:value="0.0004829" calcext:value-type="float">
            <text:p>0.0004829</text:p>
          </table:table-cell>
        </table:table-row>
        <table:table-row table:style-name="ro1">
          <table:table-cell/>
          <table:table-cell table:style-name="ce1" office:value-type="float" office:value="0.7052" calcext:value-type="float">
            <text:p>0.71</text:p>
          </table:table-cell>
          <table:table-cell table:formula="of:=0.003*[.B9]+0.0003" office:value-type="float" office:value="0.0024156" calcext:value-type="float">
            <text:p>0.0024156</text:p>
          </table:table-cell>
          <table:table-cell office:value-type="float" office:value="0.4233" calcext:value-type="float">
            <text:p>0.423</text:p>
          </table:table-cell>
          <table:table-cell table:formula="of:=0.0005*[.D9]+0.0003" office:value-type="float" office:value="0.00051165" calcext:value-type="float">
            <text:p>0.00051165</text:p>
          </table:table-cell>
        </table:table-row>
        <table:table-row table:style-name="ro1">
          <table:table-cell/>
          <table:table-cell table:style-name="ce1" office:value-type="float" office:value="0.804" calcext:value-type="float">
            <text:p>0.80</text:p>
          </table:table-cell>
          <table:table-cell table:formula="of:=0.003*[.B10]+0.0003" office:value-type="float" office:value="0.002712" calcext:value-type="float">
            <text:p>0.002712</text:p>
          </table:table-cell>
          <table:table-cell office:value-type="float" office:value="0.4732" calcext:value-type="float">
            <text:p>0.473</text:p>
          </table:table-cell>
          <table:table-cell table:formula="of:=0.0005*[.D10]+0.0003" office:value-type="float" office:value="0.0005366" calcext:value-type="float">
            <text:p>0.0005366</text:p>
          </table:table-cell>
        </table:table-row>
        <table:table-row table:style-name="ro1">
          <table:table-cell/>
          <table:table-cell table:style-name="ce1" office:value-type="float" office:value="0.909" calcext:value-type="float">
            <text:p>0.91</text:p>
          </table:table-cell>
          <table:table-cell table:formula="of:=0.003*[.B11]+0.0003" office:value-type="float" office:value="0.003027" calcext:value-type="float">
            <text:p>0.003027</text:p>
          </table:table-cell>
          <table:table-cell office:value-type="float" office:value="0.523" calcext:value-type="float">
            <text:p>0.523</text:p>
          </table:table-cell>
          <table:table-cell table:formula="of:=0.0005*[.D11]+0.0003" office:value-type="float" office:value="0.0005615" calcext:value-type="float">
            <text:p>0.0005615</text:p>
          </table:table-cell>
        </table:table-row>
        <table:table-row table:style-name="ro1">
          <table:table-cell/>
          <table:table-cell table:style-name="ce1" office:value-type="float" office:value="1.0073" calcext:value-type="float">
            <text:p>1.01</text:p>
          </table:table-cell>
          <table:table-cell table:formula="of:=0.003*[.B12]+0.0003" office:value-type="float" office:value="0.0033219" calcext:value-type="float">
            <text:p>0.0033219</text:p>
          </table:table-cell>
          <table:table-cell office:value-type="float" office:value="0.567" calcext:value-type="float">
            <text:p>0.567</text:p>
          </table:table-cell>
          <table:table-cell table:formula="of:=0.0005*[.D12]+0.0003" office:value-type="float" office:value="0.0005835" calcext:value-type="float">
            <text:p>0.0005835</text:p>
          </table:table-cell>
        </table:table-row>
        <table:table-row table:style-name="ro1">
          <table:table-cell/>
          <table:table-cell table:style-name="ce1" office:value-type="float" office:value="1.6945" calcext:value-type="float">
            <text:p>1.69</text:p>
          </table:table-cell>
          <table:table-cell table:formula="of:=0.003*[.B13]+0.0003" office:value-type="float" office:value="0.0053835" calcext:value-type="float">
            <text:p>0.0053835</text:p>
          </table:table-cell>
          <table:table-cell office:value-type="float" office:value="0.799" calcext:value-type="float">
            <text:p>0.799</text:p>
          </table:table-cell>
          <table:table-cell table:formula="of:=0.0005*[.D13]+0.0003" office:value-type="float" office:value="0.0006995" calcext:value-type="float">
            <text:p>0.0006995</text:p>
          </table:table-cell>
        </table:table-row>
        <table:table-row table:style-name="ro1">
          <table:table-cell/>
          <table:table-cell table:style-name="ce1" office:value-type="float" office:value="2.07" calcext:value-type="float">
            <text:p>2.07</text:p>
          </table:table-cell>
          <table:table-cell table:formula="of:=0.003*[.B14]+0.003" office:value-type="float" office:value="0.00921" calcext:value-type="float">
            <text:p>0.00921</text:p>
          </table:table-cell>
          <table:table-cell office:value-type="float" office:value="0.875" calcext:value-type="float">
            <text:p>0.875</text:p>
          </table:table-cell>
          <table:table-cell table:formula="of:=0.0005*[.D14]+0.0003" office:value-type="float" office:value="0.0007375" calcext:value-type="float">
            <text:p>0.0007375</text:p>
          </table:table-cell>
        </table:table-row>
        <table:table-row table:style-name="ro1">
          <table:table-cell/>
          <table:table-cell table:style-name="ce1" office:value-type="float" office:value="3.273" calcext:value-type="float">
            <text:p>3.27</text:p>
          </table:table-cell>
          <table:table-cell table:formula="of:=0.003*[.B15]+0.003" office:value-type="float" office:value="0.012819" calcext:value-type="float">
            <text:p>0.012819</text:p>
          </table:table-cell>
          <table:table-cell office:value-type="float" office:value="1.0196" calcext:value-type="float">
            <text:p>1.020</text:p>
          </table:table-cell>
          <table:table-cell table:formula="of:=0.0005*[.D15]+0.0003" office:value-type="float" office:value="0.0008098" calcext:value-type="float">
            <text:p>0.0008098</text:p>
          </table:table-cell>
        </table:table-row>
        <table:table-row table:style-name="ro1">
          <table:table-cell/>
          <table:table-cell table:style-name="ce1" office:value-type="float" office:value="4.461" calcext:value-type="float">
            <text:p>4.46</text:p>
          </table:table-cell>
          <table:table-cell table:formula="of:=0.003*[.B16]+0.003" office:value-type="float" office:value="0.016383" calcext:value-type="float">
            <text:p>0.016383</text:p>
          </table:table-cell>
          <table:table-cell office:value-type="float" office:value="1.0702" calcext:value-type="float">
            <text:p>1.070</text:p>
          </table:table-cell>
          <table:table-cell table:formula="of:=0.0005*[.D16]+0.0003" office:value-type="float" office:value="0.0008351" calcext:value-type="float">
            <text:p>0.0008351</text:p>
          </table:table-cell>
        </table:table-row>
        <table:table-row table:style-name="ro1">
          <table:table-cell/>
          <table:table-cell table:style-name="ce1" office:value-type="float" office:value="5.066" calcext:value-type="float">
            <text:p>5.07</text:p>
          </table:table-cell>
          <table:table-cell table:formula="of:=0.003*[.B17]+0.003" office:value-type="float" office:value="0.018198" calcext:value-type="float">
            <text:p>0.018198</text:p>
          </table:table-cell>
          <table:table-cell office:value-type="float" office:value="1.079" calcext:value-type="float">
            <text:p>1.079</text:p>
          </table:table-cell>
          <table:table-cell table:formula="of:=0.0005*[.D17]+0.0003" office:value-type="float" office:value="0.0008395" calcext:value-type="float">
            <text:p>0.0008395</text:p>
          </table:table-cell>
        </table:table-row>
        <table:table-row table:style-name="ro1">
          <table:table-cell/>
          <table:table-cell office:value-type="float" office:value="5.986" calcext:value-type="float">
            <text:p>6.0</text:p>
          </table:table-cell>
          <table:table-cell table:formula="of:=0.003*[.B18]+0.003" office:value-type="float" office:value="0.020958" calcext:value-type="float">
            <text:p>0.020958</text:p>
          </table:table-cell>
          <table:table-cell office:value-type="float" office:value="1.0841" calcext:value-type="float">
            <text:p>1.084</text:p>
          </table:table-cell>
          <table:table-cell table:formula="of:=0.0005*[.D18]+0.0003" office:value-type="float" office:value="0.00084205" calcext:value-type="float">
            <text:p>0.00084205</text:p>
          </table:table-cell>
        </table:table-row>
        <table:table-row table:style-name="ro1">
          <table:table-cell/>
          <table:table-cell office:value-type="float" office:value="6.588" calcext:value-type="float">
            <text:p>6.6</text:p>
          </table:table-cell>
          <table:table-cell table:formula="of:=0.003*[.B19]+0.003" office:value-type="float" office:value="0.022764" calcext:value-type="float">
            <text:p>0.022764</text:p>
          </table:table-cell>
          <table:table-cell office:value-type="float" office:value="1.0828" calcext:value-type="float">
            <text:p>1.083</text:p>
          </table:table-cell>
          <table:table-cell table:formula="of:=0.0005*[.D19]+0.0003" office:value-type="float" office:value="0.0008414" calcext:value-type="float">
            <text:p>0.0008414</text:p>
          </table:table-cell>
        </table:table-row>
        <table:table-row table:style-name="ro1">
          <table:table-cell/>
          <table:table-cell office:value-type="float" office:value="8.281" calcext:value-type="float">
            <text:p>8.3</text:p>
          </table:table-cell>
          <table:table-cell table:formula="of:=0.003*[.B20]+0.003" office:value-type="float" office:value="0.027843" calcext:value-type="float">
            <text:p>0.027843</text:p>
          </table:table-cell>
          <table:table-cell office:value-type="float" office:value="1.0712" calcext:value-type="float">
            <text:p>1.071</text:p>
          </table:table-cell>
          <table:table-cell table:formula="of:=0.0005*[.D20]+0.0003" office:value-type="float" office:value="0.0008356" calcext:value-type="float">
            <text:p>0.0008356</text:p>
          </table:table-cell>
        </table:table-row>
        <table:table-row table:style-name="ro1">
          <table:table-cell/>
          <table:table-cell office:value-type="float" office:value="9.875" calcext:value-type="float">
            <text:p>9.9</text:p>
          </table:table-cell>
          <table:table-cell table:formula="of:=0.003*[.B21]+0.003" office:value-type="float" office:value="0.032625" calcext:value-type="float">
            <text:p>0.032625</text:p>
          </table:table-cell>
          <table:table-cell office:value-type="float" office:value="1.0558" calcext:value-type="float">
            <text:p>1.056</text:p>
          </table:table-cell>
          <table:table-cell table:formula="of:=0.0005*[.D21]+0.0003" office:value-type="float" office:value="0.0008279" calcext:value-type="float">
            <text:p>0.0008279</text:p>
          </table:table-cell>
        </table:table-row>
        <table:table-row table:style-name="ro1">
          <table:table-cell/>
          <table:table-cell office:value-type="float" office:value="11.856" calcext:value-type="float">
            <text:p>11.9</text:p>
          </table:table-cell>
          <table:table-cell table:formula="of:=0.003*[.B22]+0.003" office:value-type="float" office:value="0.038568" calcext:value-type="float">
            <text:p>0.038568</text:p>
          </table:table-cell>
          <table:table-cell office:value-type="float" office:value="1.036" calcext:value-type="float">
            <text:p>1.036</text:p>
          </table:table-cell>
          <table:table-cell table:formula="of:=0.0005*[.D22]+0.0003" office:value-type="float" office:value="0.000818" calcext:value-type="float">
            <text:p>0.000818</text:p>
          </table:table-cell>
        </table:table-row>
        <table:table-row table:style-name="ro1">
          <table:table-cell/>
          <table:table-cell office:value-type="float" office:value="14.056" calcext:value-type="float">
            <text:p>14.1</text:p>
          </table:table-cell>
          <table:table-cell table:formula="of:=0.003*[.B23]+0.003" office:value-type="float" office:value="0.045168" calcext:value-type="float">
            <text:p>0.045168</text:p>
          </table:table-cell>
          <table:table-cell office:value-type="float" office:value="1.0166" calcext:value-type="float">
            <text:p>1.017</text:p>
          </table:table-cell>
          <table:table-cell table:formula="of:=0.0005*[.D23]+0.0003" office:value-type="float" office:value="0.0008083" calcext:value-type="float">
            <text:p>0.0008083</text:p>
          </table:table-cell>
        </table:table-row>
        <table:table-row table:style-name="ro1">
          <table:table-cell/>
          <table:table-cell office:value-type="float" office:value="16" calcext:value-type="float">
            <text:p>16.0</text:p>
          </table:table-cell>
          <table:table-cell table:formula="of:=0.003*[.B24]+0.003" office:value-type="float" office:value="0.051" calcext:value-type="float">
            <text:p>0.051</text:p>
          </table:table-cell>
          <table:table-cell office:value-type="float" office:value="1.002" calcext:value-type="float">
            <text:p>1.002</text:p>
          </table:table-cell>
          <table:table-cell table:formula="of:=0.0005*[.D24]+0.0003" office:value-type="float" office:value="0.000801" calcext:value-type="float">
            <text:p>0.000801</text:p>
          </table:table-cell>
        </table:table-row>
        <table:table-row table:style-name="ro1">
          <table:table-cell/>
          <table:table-cell office:value-type="float" office:value="17.91" calcext:value-type="float">
            <text:p>17.9</text:p>
          </table:table-cell>
          <table:table-cell table:formula="of:=0.003*[.B25]+0.003" office:value-type="float" office:value="0.05673" calcext:value-type="float">
            <text:p>0.05673</text:p>
          </table:table-cell>
          <table:table-cell office:value-type="float" office:value="0.9904" calcext:value-type="float">
            <text:p>0.990</text:p>
          </table:table-cell>
          <table:table-cell table:formula="of:=0.0005*[.D25]+0.0003" office:value-type="float" office:value="0.0007952" calcext:value-type="float">
            <text:p>0.0007952</text:p>
          </table:table-cell>
        </table:table-row>
        <table:table-row table:style-name="ro1">
          <table:table-cell/>
          <table:table-cell office:value-type="float" office:value="20.27" calcext:value-type="float">
            <text:p>20.3</text:p>
          </table:table-cell>
          <table:table-cell table:formula="of:=0.003*[.B26]+0.03" office:value-type="float" office:value="0.09081" calcext:value-type="float">
            <text:p>0.09081</text:p>
          </table:table-cell>
          <table:table-cell office:value-type="float" office:value="0.9783" calcext:value-type="float">
            <text:p>0.978</text:p>
          </table:table-cell>
          <table:table-cell table:formula="of:=0.0005*[.D26]+0.0003" office:value-type="float" office:value="0.00078915" calcext:value-type="float">
            <text:p>0.00078915</text:p>
          </table:table-cell>
        </table:table-row>
        <table:table-row table:style-name="ro1">
          <table:table-cell/>
          <table:table-cell office:value-type="float" office:value="22.35" calcext:value-type="float">
            <text:p>22.4</text:p>
          </table:table-cell>
          <table:table-cell table:formula="of:=0.003*[.B27]+0.03" office:value-type="float" office:value="0.09705" calcext:value-type="float">
            <text:p>0.09705</text:p>
          </table:table-cell>
          <table:table-cell office:value-type="float" office:value="0.9689" calcext:value-type="float">
            <text:p>0.969</text:p>
          </table:table-cell>
          <table:table-cell table:formula="of:=0.0005*[.D27]+0.0003" office:value-type="float" office:value="0.00078445" calcext:value-type="float">
            <text:p>0.00078445</text:p>
          </table:table-cell>
        </table:table-row>
        <table:table-row table:style-name="ro1">
          <table:table-cell/>
          <table:table-cell office:value-type="float" office:value="25.02" calcext:value-type="float">
            <text:p>25.0</text:p>
          </table:table-cell>
          <table:table-cell table:formula="of:=0.003*[.B28]+0.03" office:value-type="float" office:value="0.10506" calcext:value-type="float">
            <text:p>0.10506</text:p>
          </table:table-cell>
          <table:table-cell office:value-type="float" office:value="0.9613" calcext:value-type="float">
            <text:p>0.961</text:p>
          </table:table-cell>
          <table:table-cell table:formula="of:=0.0005*[.D28]+0.0003" office:value-type="float" office:value="0.00078065" calcext:value-type="float">
            <text:p>0.00078065</text:p>
          </table:table-cell>
        </table:table-row>
      </table:table>
      <table:table table:name="tisk" table:style-name="ta1">
        <table:table-column table:style-name="co1" table:number-columns-repeated="1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ce1"/>
        <table:table-row table:style-name="ro1">
          <table:table-cell table:style-name="ce7" office:value-type="string" calcext:value-type="string">
            <text:p>R_t (Ohm)</text:p>
          </table:table-cell>
          <table:table-cell table:style-name="ce7" office:value-type="string" calcext:value-type="string">
            <text:p>T (K)</text:p>
          </table:table-cell>
          <table:table-cell table:style-name="ce7" office:value-type="string" calcext:value-type="string">
            <text:p>R (kOhm)</text:p>
          </table:table-cell>
          <table:table-cell/>
          <table:table-cell table:style-name="ce7" office:value-type="string" calcext:value-type="string">
            <text:p>R_t (Ohm)</text:p>
          </table:table-cell>
          <table:table-cell table:style-name="ce7" office:value-type="string" calcext:value-type="string">
            <text:p>T (K)</text:p>
          </table:table-cell>
          <table:table-cell table:style-name="ce7" office:value-type="string" calcext:value-type="string">
            <text:p>R (kOhm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63.62" calcext:value-type="float">
            <text:p>63.6</text:p>
          </table:table-cell>
          <table:table-cell table:style-name="ce9" table:formula="of:=[.Q40]+273.15" office:value-type="float" office:value="178.656493506493" calcext:value-type="float">
            <text:p>179</text:p>
          </table:table-cell>
          <table:table-cell table:style-name="ce9" office:value-type="float" office:value="198.37" calcext:value-type="float">
            <text:p>198</text:p>
          </table:table-cell>
          <table:table-cell/>
          <table:table-cell table:style-name="ce8" office:value-type="float" office:value="98" calcext:value-type="float">
            <text:p>98.0</text:p>
          </table:table-cell>
          <table:table-cell table:style-name="ce9" table:formula="of:=[.Q75]+273.15" office:value-type="float" office:value="267.955194805195" calcext:value-type="float">
            <text:p>268</text:p>
          </table:table-cell>
          <table:table-cell table:style-name="ce11" office:value-type="float" office:value="1.5317" calcext:value-type="float">
            <text:p>1.53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64" calcext:value-type="float">
            <text:p>64.0</text:p>
          </table:table-cell>
          <table:table-cell table:style-name="ce9" table:formula="of:=[.Q41]+273.15" office:value-type="float" office:value="179.643506493506" calcext:value-type="float">
            <text:p>180</text:p>
          </table:table-cell>
          <table:table-cell table:style-name="ce9" office:value-type="float" office:value="181.93" calcext:value-type="float">
            <text:p>182</text:p>
          </table:table-cell>
          <table:table-cell/>
          <table:table-cell table:style-name="ce8" office:value-type="float" office:value="98.99" calcext:value-type="float">
            <text:p>99.0</text:p>
          </table:table-cell>
          <table:table-cell table:style-name="ce9" table:formula="of:=[.Q76]+273.15" office:value-type="float" office:value="270.526623376623" calcext:value-type="float">
            <text:p>271</text:p>
          </table:table-cell>
          <table:table-cell table:style-name="ce11" office:value-type="float" office:value="1.3974" calcext:value-type="float">
            <text:p>1.4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65.02" calcext:value-type="float">
            <text:p>65.0</text:p>
          </table:table-cell>
          <table:table-cell table:style-name="ce9" table:formula="of:=[.Q42]+273.15" office:value-type="float" office:value="182.292857142857" calcext:value-type="float">
            <text:p>182</text:p>
          </table:table-cell>
          <table:table-cell table:style-name="ce9" office:value-type="float" office:value="147.4" calcext:value-type="float">
            <text:p>147</text:p>
          </table:table-cell>
          <table:table-cell/>
          <table:table-cell table:style-name="ce8" office:value-type="float" office:value="99.99" calcext:value-type="float">
            <text:p>100.0</text:p>
          </table:table-cell>
          <table:table-cell table:style-name="ce9" table:formula="of:=[.Q77]+273.15" office:value-type="float" office:value="273.124025974026" calcext:value-type="float">
            <text:p>273</text:p>
          </table:table-cell>
          <table:table-cell table:style-name="ce11" office:value-type="float" office:value="1.2769" calcext:value-type="float">
            <text:p>1.28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66.02" calcext:value-type="float">
            <text:p>66.0</text:p>
          </table:table-cell>
          <table:table-cell table:style-name="ce9" table:formula="of:=[.Q43]+273.15" office:value-type="float" office:value="184.89025974026" calcext:value-type="float">
            <text:p>185</text:p>
          </table:table-cell>
          <table:table-cell table:style-name="ce9" office:value-type="float" office:value="121.92" calcext:value-type="float">
            <text:p>122</text:p>
          </table:table-cell>
          <table:table-cell/>
          <table:table-cell table:style-name="ce8" office:value-type="float" office:value="101" calcext:value-type="float">
            <text:p>101.0</text:p>
          </table:table-cell>
          <table:table-cell table:style-name="ce9" table:formula="of:=[.Q78]+273.15" office:value-type="float" office:value="275.747402597403" calcext:value-type="float">
            <text:p>276</text:p>
          </table:table-cell>
          <table:table-cell table:style-name="ce11" office:value-type="float" office:value="1.1676" calcext:value-type="float">
            <text:p>1.17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67.01" calcext:value-type="float">
            <text:p>67.0</text:p>
          </table:table-cell>
          <table:table-cell table:style-name="ce9" table:formula="of:=[.Q44]+273.15" office:value-type="float" office:value="187.461688311688" calcext:value-type="float">
            <text:p>187</text:p>
          </table:table-cell>
          <table:table-cell table:style-name="ce9" office:value-type="float" office:value="101.92" calcext:value-type="float">
            <text:p>102</text:p>
          </table:table-cell>
          <table:table-cell/>
          <table:table-cell table:style-name="ce8" office:value-type="float" office:value="102" calcext:value-type="float">
            <text:p>102.0</text:p>
          </table:table-cell>
          <table:table-cell table:style-name="ce9" table:formula="of:=[.Q79]+273.15" office:value-type="float" office:value="278.344805194805" calcext:value-type="float">
            <text:p>278</text:p>
          </table:table-cell>
          <table:table-cell table:style-name="ce11" office:value-type="float" office:value="1.0642" calcext:value-type="float">
            <text:p>1.06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68.01" calcext:value-type="float">
            <text:p>68.0</text:p>
          </table:table-cell>
          <table:table-cell table:style-name="ce9" table:formula="of:=[.Q45]+273.15" office:value-type="float" office:value="190.059090909091" calcext:value-type="float">
            <text:p>190</text:p>
          </table:table-cell>
          <table:table-cell table:style-name="ce9" office:value-type="float" office:value="85.82" calcext:value-type="float">
            <text:p>86</text:p>
          </table:table-cell>
          <table:table-cell/>
          <table:table-cell table:style-name="ce8" office:value-type="float" office:value="103" calcext:value-type="float">
            <text:p>103.0</text:p>
          </table:table-cell>
          <table:table-cell table:style-name="ce9" table:formula="of:=[.Q80]+273.15" office:value-type="float" office:value="280.942207792208" calcext:value-type="float">
            <text:p>281</text:p>
          </table:table-cell>
          <table:table-cell table:style-name="ce11" office:value-type="float" office:value="0.9692" calcext:value-type="float">
            <text:p>0.97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69" calcext:value-type="float">
            <text:p>69.0</text:p>
          </table:table-cell>
          <table:table-cell table:style-name="ce9" table:formula="of:=[.Q46]+273.15" office:value-type="float" office:value="192.630519480519" calcext:value-type="float">
            <text:p>193</text:p>
          </table:table-cell>
          <table:table-cell table:style-name="ce9" office:value-type="float" office:value="72.53" calcext:value-type="float">
            <text:p>73</text:p>
          </table:table-cell>
          <table:table-cell/>
          <table:table-cell table:style-name="ce8" office:value-type="float" office:value="104.01" calcext:value-type="float">
            <text:p>104.0</text:p>
          </table:table-cell>
          <table:table-cell table:style-name="ce9" table:formula="of:=[.Q81]+273.15" office:value-type="float" office:value="283.565584415584" calcext:value-type="float">
            <text:p>284</text:p>
          </table:table-cell>
          <table:table-cell table:style-name="ce11" office:value-type="float" office:value="0.888" calcext:value-type="float">
            <text:p>0.8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70" calcext:value-type="float">
            <text:p>70.0</text:p>
          </table:table-cell>
          <table:table-cell table:style-name="ce9" table:formula="of:=[.Q47]+273.15" office:value-type="float" office:value="195.227922077922" calcext:value-type="float">
            <text:p>195</text:p>
          </table:table-cell>
          <table:table-cell table:style-name="ce9" office:value-type="float" office:value="61.8" calcext:value-type="float">
            <text:p>62</text:p>
          </table:table-cell>
          <table:table-cell/>
          <table:table-cell table:style-name="ce8" office:value-type="float" office:value="104.99" calcext:value-type="float">
            <text:p>105.0</text:p>
          </table:table-cell>
          <table:table-cell table:style-name="ce9" table:formula="of:=[.Q82]+273.15" office:value-type="float" office:value="286.111038961039" calcext:value-type="float">
            <text:p>286</text:p>
          </table:table-cell>
          <table:table-cell table:style-name="ce11" office:value-type="float" office:value="0.8161" calcext:value-type="float">
            <text:p>0.82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71" calcext:value-type="float">
            <text:p>71.0</text:p>
          </table:table-cell>
          <table:table-cell table:style-name="ce9" table:formula="of:=[.Q48]+273.15" office:value-type="float" office:value="197.825324675325" calcext:value-type="float">
            <text:p>198</text:p>
          </table:table-cell>
          <table:table-cell table:style-name="ce8" office:value-type="float" office:value="52.89" calcext:value-type="float">
            <text:p>52.9</text:p>
          </table:table-cell>
          <table:table-cell/>
          <table:table-cell table:style-name="ce8" office:value-type="float" office:value="106.01" calcext:value-type="float">
            <text:p>106.0</text:p>
          </table:table-cell>
          <table:table-cell table:style-name="ce9" table:formula="of:=[.Q83]+273.15" office:value-type="float" office:value="288.76038961039" calcext:value-type="float">
            <text:p>289</text:p>
          </table:table-cell>
          <table:table-cell table:style-name="ce11" office:value-type="float" office:value="0.7516" calcext:value-type="float">
            <text:p>0.75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72.01" calcext:value-type="float">
            <text:p>72.0</text:p>
          </table:table-cell>
          <table:table-cell table:style-name="ce9" table:formula="of:=[.Q49]+273.15" office:value-type="float" office:value="200.448701298701" calcext:value-type="float">
            <text:p>200</text:p>
          </table:table-cell>
          <table:table-cell table:style-name="ce8" office:value-type="float" office:value="45.36" calcext:value-type="float">
            <text:p>45.4</text:p>
          </table:table-cell>
          <table:table-cell/>
          <table:table-cell table:style-name="ce8" office:value-type="float" office:value="107" calcext:value-type="float">
            <text:p>107.0</text:p>
          </table:table-cell>
          <table:table-cell table:style-name="ce9" table:formula="of:=[.Q84]+273.15" office:value-type="float" office:value="291.331818181818" calcext:value-type="float">
            <text:p>291</text:p>
          </table:table-cell>
          <table:table-cell table:style-name="ce11" office:value-type="float" office:value="0.691" calcext:value-type="float">
            <text:p>0.6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72.99" calcext:value-type="float">
            <text:p>73.0</text:p>
          </table:table-cell>
          <table:table-cell table:style-name="ce9" table:formula="of:=[.Q50]+273.15" office:value-type="float" office:value="202.994155844156" calcext:value-type="float">
            <text:p>203</text:p>
          </table:table-cell>
          <table:table-cell table:style-name="ce8" office:value-type="float" office:value="39.13" calcext:value-type="float">
            <text:p>39.1</text:p>
          </table:table-cell>
          <table:table-cell/>
          <table:table-cell table:style-name="ce8" office:value-type="float" office:value="108" calcext:value-type="float">
            <text:p>108.0</text:p>
          </table:table-cell>
          <table:table-cell table:style-name="ce9" table:formula="of:=[.Q85]+273.15" office:value-type="float" office:value="293.929220779221" calcext:value-type="float">
            <text:p>294</text:p>
          </table:table-cell>
          <table:table-cell table:style-name="ce10" office:value-type="float" office:value="0.6355" calcext:value-type="float">
            <text:p>0.636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74" calcext:value-type="float">
            <text:p>74.0</text:p>
          </table:table-cell>
          <table:table-cell table:style-name="ce9" table:formula="of:=[.Q51]+273.15" office:value-type="float" office:value="205.617532467532" calcext:value-type="float">
            <text:p>206</text:p>
          </table:table-cell>
          <table:table-cell table:style-name="ce8" office:value-type="float" office:value="33.79" calcext:value-type="float">
            <text:p>33.8</text:p>
          </table:table-cell>
          <table:table-cell/>
          <table:table-cell table:style-name="ce8" office:value-type="float" office:value="109.01" calcext:value-type="float">
            <text:p>109.0</text:p>
          </table:table-cell>
          <table:table-cell table:style-name="ce9" table:formula="of:=[.Q86]+273.15" office:value-type="float" office:value="296.552597402597" calcext:value-type="float">
            <text:p>297</text:p>
          </table:table-cell>
          <table:table-cell table:style-name="ce10" office:value-type="float" office:value="0.5856" calcext:value-type="float">
            <text:p>0.586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75" calcext:value-type="float">
            <text:p>75.0</text:p>
          </table:table-cell>
          <table:table-cell table:style-name="ce9" table:formula="of:=[.Q52]+273.15" office:value-type="float" office:value="208.214935064935" calcext:value-type="float">
            <text:p>208</text:p>
          </table:table-cell>
          <table:table-cell table:style-name="ce8" office:value-type="float" office:value="29.27" calcext:value-type="float">
            <text:p>29.3</text:p>
          </table:table-cell>
          <table:table-cell/>
          <table:table-cell table:style-name="ce8" office:value-type="float" office:value="110.01" calcext:value-type="float">
            <text:p>110.0</text:p>
          </table:table-cell>
          <table:table-cell table:style-name="ce9" table:formula="of:=[.Q87]+273.15" office:value-type="float" office:value="299.15" calcext:value-type="float">
            <text:p>299</text:p>
          </table:table-cell>
          <table:table-cell table:style-name="ce10" office:value-type="float" office:value="0.5396" calcext:value-type="float">
            <text:p>0.54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76" calcext:value-type="float">
            <text:p>76.0</text:p>
          </table:table-cell>
          <table:table-cell table:style-name="ce9" table:formula="of:=[.Q53]+273.15" office:value-type="float" office:value="210.812337662338" calcext:value-type="float">
            <text:p>211</text:p>
          </table:table-cell>
          <table:table-cell table:style-name="ce8" office:value-type="float" office:value="25.43" calcext:value-type="float">
            <text:p>25.4</text:p>
          </table:table-cell>
          <table:table-cell/>
          <table:table-cell table:style-name="ce8" office:value-type="float" office:value="111.01" calcext:value-type="float">
            <text:p>111.0</text:p>
          </table:table-cell>
          <table:table-cell table:style-name="ce9" table:formula="of:=[.Q88]+273.15" office:value-type="float" office:value="301.747402597403" calcext:value-type="float">
            <text:p>302</text:p>
          </table:table-cell>
          <table:table-cell table:style-name="ce10" office:value-type="float" office:value="0.4984" calcext:value-type="float">
            <text:p>0.498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77.01" calcext:value-type="float">
            <text:p>77.0</text:p>
          </table:table-cell>
          <table:table-cell table:style-name="ce9" table:formula="of:=[.Q54]+273.15" office:value-type="float" office:value="213.435714285714" calcext:value-type="float">
            <text:p>213</text:p>
          </table:table-cell>
          <table:table-cell table:style-name="ce8" office:value-type="float" office:value="22.12" calcext:value-type="float">
            <text:p>22.1</text:p>
          </table:table-cell>
          <table:table-cell/>
          <table:table-cell table:style-name="ce8" office:value-type="float" office:value="112" calcext:value-type="float">
            <text:p>112.0</text:p>
          </table:table-cell>
          <table:table-cell table:style-name="ce9" table:formula="of:=[.Q89]+273.15" office:value-type="float" office:value="304.318831168831" calcext:value-type="float">
            <text:p>304</text:p>
          </table:table-cell>
          <table:table-cell table:style-name="ce10" office:value-type="float" office:value="0.4614" calcext:value-type="float">
            <text:p>0.46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78" calcext:value-type="float">
            <text:p>78.0</text:p>
          </table:table-cell>
          <table:table-cell table:style-name="ce9" table:formula="of:=[.Q55]+273.15" office:value-type="float" office:value="216.007142857143" calcext:value-type="float">
            <text:p>216</text:p>
          </table:table-cell>
          <table:table-cell table:style-name="ce8" office:value-type="float" office:value="19.29" calcext:value-type="float">
            <text:p>19.3</text:p>
          </table:table-cell>
          <table:table-cell/>
          <table:table-cell table:style-name="ce8" office:value-type="float" office:value="113" calcext:value-type="float">
            <text:p>113.0</text:p>
          </table:table-cell>
          <table:table-cell table:style-name="ce9" table:formula="of:=[.Q90]+273.15" office:value-type="float" office:value="306.916233766234" calcext:value-type="float">
            <text:p>307</text:p>
          </table:table-cell>
          <table:table-cell table:style-name="ce10" office:value-type="float" office:value="0.4318" calcext:value-type="float">
            <text:p>0.432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79" calcext:value-type="float">
            <text:p>79.0</text:p>
          </table:table-cell>
          <table:table-cell table:style-name="ce9" table:formula="of:=[.Q56]+273.15" office:value-type="float" office:value="218.604545454545" calcext:value-type="float">
            <text:p>219</text:p>
          </table:table-cell>
          <table:table-cell table:style-name="ce8" office:value-type="float" office:value="16.82" calcext:value-type="float">
            <text:p>16.8</text:p>
          </table:table-cell>
          <table:table-cell/>
          <table:table-cell table:style-name="ce8" office:value-type="float" office:value="114" calcext:value-type="float">
            <text:p>114.0</text:p>
          </table:table-cell>
          <table:table-cell table:style-name="ce9" table:formula="of:=[.Q91]+273.15" office:value-type="float" office:value="309.513636363636" calcext:value-type="float">
            <text:p>310</text:p>
          </table:table-cell>
          <table:table-cell table:style-name="ce10" office:value-type="float" office:value="0.402" calcext:value-type="float">
            <text:p>0.402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80" calcext:value-type="float">
            <text:p>80.0</text:p>
          </table:table-cell>
          <table:table-cell table:style-name="ce9" table:formula="of:=[.Q57]+273.15" office:value-type="float" office:value="221.201948051948" calcext:value-type="float">
            <text:p>221</text:p>
          </table:table-cell>
          <table:table-cell table:style-name="ce8" office:value-type="float" office:value="14.71" calcext:value-type="float">
            <text:p>14.7</text:p>
          </table:table-cell>
          <table:table-cell/>
          <table:table-cell table:style-name="ce8" office:value-type="float" office:value="115" calcext:value-type="float">
            <text:p>115.0</text:p>
          </table:table-cell>
          <table:table-cell table:style-name="ce9" table:formula="of:=[.Q92]+273.15" office:value-type="float" office:value="312.111038961039" calcext:value-type="float">
            <text:p>312</text:p>
          </table:table-cell>
          <table:table-cell table:style-name="ce10" office:value-type="float" office:value="0.3734" calcext:value-type="float">
            <text:p>0.373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81.01" calcext:value-type="float">
            <text:p>81.0</text:p>
          </table:table-cell>
          <table:table-cell table:style-name="ce9" table:formula="of:=[.Q58]+273.15" office:value-type="float" office:value="223.825324675325" calcext:value-type="float">
            <text:p>224</text:p>
          </table:table-cell>
          <table:table-cell table:style-name="ce8" office:value-type="float" office:value="12.86" calcext:value-type="float">
            <text:p>12.9</text:p>
          </table:table-cell>
          <table:table-cell/>
          <table:table-cell table:style-name="ce8" office:value-type="float" office:value="116" calcext:value-type="float">
            <text:p>116.0</text:p>
          </table:table-cell>
          <table:table-cell table:style-name="ce9" table:formula="of:=[.Q93]+273.15" office:value-type="float" office:value="314.708441558442" calcext:value-type="float">
            <text:p>315</text:p>
          </table:table-cell>
          <table:table-cell table:style-name="ce10" office:value-type="float" office:value="0.3473" calcext:value-type="float">
            <text:p>0.347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82" calcext:value-type="float">
            <text:p>82.0</text:p>
          </table:table-cell>
          <table:table-cell table:style-name="ce9" table:formula="of:=[.Q59]+273.15" office:value-type="float" office:value="226.396753246753" calcext:value-type="float">
            <text:p>226</text:p>
          </table:table-cell>
          <table:table-cell table:style-name="ce8" office:value-type="float" office:value="11.23" calcext:value-type="float">
            <text:p>11.2</text:p>
          </table:table-cell>
          <table:table-cell/>
          <table:table-cell table:style-name="ce8" office:value-type="float" office:value="117" calcext:value-type="float">
            <text:p>117.0</text:p>
          </table:table-cell>
          <table:table-cell table:style-name="ce9" table:formula="of:=[.Q94]+273.15" office:value-type="float" office:value="317.305844155844" calcext:value-type="float">
            <text:p>317</text:p>
          </table:table-cell>
          <table:table-cell table:style-name="ce10" office:value-type="float" office:value="0.323" calcext:value-type="float">
            <text:p>0.323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83.01" calcext:value-type="float">
            <text:p>83.0</text:p>
          </table:table-cell>
          <table:table-cell table:style-name="ce9" table:formula="of:=[.Q60]+273.15" office:value-type="float" office:value="229.02012987013" calcext:value-type="float">
            <text:p>229</text:p>
          </table:table-cell>
          <table:table-cell table:style-name="ce11" office:value-type="float" office:value="9.03" calcext:value-type="float">
            <text:p>9.03</text:p>
          </table:table-cell>
          <table:table-cell/>
          <table:table-cell table:style-name="ce8" office:value-type="float" office:value="118" calcext:value-type="float">
            <text:p>118.0</text:p>
          </table:table-cell>
          <table:table-cell table:style-name="ce9" table:formula="of:=[.Q95]+273.15" office:value-type="float" office:value="319.903246753247" calcext:value-type="float">
            <text:p>320</text:p>
          </table:table-cell>
          <table:table-cell table:style-name="ce10" office:value-type="float" office:value="0.3005" calcext:value-type="float">
            <text:p>0.30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84" calcext:value-type="float">
            <text:p>84.0</text:p>
          </table:table-cell>
          <table:table-cell table:style-name="ce9" table:formula="of:=[.Q61]+273.15" office:value-type="float" office:value="231.591558441558" calcext:value-type="float">
            <text:p>232</text:p>
          </table:table-cell>
          <table:table-cell table:style-name="ce11" office:value-type="float" office:value="7.861" calcext:value-type="float">
            <text:p>7.86</text:p>
          </table:table-cell>
          <table:table-cell/>
          <table:table-cell table:style-name="ce8" office:value-type="float" office:value="119" calcext:value-type="float">
            <text:p>119.0</text:p>
          </table:table-cell>
          <table:table-cell table:style-name="ce9" table:formula="of:=[.Q96]+273.15" office:value-type="float" office:value="322.500649350649" calcext:value-type="float">
            <text:p>323</text:p>
          </table:table-cell>
          <table:table-cell table:style-name="ce10" office:value-type="float" office:value="0.2802" calcext:value-type="float">
            <text:p>0.28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85" calcext:value-type="float">
            <text:p>85.0</text:p>
          </table:table-cell>
          <table:table-cell table:style-name="ce9" table:formula="of:=[.Q62]+273.15" office:value-type="float" office:value="234.188961038961" calcext:value-type="float">
            <text:p>234</text:p>
          </table:table-cell>
          <table:table-cell table:style-name="ce11" office:value-type="float" office:value="6.914" calcext:value-type="float">
            <text:p>6.91</text:p>
          </table:table-cell>
          <table:table-cell/>
          <table:table-cell table:style-name="ce8" office:value-type="float" office:value="119.89" calcext:value-type="float">
            <text:p>119.9</text:p>
          </table:table-cell>
          <table:table-cell table:style-name="ce9" table:formula="of:=[.Q97]+273.15" office:value-type="float" office:value="324.812337662338" calcext:value-type="float">
            <text:p>325</text:p>
          </table:table-cell>
          <table:table-cell table:style-name="ce10" office:value-type="float" office:value="0.2614" calcext:value-type="float">
            <text:p>0.26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86.01" calcext:value-type="float">
            <text:p>86.0</text:p>
          </table:table-cell>
          <table:table-cell table:style-name="ce9" table:formula="of:=[.Q63]+273.15" office:value-type="float" office:value="236.812337662338" calcext:value-type="float">
            <text:p>237</text:p>
          </table:table-cell>
          <table:table-cell table:style-name="ce11" office:value-type="float" office:value="6.119" calcext:value-type="float">
            <text:p>6.12</text:p>
          </table:table-cell>
          <table:table-cell/>
          <table:table-cell table:style-name="ce8" office:value-type="float" office:value="121" calcext:value-type="float">
            <text:p>121.0</text:p>
          </table:table-cell>
          <table:table-cell table:style-name="ce9" table:formula="of:=[.Q98]+273.15" office:value-type="float" office:value="327.695454545455" calcext:value-type="float">
            <text:p>328</text:p>
          </table:table-cell>
          <table:table-cell table:style-name="ce10" office:value-type="float" office:value="0.2443" calcext:value-type="float">
            <text:p>0.244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87" calcext:value-type="float">
            <text:p>87.0</text:p>
          </table:table-cell>
          <table:table-cell table:style-name="ce9" table:formula="of:=[.Q64]+273.15" office:value-type="float" office:value="239.383766233766" calcext:value-type="float">
            <text:p>239</text:p>
          </table:table-cell>
          <table:table-cell table:style-name="ce11" office:value-type="float" office:value="5.445" calcext:value-type="float">
            <text:p>5.45</text:p>
          </table:table-cell>
          <table:table-cell/>
          <table:table-cell table:style-name="ce8" office:value-type="float" office:value="122" calcext:value-type="float">
            <text:p>122.0</text:p>
          </table:table-cell>
          <table:table-cell table:style-name="ce9" table:formula="of:=[.Q99]+273.15" office:value-type="float" office:value="330.292857142857" calcext:value-type="float">
            <text:p>330</text:p>
          </table:table-cell>
          <table:table-cell table:style-name="ce10" office:value-type="float" office:value="0.2284" calcext:value-type="float">
            <text:p>0.228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88" calcext:value-type="float">
            <text:p>88.0</text:p>
          </table:table-cell>
          <table:table-cell table:style-name="ce9" table:formula="of:=[.Q65]+273.15" office:value-type="float" office:value="241.981168831169" calcext:value-type="float">
            <text:p>242</text:p>
          </table:table-cell>
          <table:table-cell table:style-name="ce11" office:value-type="float" office:value="4.849" calcext:value-type="float">
            <text:p>4.85</text:p>
          </table:table-cell>
          <table:table-cell/>
          <table:table-cell table:style-name="ce8" office:value-type="float" office:value="123" calcext:value-type="float">
            <text:p>123.0</text:p>
          </table:table-cell>
          <table:table-cell table:style-name="ce9" table:formula="of:=[.Q100]+273.15" office:value-type="float" office:value="332.89025974026" calcext:value-type="float">
            <text:p>333</text:p>
          </table:table-cell>
          <table:table-cell table:style-name="ce10" office:value-type="float" office:value="0.2137" calcext:value-type="float">
            <text:p>0.214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89" calcext:value-type="float">
            <text:p>89.0</text:p>
          </table:table-cell>
          <table:table-cell table:style-name="ce9" table:formula="of:=[.Q66]+273.15" office:value-type="float" office:value="244.578571428571" calcext:value-type="float">
            <text:p>245</text:p>
          </table:table-cell>
          <table:table-cell table:style-name="ce11" office:value-type="float" office:value="4.335" calcext:value-type="float">
            <text:p>4.34</text:p>
          </table:table-cell>
          <table:table-cell/>
          <table:table-cell table:style-name="ce8" office:value-type="float" office:value="124" calcext:value-type="float">
            <text:p>124.0</text:p>
          </table:table-cell>
          <table:table-cell table:style-name="ce9" table:formula="of:=[.Q101]+273.15" office:value-type="float" office:value="335.487662337662" calcext:value-type="float">
            <text:p>335</text:p>
          </table:table-cell>
          <table:table-cell table:style-name="ce10" office:value-type="float" office:value="0.2001" calcext:value-type="float">
            <text:p>0.20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90" calcext:value-type="float">
            <text:p>90.0</text:p>
          </table:table-cell>
          <table:table-cell table:style-name="ce9" table:formula="of:=[.Q67]+273.15" office:value-type="float" office:value="247.175974025974" calcext:value-type="float">
            <text:p>247</text:p>
          </table:table-cell>
          <table:table-cell table:style-name="ce11" office:value-type="float" office:value="3.879" calcext:value-type="float">
            <text:p>3.88</text:p>
          </table:table-cell>
          <table:table-cell/>
          <table:table-cell table:style-name="ce8" office:value-type="float" office:value="125.07" calcext:value-type="float">
            <text:p>125.1</text:p>
          </table:table-cell>
          <table:table-cell table:style-name="ce9" table:formula="of:=[.Q102]+273.15" office:value-type="float" office:value="338.266883116883" calcext:value-type="float">
            <text:p>338</text:p>
          </table:table-cell>
          <table:table-cell table:style-name="ce10" office:value-type="float" office:value="0.1868" calcext:value-type="float">
            <text:p>0.187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91.01" calcext:value-type="float">
            <text:p>91.0</text:p>
          </table:table-cell>
          <table:table-cell table:style-name="ce9" table:formula="of:=[.Q68]+273.15" office:value-type="float" office:value="249.799350649351" calcext:value-type="float">
            <text:p>250</text:p>
          </table:table-cell>
          <table:table-cell table:style-name="ce11" office:value-type="float" office:value="3.475" calcext:value-type="float">
            <text:p>3.48</text:p>
          </table:table-cell>
          <table:table-cell/>
          <table:table-cell table:style-name="ce8" office:value-type="float" office:value="126" calcext:value-type="float">
            <text:p>126.0</text:p>
          </table:table-cell>
          <table:table-cell table:style-name="ce9" table:formula="of:=[.Q103]+273.15" office:value-type="float" office:value="340.682467532468" calcext:value-type="float">
            <text:p>341</text:p>
          </table:table-cell>
          <table:table-cell table:style-name="ce10" office:value-type="float" office:value="0.1761" calcext:value-type="float">
            <text:p>0.176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91.99" calcext:value-type="float">
            <text:p>92.0</text:p>
          </table:table-cell>
          <table:table-cell table:style-name="ce9" table:formula="of:=[.Q69]+273.15" office:value-type="float" office:value="252.344805194805" calcext:value-type="float">
            <text:p>252</text:p>
          </table:table-cell>
          <table:table-cell table:style-name="ce11" office:value-type="float" office:value="3.131" calcext:value-type="float">
            <text:p>3.13</text:p>
          </table:table-cell>
          <table:table-cell/>
          <table:table-cell table:style-name="ce8" office:value-type="float" office:value="127" calcext:value-type="float">
            <text:p>127.0</text:p>
          </table:table-cell>
          <table:table-cell table:style-name="ce9" table:formula="of:=[.Q104]+273.15" office:value-type="float" office:value="343.27987012987" calcext:value-type="float">
            <text:p>343</text:p>
          </table:table-cell>
          <table:table-cell table:style-name="ce10" office:value-type="float" office:value="0.1656" calcext:value-type="float">
            <text:p>0.166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93.01" calcext:value-type="float">
            <text:p>93.0</text:p>
          </table:table-cell>
          <table:table-cell table:style-name="ce9" table:formula="of:=[.Q70]+273.15" office:value-type="float" office:value="254.994155844156" calcext:value-type="float">
            <text:p>255</text:p>
          </table:table-cell>
          <table:table-cell table:style-name="ce11" office:value-type="float" office:value="2.81" calcext:value-type="float">
            <text:p>2.81</text:p>
          </table:table-cell>
          <table:table-cell/>
          <table:table-cell table:style-name="ce8" office:value-type="float" office:value="128" calcext:value-type="float">
            <text:p>128.0</text:p>
          </table:table-cell>
          <table:table-cell table:style-name="ce9" table:formula="of:=[.Q105]+273.15" office:value-type="float" office:value="345.877272727273" calcext:value-type="float">
            <text:p>346</text:p>
          </table:table-cell>
          <table:table-cell table:style-name="ce10" office:value-type="float" office:value="0.1557" calcext:value-type="float">
            <text:p>0.156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R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</table:table-row>
        <table:table-row table:style-name="ro1">
          <table:table-cell table:style-name="ce8" office:value-type="float" office:value="94" calcext:value-type="float">
            <text:p>94.0</text:p>
          </table:table-cell>
          <table:table-cell table:style-name="ce9" table:formula="of:=[.Q71]+273.15" office:value-type="float" office:value="257.565584415584" calcext:value-type="float">
            <text:p>258</text:p>
          </table:table-cell>
          <table:table-cell table:style-name="ce11" office:value-type="float" office:value="2.535" calcext:value-type="float">
            <text:p>2.54</text:p>
          </table:table-cell>
          <table:table-cell/>
          <table:table-cell table:style-name="ce8" office:value-type="float" office:value="129" calcext:value-type="float">
            <text:p>129.0</text:p>
          </table:table-cell>
          <table:table-cell table:style-name="ce9" table:formula="of:=[.Q106]+273.15" office:value-type="float" office:value="348.474675324675" calcext:value-type="float">
            <text:p>348</text:p>
          </table:table-cell>
          <table:table-cell table:style-name="ce10" office:value-type="float" office:value="0.1465" calcext:value-type="float">
            <text:p>0.147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alpha Pt</text:p>
          </table:table-cell>
          <table:table-cell table:style-name="Default" table:formula="of:=3.85/1000" office:value-type="float" office:value="0.00385" calcext:value-type="float">
            <text:p>0.00385</text:p>
          </table:table-cell>
          <table:table-cell table:style-name="Default"/>
        </table:table-row>
        <table:table-row table:style-name="ro1">
          <table:table-cell table:style-name="ce8" office:value-type="float" office:value="95" calcext:value-type="float">
            <text:p>95.0</text:p>
          </table:table-cell>
          <table:table-cell table:style-name="ce9" table:formula="of:=[.Q72]+273.15" office:value-type="float" office:value="260.162987012987" calcext:value-type="float">
            <text:p>260</text:p>
          </table:table-cell>
          <table:table-cell table:style-name="ce11" office:value-type="float" office:value="2.289" calcext:value-type="float">
            <text:p>2.29</text:p>
          </table:table-cell>
          <table:table-cell/>
          <table:table-cell table:style-name="ce8" office:value-type="float" office:value="129.99" calcext:value-type="float">
            <text:p>130.0</text:p>
          </table:table-cell>
          <table:table-cell table:style-name="ce9" table:formula="of:=[.Q107]+273.15" office:value-type="float" office:value="351.046103896104" calcext:value-type="float">
            <text:p>351</text:p>
          </table:table-cell>
          <table:table-cell table:style-name="ce10" office:value-type="float" office:value="0.1382" calcext:value-type="float">
            <text:p>0.138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96" calcext:value-type="float">
            <text:p>96.0</text:p>
          </table:table-cell>
          <table:table-cell table:style-name="ce9" table:formula="of:=[.Q73]+273.15" office:value-type="float" office:value="262.76038961039" calcext:value-type="float">
            <text:p>263</text:p>
          </table:table-cell>
          <table:table-cell table:style-name="ce11" office:value-type="float" office:value="2.069" calcext:value-type="float">
            <text:p>2.07</text:p>
          </table:table-cell>
          <table:table-cell/>
          <table:table-cell table:style-name="ce8" office:value-type="float" office:value="131" calcext:value-type="float">
            <text:p>131.0</text:p>
          </table:table-cell>
          <table:table-cell table:style-name="ce9" table:formula="of:=[.Q108]+273.15" office:value-type="float" office:value="353.66948051948" calcext:value-type="float">
            <text:p>354</text:p>
          </table:table-cell>
          <table:table-cell table:style-name="ce10" office:value-type="float" office:value="0.1297" calcext:value-type="float">
            <text:p>0.13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float" office:value="96.99" calcext:value-type="float">
            <text:p>97.0</text:p>
          </table:table-cell>
          <table:table-cell table:style-name="ce9" table:formula="of:=[.Q74]+273.15" office:value-type="float" office:value="265.331818181818" calcext:value-type="float">
            <text:p>265</text:p>
          </table:table-cell>
          <table:table-cell table:style-name="ce11" office:value-type="float" office:value="1.6801" calcext:value-type="float">
            <text:p>1.68</text:p>
          </table:table-cell>
          <table:table-cell/>
          <table:table-cell table:style-name="ce8" office:value-type="float" office:value="132" calcext:value-type="float">
            <text:p>132.0</text:p>
          </table:table-cell>
          <table:table-cell table:style-name="ce9" table:formula="of:=[.Q109]+273.15" office:value-type="float" office:value="356.266883116883" calcext:value-type="float">
            <text:p>356</text:p>
          </table:table-cell>
          <table:table-cell table:style-name="ce10" office:value-type="float" office:value="0.1224" calcext:value-type="float">
            <text:p>0.122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12"/>
          <table:table-cell table:style-name="Default" office:value-type="string" calcext:value-type="string">
            <text:p>log R</text:p>
          </table:table-cell>
          <table:table-cell office:value-type="string" calcext:value-type="string">
            <text:p>dRt</text:p>
          </table:table-cell>
          <table:table-cell office:value-type="string" calcext:value-type="string">
            <text:p>dR</text:p>
          </table:table-cell>
          <table:table-cell table:style-name="Default" office:value-type="string" calcext:value-type="string">
            <text:p>1/T</text:p>
          </table:table-cell>
          <table:table-cell table:style-name="Default" office:value-type="string" calcext:value-type="string">
            <text:p>t</text:p>
          </table:table-cell>
        </table:table-row>
        <table:table-row table:style-name="ro1">
          <table:table-cell table:number-columns-repeated="12"/>
          <table:table-cell table:style-name="Default"/>
          <table:table-cell office:value-type="string" calcext:value-type="string">
            <text:p>Ohm</text:p>
          </table:table-cell>
          <table:table-cell office:value-type="string" calcext:value-type="string">
            <text:p>kOhm</text:p>
          </table:table-cell>
          <table:table-cell table:style-name="Default"/>
          <table:table-cell table:style-name="Default" office:value-type="string" calcext:value-type="string">
            <text:p>celsia</text:p>
          </table:table-cell>
        </table:table-row>
        <table:table-row table:style-name="ro1">
          <table:table-cell/>
          <table:table-cell table:style-name="ce7" office:value-type="string" calcext:value-type="string">
            <text:p>I (mA)</text:p>
          </table:table-cell>
          <table:table-cell table:style-name="ce7" office:value-type="string" calcext:value-type="string">
            <text:p>U (V)</text:p>
          </table:table-cell>
          <table:table-cell table:style-name="ce12"/>
          <table:table-cell table:style-name="ce7" office:value-type="string" calcext:value-type="string">
            <text:p>I (mA)</text:p>
          </table:table-cell>
          <table:table-cell table:style-name="ce7" office:value-type="string" calcext:value-type="string">
            <text:p>U (V)</text:p>
          </table:table-cell>
          <table:table-cell table:number-columns-repeated="6"/>
          <table:table-cell table:formula="of:=LOG([.C2])" office:value-type="float" office:value="2.29747599332421" calcext:value-type="float">
            <text:p>2.297</text:p>
          </table:table-cell>
          <table:table-cell table:formula="of:=0.002*[.A2]+0.05" office:value-type="float" office:value="0.17724" calcext:value-type="float">
            <text:p>0.17724</text:p>
          </table:table-cell>
          <table:table-cell table:formula="of:=0.0015*[.C2]+0.03" office:value-type="float" office:value="0.327555" calcext:value-type="float">
            <text:p>0.327555</text:p>
          </table:table-cell>
          <table:table-cell table:formula="of:=1/[.B2]" office:value-type="float" office:value="0.00559733363379627" calcext:value-type="float">
            <text:p>0.0055973</text:p>
          </table:table-cell>
          <table:table-cell table:formula="of:=([.A2]-[.$P$32])/([.$P$33]*[.$P$32])" office:value-type="float" office:value="-94.4935064935065" calcext:value-type="float">
            <text:p>-94.49</text:p>
          </table:table-cell>
        </table:table-row>
        <table:table-row table:style-name="ro1">
          <table:table-cell/>
          <table:table-cell table:style-name="ce10" office:value-type="float" office:value="0.1926" calcext:value-type="float">
            <text:p>0.193</text:p>
          </table:table-cell>
          <table:table-cell table:style-name="ce10" office:value-type="float" office:value="0.1233" calcext:value-type="float">
            <text:p>0.123</text:p>
          </table:table-cell>
          <table:table-cell table:style-name="ce12"/>
          <table:table-cell table:style-name="ce11" office:value-type="float" office:value="5.066" calcext:value-type="float">
            <text:p>5.07</text:p>
          </table:table-cell>
          <table:table-cell table:style-name="ce10" office:value-type="float" office:value="1.079" calcext:value-type="float">
            <text:p>1.079</text:p>
          </table:table-cell>
          <table:table-cell table:number-columns-repeated="6"/>
          <table:table-cell table:formula="of:=LOG([.C3])" office:value-type="float" office:value="2.25990431951527" calcext:value-type="float">
            <text:p>2.260</text:p>
          </table:table-cell>
          <table:table-cell table:formula="of:=0.002*[.A3]+0.05" office:value-type="float" office:value="0.178" calcext:value-type="float">
            <text:p>0.178</text:p>
          </table:table-cell>
          <table:table-cell table:formula="of:=0.0015*[.C3]+0.03" office:value-type="float" office:value="0.302895" calcext:value-type="float">
            <text:p>0.302895</text:p>
          </table:table-cell>
          <table:table-cell table:formula="of:=1/[.B3]" office:value-type="float" office:value="0.00556658027623251" calcext:value-type="float">
            <text:p>0.0055666</text:p>
          </table:table-cell>
          <table:table-cell table:formula="of:=([.A3]-[.$P$32])/([.$P$33]*[.$P$32])" office:value-type="float" office:value="-93.5064935064935" calcext:value-type="float">
            <text:p>-93.51</text:p>
          </table:table-cell>
        </table:table-row>
        <table:table-row table:style-name="ro1">
          <table:table-cell/>
          <table:table-cell table:style-name="ce10" office:value-type="float" office:value="0.3039" calcext:value-type="float">
            <text:p>0.304</text:p>
          </table:table-cell>
          <table:table-cell table:style-name="ce10" office:value-type="float" office:value="0.1934" calcext:value-type="float">
            <text:p>0.193</text:p>
          </table:table-cell>
          <table:table-cell table:style-name="ce12"/>
          <table:table-cell table:style-name="ce8" office:value-type="float" office:value="5.986" calcext:value-type="float">
            <text:p>6.0</text:p>
          </table:table-cell>
          <table:table-cell table:style-name="ce10" office:value-type="float" office:value="1.0841" calcext:value-type="float">
            <text:p>1.084</text:p>
          </table:table-cell>
          <table:table-cell table:number-columns-repeated="6"/>
          <table:table-cell table:formula="of:=LOG([.C4])" office:value-type="float" office:value="2.16849748352303" calcext:value-type="float">
            <text:p>2.168</text:p>
          </table:table-cell>
          <table:table-cell table:formula="of:=0.002*[.A4]+0.05" office:value-type="float" office:value="0.18004" calcext:value-type="float">
            <text:p>0.18004</text:p>
          </table:table-cell>
          <table:table-cell table:formula="of:=0.0015*[.C4]+0.03" office:value-type="float" office:value="0.2511" calcext:value-type="float">
            <text:p>0.2511</text:p>
          </table:table-cell>
          <table:table-cell table:formula="of:=1/[.B4]" office:value-type="float" office:value="0.00548567846087536" calcext:value-type="float">
            <text:p>0.0054857</text:p>
          </table:table-cell>
          <table:table-cell table:formula="of:=([.A4]-[.$P$32])/([.$P$33]*[.$P$32])" office:value-type="float" office:value="-90.8571428571429" calcext:value-type="float">
            <text:p>-90.86</text:p>
          </table:table-cell>
        </table:table-row>
        <table:table-row table:style-name="ro1">
          <table:table-cell/>
          <table:table-cell table:style-name="ce10" office:value-type="float" office:value="0.4008" calcext:value-type="float">
            <text:p>0.401</text:p>
          </table:table-cell>
          <table:table-cell table:style-name="ce10" office:value-type="float" office:value="0.2523" calcext:value-type="float">
            <text:p>0.252</text:p>
          </table:table-cell>
          <table:table-cell table:style-name="ce12"/>
          <table:table-cell table:style-name="ce8" office:value-type="float" office:value="6.588" calcext:value-type="float">
            <text:p>6.6</text:p>
          </table:table-cell>
          <table:table-cell table:style-name="ce10" office:value-type="float" office:value="1.0828" calcext:value-type="float">
            <text:p>1.083</text:p>
          </table:table-cell>
          <table:table-cell table:number-columns-repeated="6"/>
          <table:table-cell table:formula="of:=LOG([.C5])" office:value-type="float" office:value="2.08607495399553" calcext:value-type="float">
            <text:p>2.086</text:p>
          </table:table-cell>
          <table:table-cell table:formula="of:=0.002*[.A5]+0.05" office:value-type="float" office:value="0.18204" calcext:value-type="float">
            <text:p>0.18204</text:p>
          </table:table-cell>
          <table:table-cell table:formula="of:=0.0015*[.C5]+0.03" office:value-type="float" office:value="0.21288" calcext:value-type="float">
            <text:p>0.21288</text:p>
          </table:table-cell>
          <table:table-cell table:formula="of:=1/[.B5]" office:value-type="float" office:value="0.00540861374420067" calcext:value-type="float">
            <text:p>0.0054086</text:p>
          </table:table-cell>
          <table:table-cell table:formula="of:=([.A5]-[.$P$32])/([.$P$33]*[.$P$32])" office:value-type="float" office:value="-88.2597402597403" calcext:value-type="float">
            <text:p>-88.26</text:p>
          </table:table-cell>
        </table:table-row>
        <table:table-row table:style-name="ro1">
          <table:table-cell/>
          <table:table-cell table:style-name="ce10" office:value-type="float" office:value="0.495" calcext:value-type="float">
            <text:p>0.495</text:p>
          </table:table-cell>
          <table:table-cell table:style-name="ce10" office:value-type="float" office:value="0.3075" calcext:value-type="float">
            <text:p>0.308</text:p>
          </table:table-cell>
          <table:table-cell table:style-name="ce12"/>
          <table:table-cell table:style-name="ce8" office:value-type="float" office:value="8.281" calcext:value-type="float">
            <text:p>8.3</text:p>
          </table:table-cell>
          <table:table-cell table:style-name="ce10" office:value-type="float" office:value="1.0712" calcext:value-type="float">
            <text:p>1.071</text:p>
          </table:table-cell>
          <table:table-cell table:number-columns-repeated="6"/>
          <table:table-cell table:formula="of:=LOG([.C6])" office:value-type="float" office:value="2.00825941499127" calcext:value-type="float">
            <text:p>2.008</text:p>
          </table:table-cell>
          <table:table-cell table:formula="of:=0.002*[.A6]+0.05" office:value-type="float" office:value="0.18402" calcext:value-type="float">
            <text:p>0.18402</text:p>
          </table:table-cell>
          <table:table-cell table:formula="of:=0.0015*[.C6]+0.03" office:value-type="float" office:value="0.18288" calcext:value-type="float">
            <text:p>0.18288</text:p>
          </table:table-cell>
          <table:table-cell table:formula="of:=1/[.B6]" office:value-type="float" office:value="0.00533442331073709" calcext:value-type="float">
            <text:p>0.0053344</text:p>
          </table:table-cell>
          <table:table-cell table:formula="of:=([.A6]-[.$P$32])/([.$P$33]*[.$P$32])" office:value-type="float" office:value="-85.6883116883117" calcext:value-type="float">
            <text:p>-85.69</text:p>
          </table:table-cell>
        </table:table-row>
        <table:table-row table:style-name="ro1">
          <table:table-cell/>
          <table:table-cell table:style-name="ce11" office:value-type="float" office:value="0.598" calcext:value-type="float">
            <text:p>0.60</text:p>
          </table:table-cell>
          <table:table-cell table:style-name="ce10" office:value-type="float" office:value="0.3658" calcext:value-type="float">
            <text:p>0.366</text:p>
          </table:table-cell>
          <table:table-cell table:style-name="ce12"/>
          <table:table-cell table:style-name="ce8" office:value-type="float" office:value="9.875" calcext:value-type="float">
            <text:p>9.9</text:p>
          </table:table-cell>
          <table:table-cell table:style-name="ce10" office:value-type="float" office:value="1.0558" calcext:value-type="float">
            <text:p>1.056</text:p>
          </table:table-cell>
          <table:table-cell table:number-columns-repeated="6"/>
          <table:table-cell table:formula="of:=LOG([.C7])" office:value-type="float" office:value="1.93358851019665" calcext:value-type="float">
            <text:p>1.934</text:p>
          </table:table-cell>
          <table:table-cell table:formula="of:=0.002*[.A7]+0.05" office:value-type="float" office:value="0.18602" calcext:value-type="float">
            <text:p>0.18602</text:p>
          </table:table-cell>
          <table:table-cell table:formula="of:=0.0015*[.C7]+0.03" office:value-type="float" office:value="0.15873" calcext:value-type="float">
            <text:p>0.15873</text:p>
          </table:table-cell>
          <table:table-cell table:formula="of:=1/[.B7]" office:value-type="float" office:value="0.00526152153636429" calcext:value-type="float">
            <text:p>0.0052615</text:p>
          </table:table-cell>
          <table:table-cell table:formula="of:=([.A7]-[.$P$32])/([.$P$33]*[.$P$32])" office:value-type="float" office:value="-83.0909090909091" calcext:value-type="float">
            <text:p>-83.09</text:p>
          </table:table-cell>
        </table:table-row>
        <table:table-row table:style-name="ro1">
          <table:table-cell/>
          <table:table-cell table:style-name="ce11" office:value-type="float" office:value="0.7052" calcext:value-type="float">
            <text:p>0.71</text:p>
          </table:table-cell>
          <table:table-cell table:style-name="ce10" office:value-type="float" office:value="0.4233" calcext:value-type="float">
            <text:p>0.423</text:p>
          </table:table-cell>
          <table:table-cell table:style-name="ce12"/>
          <table:table-cell table:style-name="ce8" office:value-type="float" office:value="11.856" calcext:value-type="float">
            <text:p>11.9</text:p>
          </table:table-cell>
          <table:table-cell table:style-name="ce10" office:value-type="float" office:value="1.036" calcext:value-type="float">
            <text:p>1.036</text:p>
          </table:table-cell>
          <table:table-cell table:number-columns-repeated="6"/>
          <table:table-cell table:formula="of:=LOG([.C8])" office:value-type="float" office:value="1.86051767746175" calcext:value-type="float">
            <text:p>1.861</text:p>
          </table:table-cell>
          <table:table-cell table:formula="of:=0.002*[.A8]+0.05" office:value-type="float" office:value="0.188" calcext:value-type="float">
            <text:p>0.188</text:p>
          </table:table-cell>
          <table:table-cell table:formula="of:=0.0015*[.C8]+0.03" office:value-type="float" office:value="0.138795" calcext:value-type="float">
            <text:p>0.138795</text:p>
          </table:table-cell>
          <table:table-cell table:formula="of:=1/[.B8]" office:value-type="float" office:value="0.00519128538248649" calcext:value-type="float">
            <text:p>0.0051913</text:p>
          </table:table-cell>
          <table:table-cell table:formula="of:=([.A8]-[.$P$32])/([.$P$33]*[.$P$32])" office:value-type="float" office:value="-80.5194805194805" calcext:value-type="float">
            <text:p>-80.52</text:p>
          </table:table-cell>
        </table:table-row>
        <table:table-row table:style-name="ro1">
          <table:table-cell/>
          <table:table-cell table:style-name="ce11" office:value-type="float" office:value="0.804" calcext:value-type="float">
            <text:p>0.80</text:p>
          </table:table-cell>
          <table:table-cell table:style-name="ce10" office:value-type="float" office:value="0.4732" calcext:value-type="float">
            <text:p>0.473</text:p>
          </table:table-cell>
          <table:table-cell table:style-name="ce12"/>
          <table:table-cell table:style-name="ce8" office:value-type="float" office:value="14.056" calcext:value-type="float">
            <text:p>14.1</text:p>
          </table:table-cell>
          <table:table-cell table:style-name="ce10" office:value-type="float" office:value="1.0166" calcext:value-type="float">
            <text:p>1.017</text:p>
          </table:table-cell>
          <table:table-cell table:number-columns-repeated="6"/>
          <table:table-cell table:formula="of:=LOG([.C9])" office:value-type="float" office:value="1.79098847508882" calcext:value-type="float">
            <text:p>1.791</text:p>
          </table:table-cell>
          <table:table-cell table:formula="of:=0.002*[.A9]+0.05" office:value-type="float" office:value="0.19" calcext:value-type="float">
            <text:p>0.19</text:p>
          </table:table-cell>
          <table:table-cell table:formula="of:=0.0015*[.C9]+0.03" office:value-type="float" office:value="0.1227" calcext:value-type="float">
            <text:p>0.1227</text:p>
          </table:table-cell>
          <table:table-cell table:formula="of:=1/[.B9]" office:value-type="float" office:value="0.00512221812001291" calcext:value-type="float">
            <text:p>0.0051222</text:p>
          </table:table-cell>
          <table:table-cell table:formula="of:=([.A9]-[.$P$32])/([.$P$33]*[.$P$32])" office:value-type="float" office:value="-77.9220779220779" calcext:value-type="float">
            <text:p>-77.92</text:p>
          </table:table-cell>
        </table:table-row>
        <table:table-row table:style-name="ro1">
          <table:table-cell/>
          <table:table-cell table:style-name="ce11" office:value-type="float" office:value="0.909" calcext:value-type="float">
            <text:p>0.91</text:p>
          </table:table-cell>
          <table:table-cell table:style-name="ce10" office:value-type="float" office:value="0.523" calcext:value-type="float">
            <text:p>0.523</text:p>
          </table:table-cell>
          <table:table-cell table:style-name="ce12"/>
          <table:table-cell table:style-name="ce8" office:value-type="float" office:value="16" calcext:value-type="float">
            <text:p>16.0</text:p>
          </table:table-cell>
          <table:table-cell table:style-name="ce10" office:value-type="float" office:value="1.002" calcext:value-type="float">
            <text:p>1.002</text:p>
          </table:table-cell>
          <table:table-cell table:number-columns-repeated="6"/>
          <table:table-cell table:formula="of:=LOG([.C10])" office:value-type="float" office:value="1.72337356701898" calcext:value-type="float">
            <text:p>1.723</text:p>
          </table:table-cell>
          <table:table-cell table:formula="of:=0.002*[.A10]+0.05" office:value-type="float" office:value="0.192" calcext:value-type="float">
            <text:p>0.192</text:p>
          </table:table-cell>
          <table:table-cell table:formula="of:=0.0015*[.C10]+0.03" office:value-type="float" office:value="0.109335" calcext:value-type="float">
            <text:p>0.109335</text:p>
          </table:table-cell>
          <table:table-cell table:formula="of:=1/[.B10]" office:value-type="float" office:value="0.00505496453318716" calcext:value-type="float">
            <text:p>0.0050550</text:p>
          </table:table-cell>
          <table:table-cell table:formula="of:=([.A10]-[.$P$32])/([.$P$33]*[.$P$32])" office:value-type="float" office:value="-75.3246753246753" calcext:value-type="float">
            <text:p>-75.32</text:p>
          </table:table-cell>
        </table:table-row>
        <table:table-row table:style-name="ro1">
          <table:table-cell/>
          <table:table-cell table:style-name="ce11" office:value-type="float" office:value="1.0073" calcext:value-type="float">
            <text:p>1.01</text:p>
          </table:table-cell>
          <table:table-cell table:style-name="ce10" office:value-type="float" office:value="0.567" calcext:value-type="float">
            <text:p>0.567</text:p>
          </table:table-cell>
          <table:table-cell table:style-name="ce12"/>
          <table:table-cell table:style-name="ce8" office:value-type="float" office:value="17.91" calcext:value-type="float">
            <text:p>17.9</text:p>
          </table:table-cell>
          <table:table-cell table:style-name="ce10" office:value-type="float" office:value="0.9904" calcext:value-type="float">
            <text:p>0.990</text:p>
          </table:table-cell>
          <table:table-cell table:number-columns-repeated="6"/>
          <table:table-cell table:formula="of:=LOG([.C11])" office:value-type="float" office:value="1.65667304588485" calcext:value-type="float">
            <text:p>1.657</text:p>
          </table:table-cell>
          <table:table-cell table:formula="of:=0.002*[.A11]+0.05" office:value-type="float" office:value="0.19402" calcext:value-type="float">
            <text:p>0.19402</text:p>
          </table:table-cell>
          <table:table-cell table:formula="of:=0.0015*[.C11]+0.03" office:value-type="float" office:value="0.09804" calcext:value-type="float">
            <text:p>0.09804</text:p>
          </table:table-cell>
          <table:table-cell table:formula="of:=1/[.B11]" office:value-type="float" office:value="0.00498880757780434" calcext:value-type="float">
            <text:p>0.0049888</text:p>
          </table:table-cell>
          <table:table-cell table:formula="of:=([.A11]-[.$P$32])/([.$P$33]*[.$P$32])" office:value-type="float" office:value="-72.7012987012987" calcext:value-type="float">
            <text:p>-72.70</text:p>
          </table:table-cell>
        </table:table-row>
        <table:table-row table:style-name="ro1">
          <table:table-cell/>
          <table:table-cell table:style-name="ce11" office:value-type="float" office:value="1.6945" calcext:value-type="float">
            <text:p>1.69</text:p>
          </table:table-cell>
          <table:table-cell table:style-name="ce10" office:value-type="float" office:value="0.799" calcext:value-type="float">
            <text:p>0.799</text:p>
          </table:table-cell>
          <table:table-cell table:style-name="ce12"/>
          <table:table-cell table:style-name="ce8" office:value-type="float" office:value="20.27" calcext:value-type="float">
            <text:p>20.3</text:p>
          </table:table-cell>
          <table:table-cell table:style-name="ce10" office:value-type="float" office:value="0.9783" calcext:value-type="float">
            <text:p>0.978</text:p>
          </table:table-cell>
          <table:table-cell table:number-columns-repeated="6"/>
          <table:table-cell table:formula="of:=LOG([.C12])" office:value-type="float" office:value="1.59250984790068" calcext:value-type="float">
            <text:p>1.593</text:p>
          </table:table-cell>
          <table:table-cell table:formula="of:=0.002*[.A12]+0.05" office:value-type="float" office:value="0.19598" calcext:value-type="float">
            <text:p>0.19598</text:p>
          </table:table-cell>
          <table:table-cell table:formula="of:=0.0015*[.C12]+0.03" office:value-type="float" office:value="0.088695" calcext:value-type="float">
            <text:p>0.088695</text:p>
          </table:table-cell>
          <table:table-cell table:formula="of:=1/[.B12]" office:value-type="float" office:value="0.00492625019593041" calcext:value-type="float">
            <text:p>0.0049263</text:p>
          </table:table-cell>
          <table:table-cell table:formula="of:=([.A12]-[.$P$32])/([.$P$33]*[.$P$32])" office:value-type="float" office:value="-70.1558441558442" calcext:value-type="float">
            <text:p>-70.16</text:p>
          </table:table-cell>
        </table:table-row>
        <table:table-row table:style-name="ro1">
          <table:table-cell/>
          <table:table-cell table:style-name="ce11" office:value-type="float" office:value="2.07" calcext:value-type="float">
            <text:p>2.07</text:p>
          </table:table-cell>
          <table:table-cell table:style-name="ce10" office:value-type="float" office:value="0.875" calcext:value-type="float">
            <text:p>0.875</text:p>
          </table:table-cell>
          <table:table-cell table:style-name="ce12"/>
          <table:table-cell table:style-name="ce8" office:value-type="float" office:value="22.35" calcext:value-type="float">
            <text:p>22.4</text:p>
          </table:table-cell>
          <table:table-cell table:style-name="ce10" office:value-type="float" office:value="0.9689" calcext:value-type="float">
            <text:p>0.969</text:p>
          </table:table-cell>
          <table:table-cell table:number-columns-repeated="6"/>
          <table:table-cell table:formula="of:=LOG([.C13])" office:value-type="float" office:value="1.5287881917749" calcext:value-type="float">
            <text:p>1.529</text:p>
          </table:table-cell>
          <table:table-cell table:formula="of:=0.002*[.A13]+0.05" office:value-type="float" office:value="0.198" calcext:value-type="float">
            <text:p>0.198</text:p>
          </table:table-cell>
          <table:table-cell table:formula="of:=0.0015*[.C13]+0.03" office:value-type="float" office:value="0.080685" calcext:value-type="float">
            <text:p>0.080685</text:p>
          </table:table-cell>
          <table:table-cell table:formula="of:=1/[.B13]" office:value-type="float" office:value="0.00486339850497867" calcext:value-type="float">
            <text:p>0.0048634</text:p>
          </table:table-cell>
          <table:table-cell table:formula="of:=([.A13]-[.$P$32])/([.$P$33]*[.$P$32])" office:value-type="float" office:value="-67.5324675324675" calcext:value-type="float">
            <text:p>-67.53</text:p>
          </table:table-cell>
        </table:table-row>
        <table:table-row table:style-name="ro1">
          <table:table-cell/>
          <table:table-cell table:style-name="ce11" office:value-type="float" office:value="3.273" calcext:value-type="float">
            <text:p>3.27</text:p>
          </table:table-cell>
          <table:table-cell table:style-name="ce10" office:value-type="float" office:value="1.0196" calcext:value-type="float">
            <text:p>1.020</text:p>
          </table:table-cell>
          <table:table-cell table:style-name="ce12"/>
          <table:table-cell table:style-name="ce8" office:value-type="float" office:value="25.02" calcext:value-type="float">
            <text:p>25.0</text:p>
          </table:table-cell>
          <table:table-cell table:style-name="ce10" office:value-type="float" office:value="0.9613" calcext:value-type="float">
            <text:p>0.961</text:p>
          </table:table-cell>
          <table:table-cell table:number-columns-repeated="6"/>
          <table:table-cell table:formula="of:=LOG([.C14])" office:value-type="float" office:value="1.46642272243379" calcext:value-type="float">
            <text:p>1.466</text:p>
          </table:table-cell>
          <table:table-cell table:formula="of:=0.002*[.A14]+0.05" office:value-type="float" office:value="0.2" calcext:value-type="float">
            <text:p>0.2</text:p>
          </table:table-cell>
          <table:table-cell table:formula="of:=0.0015*[.C14]+0.03" office:value-type="float" office:value="0.073905" calcext:value-type="float">
            <text:p>0.073905</text:p>
          </table:table-cell>
          <table:table-cell table:formula="of:=1/[.B14]" office:value-type="float" office:value="0.00480272944728069" calcext:value-type="float">
            <text:p>0.0048027</text:p>
          </table:table-cell>
          <table:table-cell table:formula="of:=([.A14]-[.$P$32])/([.$P$33]*[.$P$32])" office:value-type="float" office:value="-64.9350649350649" calcext:value-type="float">
            <text:p>-64.94</text:p>
          </table:table-cell>
        </table:table-row>
        <table:table-row table:style-name="ro1">
          <table:table-cell/>
          <table:table-cell table:style-name="ce11" office:value-type="float" office:value="4.461" calcext:value-type="float">
            <text:p>4.46</text:p>
          </table:table-cell>
          <table:table-cell table:style-name="ce10" office:value-type="float" office:value="1.0702" calcext:value-type="float">
            <text:p>1.070</text:p>
          </table:table-cell>
          <table:table-cell table:style-name="ce12" table:number-columns-repeated="3"/>
          <table:table-cell table:number-columns-repeated="6"/>
          <table:table-cell table:formula="of:=LOG([.C15])" office:value-type="float" office:value="1.40534636017571" calcext:value-type="float">
            <text:p>1.405</text:p>
          </table:table-cell>
          <table:table-cell table:formula="of:=0.002*[.A15]+0.05" office:value-type="float" office:value="0.202" calcext:value-type="float">
            <text:p>0.202</text:p>
          </table:table-cell>
          <table:table-cell table:formula="of:=0.0015*[.C15]+0.03" office:value-type="float" office:value="0.068145" calcext:value-type="float">
            <text:p>0.068145</text:p>
          </table:table-cell>
          <table:table-cell table:formula="of:=1/[.B15]" office:value-type="float" office:value="0.00474355538716961" calcext:value-type="float">
            <text:p>0.0047436</text:p>
          </table:table-cell>
          <table:table-cell table:formula="of:=([.A15]-[.$P$32])/([.$P$33]*[.$P$32])" office:value-type="float" office:value="-62.3376623376623" calcext:value-type="float">
            <text:p>-62.34</text:p>
          </table:table-cell>
        </table:table-row>
        <table:table-row table:style-name="ro1">
          <table:table-cell table:number-columns-repeated="12"/>
          <table:table-cell table:formula="of:=LOG([.C16])" office:value-type="float" office:value="1.34478512263266" calcext:value-type="float">
            <text:p>1.345</text:p>
          </table:table-cell>
          <table:table-cell table:formula="of:=0.002*[.A16]+0.05" office:value-type="float" office:value="0.20402" calcext:value-type="float">
            <text:p>0.20402</text:p>
          </table:table-cell>
          <table:table-cell table:formula="of:=0.0015*[.C16]+0.03" office:value-type="float" office:value="0.06318" calcext:value-type="float">
            <text:p>0.06318</text:p>
          </table:table-cell>
          <table:table-cell table:formula="of:=1/[.B16]" office:value-type="float" office:value="0.00468525149760718" calcext:value-type="float">
            <text:p>0.0046853</text:p>
          </table:table-cell>
          <table:table-cell table:formula="of:=([.A16]-[.$P$32])/([.$P$33]*[.$P$32])" office:value-type="float" office:value="-59.7142857142857" calcext:value-type="float">
            <text:p>-59.71</text:p>
          </table:table-cell>
        </table:table-row>
        <table:table-row table:style-name="ro1">
          <table:table-cell table:number-columns-repeated="12"/>
          <table:table-cell table:formula="of:=LOG([.C17])" office:value-type="float" office:value="1.28533222764388" calcext:value-type="float">
            <text:p>1.285</text:p>
          </table:table-cell>
          <table:table-cell table:formula="of:=0.002*[.A17]+0.05" office:value-type="float" office:value="0.206" calcext:value-type="float">
            <text:p>0.206</text:p>
          </table:table-cell>
          <table:table-cell table:formula="of:=0.0015*[.C17]+0.03" office:value-type="float" office:value="0.058935" calcext:value-type="float">
            <text:p>0.058935</text:p>
          </table:table-cell>
          <table:table-cell table:formula="of:=1/[.B17]" office:value-type="float" office:value="0.00462947653847426" calcext:value-type="float">
            <text:p>0.0046295</text:p>
          </table:table-cell>
          <table:table-cell table:formula="of:=([.A17]-[.$P$32])/([.$P$33]*[.$P$32])" office:value-type="float" office:value="-57.1428571428571" calcext:value-type="float">
            <text:p>-57.14</text:p>
          </table:table-cell>
        </table:table-row>
        <table:table-row table:style-name="ro1">
          <table:table-cell table:number-columns-repeated="12"/>
          <table:table-cell table:formula="of:=LOG([.C18])" office:value-type="float" office:value="1.22582599146189" calcext:value-type="float">
            <text:p>1.226</text:p>
          </table:table-cell>
          <table:table-cell table:formula="of:=0.002*[.A18]+0.05" office:value-type="float" office:value="0.208" calcext:value-type="float">
            <text:p>0.208</text:p>
          </table:table-cell>
          <table:table-cell table:formula="of:=0.0015*[.C18]+0.03" office:value-type="float" office:value="0.05523" calcext:value-type="float">
            <text:p>0.05523</text:p>
          </table:table-cell>
          <table:table-cell table:formula="of:=1/[.B18]" office:value-type="float" office:value="0.00457447029713264" calcext:value-type="float">
            <text:p>0.0045745</text:p>
          </table:table-cell>
          <table:table-cell table:formula="of:=([.A18]-[.$P$32])/([.$P$33]*[.$P$32])" office:value-type="float" office:value="-54.5454545454546" calcext:value-type="float">
            <text:p>-54.55</text:p>
          </table:table-cell>
        </table:table-row>
        <table:table-row table:style-name="ro1">
          <table:table-cell table:number-columns-repeated="12"/>
          <table:table-cell table:formula="of:=LOG([.C19])" office:value-type="float" office:value="1.16761267272753" calcext:value-type="float">
            <text:p>1.168</text:p>
          </table:table-cell>
          <table:table-cell table:formula="of:=0.002*[.A19]+0.05" office:value-type="float" office:value="0.21" calcext:value-type="float">
            <text:p>0.21</text:p>
          </table:table-cell>
          <table:table-cell table:formula="of:=0.0015*[.C19]+0.03" office:value-type="float" office:value="0.052065" calcext:value-type="float">
            <text:p>0.052065</text:p>
          </table:table-cell>
          <table:table-cell table:formula="of:=1/[.B19]" office:value-type="float" office:value="0.00452075584689316" calcext:value-type="float">
            <text:p>0.0045208</text:p>
          </table:table-cell>
          <table:table-cell table:formula="of:=([.A19]-[.$P$32])/([.$P$33]*[.$P$32])" office:value-type="float" office:value="-51.948051948052" calcext:value-type="float">
            <text:p>-51.95</text:p>
          </table:table-cell>
        </table:table-row>
        <table:table-row table:style-name="ro1">
          <table:table-cell table:number-columns-repeated="12"/>
          <table:table-cell table:formula="of:=LOG([.C20])" office:value-type="float" office:value="1.1092409685882" calcext:value-type="float">
            <text:p>1.109</text:p>
          </table:table-cell>
          <table:table-cell table:formula="of:=0.002*[.A20]+0.05" office:value-type="float" office:value="0.21202" calcext:value-type="float">
            <text:p>0.21202</text:p>
          </table:table-cell>
          <table:table-cell table:formula="of:=0.0015*[.C20]+0.03" office:value-type="float" office:value="0.04929" calcext:value-type="float">
            <text:p>0.04929</text:p>
          </table:table-cell>
          <table:table-cell table:formula="of:=1/[.B20]" office:value-type="float" office:value="0.00446776968357166" calcext:value-type="float">
            <text:p>0.0044678</text:p>
          </table:table-cell>
          <table:table-cell table:formula="of:=([.A20]-[.$P$32])/([.$P$33]*[.$P$32])" office:value-type="float" office:value="-49.3246753246753" calcext:value-type="float">
            <text:p>-49.32</text:p>
          </table:table-cell>
        </table:table-row>
        <table:table-row table:style-name="ro1">
          <table:table-cell table:number-columns-repeated="12"/>
          <table:table-cell table:formula="of:=LOG([.C21])" office:value-type="float" office:value="1.05037975626146" calcext:value-type="float">
            <text:p>1.050</text:p>
          </table:table-cell>
          <table:table-cell table:formula="of:=0.002*[.A21]+0.05" office:value-type="float" office:value="0.214" calcext:value-type="float">
            <text:p>0.214</text:p>
          </table:table-cell>
          <table:table-cell table:formula="of:=0.0015*[.C21]+0.03" office:value-type="float" office:value="0.046845" calcext:value-type="float">
            <text:p>0.046845</text:p>
          </table:table-cell>
          <table:table-cell table:formula="of:=1/[.B21]" office:value-type="float" office:value="0.00441702447433107" calcext:value-type="float">
            <text:p>0.0044170</text:p>
          </table:table-cell>
          <table:table-cell table:formula="of:=([.A21]-[.$P$32])/([.$P$33]*[.$P$32])" office:value-type="float" office:value="-46.7532467532468" calcext:value-type="float">
            <text:p>-46.75</text:p>
          </table:table-cell>
        </table:table-row>
        <table:table-row table:style-name="ro1">
          <table:table-cell table:number-columns-repeated="12"/>
          <table:table-cell table:formula="of:=LOG([.C22])" office:value-type="float" office:value="0.955687750313506" calcext:value-type="float">
            <text:p>0.956</text:p>
          </table:table-cell>
          <table:table-cell table:formula="of:=0.002*[.A22]+0.05" office:value-type="float" office:value="0.21602" calcext:value-type="float">
            <text:p>0.21602</text:p>
          </table:table-cell>
          <table:table-cell table:formula="of:=0.0015*[.C22]+0.003" office:value-type="float" office:value="0.016545" calcext:value-type="float">
            <text:p>0.016545</text:p>
          </table:table-cell>
          <table:table-cell table:formula="of:=1/[.B22]" office:value-type="float" office:value="0.00436642840333323" calcext:value-type="float">
            <text:p>0.0043664</text:p>
          </table:table-cell>
          <table:table-cell table:formula="of:=([.A22]-[.$P$32])/([.$P$33]*[.$P$32])" office:value-type="float" office:value="-44.1298701298701" calcext:value-type="float">
            <text:p>-44.13</text:p>
          </table:table-cell>
        </table:table-row>
        <table:table-row table:style-name="ro1">
          <table:table-cell table:number-columns-repeated="12"/>
          <table:table-cell table:formula="of:=LOG([.C23])" office:value-type="float" office:value="0.895477796275715" calcext:value-type="float">
            <text:p>0.895</text:p>
          </table:table-cell>
          <table:table-cell table:formula="of:=0.002*[.A23]+0.05" office:value-type="float" office:value="0.218" calcext:value-type="float">
            <text:p>0.218</text:p>
          </table:table-cell>
          <table:table-cell table:formula="of:=0.0015*[.C23]+0.003" office:value-type="float" office:value="0.0147915" calcext:value-type="float">
            <text:p>0.0147915</text:p>
          </table:table-cell>
          <table:table-cell table:formula="of:=1/[.B23]" office:value-type="float" office:value="0.00431794667616241" calcext:value-type="float">
            <text:p>0.0043179</text:p>
          </table:table-cell>
          <table:table-cell table:formula="of:=([.A23]-[.$P$32])/([.$P$33]*[.$P$32])" office:value-type="float" office:value="-41.5584415584416" calcext:value-type="float">
            <text:p>-41.56</text:p>
          </table:table-cell>
        </table:table-row>
        <table:table-row table:style-name="ro1">
          <table:table-cell table:number-columns-repeated="12"/>
          <table:table-cell table:formula="of:=LOG([.C24])" office:value-type="float" office:value="0.839729375206388" calcext:value-type="float">
            <text:p>0.840</text:p>
          </table:table-cell>
          <table:table-cell table:formula="of:=0.002*[.A24]+0.05" office:value-type="float" office:value="0.22" calcext:value-type="float">
            <text:p>0.22</text:p>
          </table:table-cell>
          <table:table-cell table:formula="of:=0.0015*[.C24]+0.003" office:value-type="float" office:value="0.013371" calcext:value-type="float">
            <text:p>0.013371</text:p>
          </table:table-cell>
          <table:table-cell table:formula="of:=1/[.B24]" office:value-type="float" office:value="0.00427005609300959" calcext:value-type="float">
            <text:p>0.0042701</text:p>
          </table:table-cell>
          <table:table-cell table:formula="of:=([.A24]-[.$P$32])/([.$P$33]*[.$P$32])" office:value-type="float" office:value="-38.961038961039" calcext:value-type="float">
            <text:p>-38.96</text:p>
          </table:table-cell>
        </table:table-row>
        <table:table-row table:style-name="ro1">
          <table:table-cell table:number-columns-repeated="12"/>
          <table:table-cell table:formula="of:=LOG([.C25])" office:value-type="float" office:value="0.786680453196649" calcext:value-type="float">
            <text:p>0.787</text:p>
          </table:table-cell>
          <table:table-cell table:formula="of:=0.002*[.A25]+0.05" office:value-type="float" office:value="0.22202" calcext:value-type="float">
            <text:p>0.22202</text:p>
          </table:table-cell>
          <table:table-cell table:formula="of:=0.0015*[.C25]+0.003" office:value-type="float" office:value="0.0121785" calcext:value-type="float">
            <text:p>0.0121785</text:p>
          </table:table-cell>
          <table:table-cell table:formula="of:=1/[.B25]" office:value-type="float" office:value="0.00422275296072566" calcext:value-type="float">
            <text:p>0.0042228</text:p>
          </table:table-cell>
          <table:table-cell table:formula="of:=([.A25]-[.$P$32])/([.$P$33]*[.$P$32])" office:value-type="float" office:value="-36.3376623376623" calcext:value-type="float">
            <text:p>-36.34</text:p>
          </table:table-cell>
        </table:table-row>
        <table:table-row table:style-name="ro1">
          <table:table-cell table:number-columns-repeated="12"/>
          <table:table-cell table:formula="of:=LOG([.C26])" office:value-type="float" office:value="0.735997884091794" calcext:value-type="float">
            <text:p>0.736</text:p>
          </table:table-cell>
          <table:table-cell table:formula="of:=0.002*[.A26]+0.05" office:value-type="float" office:value="0.224" calcext:value-type="float">
            <text:p>0.224</text:p>
          </table:table-cell>
          <table:table-cell table:formula="of:=0.0015*[.C26]+0.003" office:value-type="float" office:value="0.0111675" calcext:value-type="float">
            <text:p>0.0111675</text:p>
          </table:table-cell>
          <table:table-cell table:formula="of:=1/[.B26]" office:value-type="float" office:value="0.00417739271017846" calcext:value-type="float">
            <text:p>0.0041774</text:p>
          </table:table-cell>
          <table:table-cell table:formula="of:=([.A26]-[.$P$32])/([.$P$33]*[.$P$32])" office:value-type="float" office:value="-33.7662337662338" calcext:value-type="float">
            <text:p>-33.77</text:p>
          </table:table-cell>
        </table:table-row>
        <table:table-row table:style-name="ro1">
          <table:table-cell table:number-columns-repeated="12"/>
          <table:table-cell table:formula="of:=LOG([.C27])" office:value-type="float" office:value="0.685652184115524" calcext:value-type="float">
            <text:p>0.686</text:p>
          </table:table-cell>
          <table:table-cell table:formula="of:=0.002*[.A27]+0.05" office:value-type="float" office:value="0.226" calcext:value-type="float">
            <text:p>0.226</text:p>
          </table:table-cell>
          <table:table-cell table:formula="of:=0.0015*[.C27]+0.003" office:value-type="float" office:value="0.0102735" calcext:value-type="float">
            <text:p>0.0102735</text:p>
          </table:table-cell>
          <table:table-cell table:formula="of:=1/[.B27]" office:value-type="float" office:value="0.00413255297852414" calcext:value-type="float">
            <text:p>0.0041326</text:p>
          </table:table-cell>
          <table:table-cell table:formula="of:=([.A27]-[.$P$32])/([.$P$33]*[.$P$32])" office:value-type="float" office:value="-31.1688311688312" calcext:value-type="float">
            <text:p>-31.17</text:p>
          </table:table-cell>
        </table:table-row>
        <table:table-row table:style-name="ro1">
          <table:table-cell table:number-columns-repeated="12"/>
          <table:table-cell table:formula="of:=LOG([.C28])" office:value-type="float" office:value="0.636989101812229" calcext:value-type="float">
            <text:p>0.637</text:p>
          </table:table-cell>
          <table:table-cell table:formula="of:=0.002*[.A28]+0.05" office:value-type="float" office:value="0.228" calcext:value-type="float">
            <text:p>0.228</text:p>
          </table:table-cell>
          <table:table-cell table:formula="of:=0.0015*[.C28]+0.003" office:value-type="float" office:value="0.0095025" calcext:value-type="float">
            <text:p>0.0095025</text:p>
          </table:table-cell>
          <table:table-cell table:formula="of:=1/[.B28]" office:value-type="float" office:value="0.00408866563476534" calcext:value-type="float">
            <text:p>0.0040887</text:p>
          </table:table-cell>
          <table:table-cell table:formula="of:=([.A28]-[.$P$32])/([.$P$33]*[.$P$32])" office:value-type="float" office:value="-28.5714285714286" calcext:value-type="float">
            <text:p>-28.57</text:p>
          </table:table-cell>
        </table:table-row>
        <table:table-row table:style-name="ro1">
          <table:table-cell table:number-columns-repeated="12"/>
          <table:table-cell table:formula="of:=LOG([.C29])" office:value-type="float" office:value="0.588719779600056" calcext:value-type="float">
            <text:p>0.589</text:p>
          </table:table-cell>
          <table:table-cell table:formula="of:=0.002*[.A29]+0.05" office:value-type="float" office:value="0.23" calcext:value-type="float">
            <text:p>0.23</text:p>
          </table:table-cell>
          <table:table-cell table:formula="of:=0.0015*[.C29]+0.003" office:value-type="float" office:value="0.0088185" calcext:value-type="float">
            <text:p>0.0088185</text:p>
          </table:table-cell>
          <table:table-cell table:formula="of:=1/[.B29]" office:value-type="float" office:value="0.00404570065493063" calcext:value-type="float">
            <text:p>0.0040457</text:p>
          </table:table-cell>
          <table:table-cell table:formula="of:=([.A29]-[.$P$32])/([.$P$33]*[.$P$32])" office:value-type="float" office:value="-25.974025974026" calcext:value-type="float">
            <text:p>-25.97</text:p>
          </table:table-cell>
        </table:table-row>
        <table:table-row table:style-name="ro1">
          <table:table-cell table:number-columns-repeated="12"/>
          <table:table-cell table:formula="of:=LOG([.C30])" office:value-type="float" office:value="0.540954808926133" calcext:value-type="float">
            <text:p>0.541</text:p>
          </table:table-cell>
          <table:table-cell table:formula="of:=0.002*[.A30]+0.05" office:value-type="float" office:value="0.23202" calcext:value-type="float">
            <text:p>0.23202</text:p>
          </table:table-cell>
          <table:table-cell table:formula="of:=0.0015*[.C30]+0.003" office:value-type="float" office:value="0.0082125" calcext:value-type="float">
            <text:p>0.0082125</text:p>
          </table:table-cell>
          <table:table-cell table:formula="of:=1/[.B30]" office:value-type="float" office:value="0.00400321296833043" calcext:value-type="float">
            <text:p>0.0040032</text:p>
          </table:table-cell>
          <table:table-cell table:formula="of:=([.A30]-[.$P$32])/([.$P$33]*[.$P$32])" office:value-type="float" office:value="-23.3506493506493" calcext:value-type="float">
            <text:p>-23.35</text:p>
          </table:table-cell>
        </table:table-row>
        <table:table-row table:style-name="ro1">
          <table:table-cell table:number-columns-repeated="12"/>
          <table:table-cell table:formula="of:=LOG([.C31])" office:value-type="float" office:value="0.495683067616915" calcext:value-type="float">
            <text:p>0.496</text:p>
          </table:table-cell>
          <table:table-cell table:formula="of:=0.002*[.A31]+0.05" office:value-type="float" office:value="0.23398" calcext:value-type="float">
            <text:p>0.23398</text:p>
          </table:table-cell>
          <table:table-cell table:formula="of:=0.0015*[.C31]+0.003" office:value-type="float" office:value="0.0076965" calcext:value-type="float">
            <text:p>0.0076965</text:p>
          </table:table-cell>
          <table:table-cell table:formula="of:=1/[.B31]" office:value-type="float" office:value="0.00396283172632787" calcext:value-type="float">
            <text:p>0.0039628</text:p>
          </table:table-cell>
          <table:table-cell table:formula="of:=([.A31]-[.$P$32])/([.$P$33]*[.$P$32])" office:value-type="float" office:value="-20.8051948051948" calcext:value-type="float">
            <text:p>-20.81</text:p>
          </table:table-cell>
        </table:table-row>
        <table:table-row table:style-name="ro1">
          <table:table-cell table:number-columns-repeated="12"/>
          <table:table-cell table:formula="of:=LOG([.C32])" office:value-type="float" office:value="0.44870631990508" calcext:value-type="float">
            <text:p>0.449</text:p>
          </table:table-cell>
          <table:table-cell table:formula="of:=0.002*[.A32]+0.05" office:value-type="float" office:value="0.23602" calcext:value-type="float">
            <text:p>0.23602</text:p>
          </table:table-cell>
          <table:table-cell table:formula="of:=0.0015*[.C32]+0.003" office:value-type="float" office:value="0.007215" calcext:value-type="float">
            <text:p>0.007215</text:p>
          </table:table-cell>
          <table:table-cell table:formula="of:=1/[.B32]" office:value-type="float" office:value="0.00392165850503322" calcext:value-type="float">
            <text:p>0.0039217</text:p>
          </table:table-cell>
          <table:table-cell table:formula="of:=([.A32]-[.$P$32])/([.$P$33]*[.$P$32])" office:value-type="float" office:value="-18.1558441558441" calcext:value-type="float">
            <text:p>-18.16</text:p>
          </table:table-cell>
        </table:table-row>
        <table:table-row table:style-name="ro1">
          <table:table-cell table:number-columns-repeated="12"/>
          <table:table-cell table:formula="of:=LOG([.C33])" office:value-type="float" office:value="0.403977963669355" calcext:value-type="float">
            <text:p>0.404</text:p>
          </table:table-cell>
          <table:table-cell table:formula="of:=0.002*[.A33]+0.05" office:value-type="float" office:value="0.238" calcext:value-type="float">
            <text:p>0.238</text:p>
          </table:table-cell>
          <table:table-cell table:formula="of:=0.0015*[.C33]+0.003" office:value-type="float" office:value="0.0068025" calcext:value-type="float">
            <text:p>0.0068025</text:p>
          </table:table-cell>
          <table:table-cell table:formula="of:=1/[.B33]" office:value-type="float" office:value="0.00388250628386163" calcext:value-type="float">
            <text:p>0.0038825</text:p>
          </table:table-cell>
          <table:table-cell table:formula="of:=([.A33]-[.$P$32])/([.$P$33]*[.$P$32])" office:value-type="float" office:value="-15.5844155844156" calcext:value-type="float">
            <text:p>-15.58</text:p>
          </table:table-cell>
        </table:table-row>
        <table:table-row table:style-name="ro1">
          <table:table-cell table:number-columns-repeated="12"/>
          <table:table-cell table:formula="of:=LOG([.C34])" office:value-type="float" office:value="0.359645792674543" calcext:value-type="float">
            <text:p>0.360</text:p>
          </table:table-cell>
          <table:table-cell table:formula="of:=0.002*[.A34]+0.05" office:value-type="float" office:value="0.24" calcext:value-type="float">
            <text:p>0.24</text:p>
          </table:table-cell>
          <table:table-cell table:formula="of:=0.0015*[.C34]+0.003" office:value-type="float" office:value="0.0064335" calcext:value-type="float">
            <text:p>0.0064335</text:p>
          </table:table-cell>
          <table:table-cell table:formula="of:=1/[.B34]" office:value-type="float" office:value="0.00384374430614175" calcext:value-type="float">
            <text:p>0.0038437</text:p>
          </table:table-cell>
          <table:table-cell table:formula="of:=([.A34]-[.$P$32])/([.$P$33]*[.$P$32])" office:value-type="float" office:value="-12.987012987013" calcext:value-type="float">
            <text:p>-12.99</text:p>
          </table:table-cell>
        </table:table-row>
        <table:table-row table:style-name="ro1">
          <table:table-cell table:number-columns-repeated="12"/>
          <table:table-cell table:formula="of:=LOG([.C35])" office:value-type="float" office:value="0.315760490665735" calcext:value-type="float">
            <text:p>0.316</text:p>
          </table:table-cell>
          <table:table-cell table:formula="of:=0.002*[.A35]+0.05" office:value-type="float" office:value="0.242" calcext:value-type="float">
            <text:p>0.242</text:p>
          </table:table-cell>
          <table:table-cell table:formula="of:=0.0015*[.C35]+0.003" office:value-type="float" office:value="0.0061035" calcext:value-type="float">
            <text:p>0.0061035</text:p>
          </table:table-cell>
          <table:table-cell table:formula="of:=1/[.B35]" office:value-type="float" office:value="0.00380574865748509" calcext:value-type="float">
            <text:p>0.0038057</text:p>
          </table:table-cell>
          <table:table-cell table:formula="of:=([.A35]-[.$P$32])/([.$P$33]*[.$P$32])" office:value-type="float" office:value="-10.3896103896104" calcext:value-type="float">
            <text:p>-10.39</text:p>
          </table:table-cell>
        </table:table-row>
        <table:table-row table:style-name="ro1">
          <table:table-cell table:number-columns-repeated="12"/>
          <table:table-cell table:formula="of:=LOG([.C36])" office:value-type="float" office:value="0.22533513181854" calcext:value-type="float">
            <text:p>0.225</text:p>
          </table:table-cell>
          <table:table-cell table:formula="of:=0.002*[.A36]+0.05" office:value-type="float" office:value="0.24398" calcext:value-type="float">
            <text:p>0.24398</text:p>
          </table:table-cell>
          <table:table-cell table:formula="of:=0.0015*[.C36]+0.0003" office:value-type="float" office:value="0.00282015" calcext:value-type="float">
            <text:p>0.00282015</text:p>
          </table:table-cell>
          <table:table-cell table:formula="of:=1/[.B36]" office:value-type="float" office:value="0.00376886574272352" calcext:value-type="float">
            <text:p>0.0037689</text:p>
          </table:table-cell>
          <table:table-cell table:formula="of:=([.A36]-[.$P$32])/([.$P$33]*[.$P$32])" office:value-type="float" office:value="-7.81818181818183" calcext:value-type="float">
            <text:p>-7.82</text:p>
          </table:table-cell>
        </table:table-row>
        <table:table-row table:style-name="ro1">
          <table:table-cell table:number-columns-repeated="12"/>
          <table:table-cell table:formula="of:=LOG([.G2])" office:value-type="float" office:value="0.185173712357337" calcext:value-type="float">
            <text:p>0.185</text:p>
          </table:table-cell>
          <table:table-cell table:formula="of:=0.002*[.E2]+0.05" office:value-type="float" office:value="0.246" calcext:value-type="float">
            <text:p>0.246</text:p>
          </table:table-cell>
          <table:table-cell table:formula="of:=0.0015*[.G2]+0.0003" office:value-type="float" office:value="0.00259755" calcext:value-type="float">
            <text:p>0.00259755</text:p>
          </table:table-cell>
          <table:table-cell table:formula="of:=1/[.F2]" office:value-type="float" office:value="0.00373196720715568" calcext:value-type="float">
            <text:p>0.0037320</text:p>
          </table:table-cell>
          <table:table-cell table:formula="of:=([.E2]-[.$P$32])/([.$P$33]*[.$P$32])" office:value-type="float" office:value="-5.1948051948052" calcext:value-type="float">
            <text:p>-5.19</text:p>
          </table:table-cell>
        </table:table-row>
        <table:table-row table:style-name="ro1">
          <table:table-cell table:number-columns-repeated="12"/>
          <table:table-cell table:formula="of:=LOG([.G3])" office:value-type="float" office:value="0.145320738918324" calcext:value-type="float">
            <text:p>0.145</text:p>
          </table:table-cell>
          <table:table-cell table:formula="of:=0.002*[.E3]+0.05" office:value-type="float" office:value="0.24798" calcext:value-type="float">
            <text:p>0.24798</text:p>
          </table:table-cell>
          <table:table-cell table:formula="of:=0.0015*[.G3]+0.0003" office:value-type="float" office:value="0.0023961" calcext:value-type="float">
            <text:p>0.0023961</text:p>
          </table:table-cell>
          <table:table-cell table:formula="of:=1/[.F3]" office:value-type="float" office:value="0.00369649385157857" calcext:value-type="float">
            <text:p>0.0036965</text:p>
          </table:table-cell>
          <table:table-cell table:formula="of:=([.E3]-[.$P$32])/([.$P$33]*[.$P$32])" office:value-type="float" office:value="-2.62337662337664" calcext:value-type="float">
            <text:p>-2.62</text:p>
          </table:table-cell>
        </table:table-row>
        <table:table-row table:style-name="ro1">
          <table:table-cell table:number-columns-repeated="12"/>
          <table:table-cell table:formula="of:=LOG([.G4])" office:value-type="float" office:value="0.106156886966839" calcext:value-type="float">
            <text:p>0.106</text:p>
          </table:table-cell>
          <table:table-cell table:formula="of:=0.002*[.E4]+0.05" office:value-type="float" office:value="0.24998" calcext:value-type="float">
            <text:p>0.24998</text:p>
          </table:table-cell>
          <table:table-cell table:formula="of:=0.0015*[.G4]+0.0003" office:value-type="float" office:value="0.00221535" calcext:value-type="float">
            <text:p>0.00221535</text:p>
          </table:table-cell>
          <table:table-cell table:formula="of:=1/[.F4]" office:value-type="float" office:value="0.00366134028829489" calcext:value-type="float">
            <text:p>0.0036613</text:p>
          </table:table-cell>
          <table:table-cell table:formula="of:=([.E4]-[.$P$32])/([.$P$33]*[.$P$32])" office:value-type="float" office:value="-0.0259740259740393" calcext:value-type="float">
            <text:p>-0.03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9"/>
          <table:table-cell table:formula="of:=LOG([.G5])" office:value-type="float" office:value="0.0672940863159767" calcext:value-type="float">
            <text:p>0.067</text:p>
          </table:table-cell>
          <table:table-cell table:formula="of:=0.002*[.E5]+0.05" office:value-type="float" office:value="0.252" calcext:value-type="float">
            <text:p>0.252</text:p>
          </table:table-cell>
          <table:table-cell table:formula="of:=0.0015*[.G5]+0.0003" office:value-type="float" office:value="0.0020514" calcext:value-type="float">
            <text:p>0.0020514</text:p>
          </table:table-cell>
          <table:table-cell table:formula="of:=1/[.F5]" office:value-type="float" office:value="0.00362650741432376" calcext:value-type="float">
            <text:p>0.0036265</text:p>
          </table:table-cell>
          <table:table-cell table:formula="of:=([.E5]-[.$P$32])/([.$P$33]*[.$P$32])" office:value-type="float" office:value="2.5974025974026" calcext:value-type="float">
            <text:p>2.60</text:p>
          </table:table-cell>
        </table:table-row>
        <table:table-row table:style-name="ro1">
          <table:table-cell table:number-columns-repeated="12"/>
          <table:table-cell table:formula="of:=LOG([.G6])" office:value-type="float" office:value="0.0270232545887036" calcext:value-type="float">
            <text:p>0.027</text:p>
          </table:table-cell>
          <table:table-cell table:formula="of:=0.002*[.E6]+0.05" office:value-type="float" office:value="0.254" calcext:value-type="float">
            <text:p>0.254</text:p>
          </table:table-cell>
          <table:table-cell table:formula="of:=0.0015*[.G6]+0.0003" office:value-type="float" office:value="0.0018963" calcext:value-type="float">
            <text:p>0.0018963</text:p>
          </table:table-cell>
          <table:table-cell table:formula="of:=1/[.F6]" office:value-type="float" office:value="0.0035926662949579" calcext:value-type="float">
            <text:p>0.0035927</text:p>
          </table:table-cell>
          <table:table-cell table:formula="of:=([.E6]-[.$P$32])/([.$P$33]*[.$P$32])" office:value-type="float" office:value="5.1948051948052" calcext:value-type="float">
            <text:p>5.19</text:p>
          </table:table-cell>
        </table:table-row>
        <table:table-row table:style-name="ro1">
          <table:table-cell table:number-columns-repeated="12"/>
          <table:table-cell table:formula="of:=LOG([.G7])" office:value-type="float" office:value="-0.0135865945345314" calcext:value-type="float">
            <text:p>-0.014</text:p>
          </table:table-cell>
          <table:table-cell table:formula="of:=0.002*[.E7]+0.05" office:value-type="float" office:value="0.256" calcext:value-type="float">
            <text:p>0.256</text:p>
          </table:table-cell>
          <table:table-cell table:formula="of:=0.0015*[.G7]+0.0003" office:value-type="float" office:value="0.0017538" calcext:value-type="float">
            <text:p>0.0017538</text:p>
          </table:table-cell>
          <table:table-cell table:formula="of:=1/[.F7]" office:value-type="float" office:value="0.00355945092002561" calcext:value-type="float">
            <text:p>0.0035595</text:p>
          </table:table-cell>
          <table:table-cell table:formula="of:=([.E7]-[.$P$32])/([.$P$33]*[.$P$32])" office:value-type="float" office:value="7.79220779220779" calcext:value-type="float">
            <text:p>7.79</text:p>
          </table:table-cell>
        </table:table-row>
        <table:table-row table:style-name="ro1">
          <table:table-cell table:number-columns-repeated="12"/>
          <table:table-cell table:formula="of:=LOG([.G8])" office:value-type="float" office:value="-0.051587034221399" calcext:value-type="float">
            <text:p>-0.052</text:p>
          </table:table-cell>
          <table:table-cell table:formula="of:=0.002*[.E8]+0.05" office:value-type="float" office:value="0.25802" calcext:value-type="float">
            <text:p>0.25802</text:p>
          </table:table-cell>
          <table:table-cell table:formula="of:=0.0015*[.G8]+0.0003" office:value-type="float" office:value="0.001632" calcext:value-type="float">
            <text:p>0.001632</text:p>
          </table:table-cell>
          <table:table-cell table:formula="of:=1/[.F8]" office:value-type="float" office:value="0.00352652104119389" calcext:value-type="float">
            <text:p>0.0035265</text:p>
          </table:table-cell>
          <table:table-cell table:formula="of:=([.E8]-[.$P$32])/([.$P$33]*[.$P$32])" office:value-type="float" office:value="10.4155844155844" calcext:value-type="float">
            <text:p>10.42</text:p>
          </table:table-cell>
        </table:table-row>
        <table:table-row table:style-name="ro1">
          <table:table-cell table:number-columns-repeated="12"/>
          <table:table-cell table:formula="of:=LOG([.G9])" office:value-type="float" office:value="-0.0882566221440683" calcext:value-type="float">
            <text:p>-0.088</text:p>
          </table:table-cell>
          <table:table-cell table:formula="of:=0.002*[.E9]+0.05" office:value-type="float" office:value="0.25998" calcext:value-type="float">
            <text:p>0.25998</text:p>
          </table:table-cell>
          <table:table-cell table:formula="of:=0.0015*[.G9]+0.0003" office:value-type="float" office:value="0.00152415" calcext:value-type="float">
            <text:p>0.00152415</text:p>
          </table:table-cell>
          <table:table-cell table:formula="of:=1/[.F9]" office:value-type="float" office:value="0.00349514651245657" calcext:value-type="float">
            <text:p>0.0034951</text:p>
          </table:table-cell>
          <table:table-cell table:formula="of:=([.E9]-[.$P$32])/([.$P$33]*[.$P$32])" office:value-type="float" office:value="12.9610389610389" calcext:value-type="float">
            <text:p>12.96</text:p>
          </table:table-cell>
        </table:table-row>
        <table:table-row table:style-name="ro1">
          <table:table-cell table:number-columns-repeated="12"/>
          <table:table-cell table:formula="of:=LOG([.G10])" office:value-type="float" office:value="-0.124013228571512" calcext:value-type="float">
            <text:p>-0.124</text:p>
          </table:table-cell>
          <table:table-cell table:formula="of:=0.002*[.E10]+0.05" office:value-type="float" office:value="0.26202" calcext:value-type="float">
            <text:p>0.26202</text:p>
          </table:table-cell>
          <table:table-cell table:formula="of:=0.0015*[.G10]+0.0003" office:value-type="float" office:value="0.0014274" calcext:value-type="float">
            <text:p>0.0014274</text:p>
          </table:table-cell>
          <table:table-cell table:formula="of:=1/[.F10]" office:value-type="float" office:value="0.00346307885700408" calcext:value-type="float">
            <text:p>0.0034631</text:p>
          </table:table-cell>
          <table:table-cell table:formula="of:=([.E10]-[.$P$32])/([.$P$33]*[.$P$32])" office:value-type="float" office:value="15.6103896103896" calcext:value-type="float">
            <text:p>15.61</text:p>
          </table:table-cell>
        </table:table-row>
        <table:table-row table:style-name="ro1">
          <table:table-cell table:number-columns-repeated="12"/>
          <table:table-cell table:formula="of:=LOG([.G11])" office:value-type="float" office:value="-0.160521952625802" calcext:value-type="float">
            <text:p>-0.161</text:p>
          </table:table-cell>
          <table:table-cell table:formula="of:=0.002*[.E11]+0.05" office:value-type="float" office:value="0.264" calcext:value-type="float">
            <text:p>0.264</text:p>
          </table:table-cell>
          <table:table-cell table:formula="of:=0.0015*[.G11]+0.0003" office:value-type="float" office:value="0.0013365" calcext:value-type="float">
            <text:p>0.0013365</text:p>
          </table:table-cell>
          <table:table-cell table:formula="of:=1/[.F11]" office:value-type="float" office:value="0.00343251213080992" calcext:value-type="float">
            <text:p>0.0034325</text:p>
          </table:table-cell>
          <table:table-cell table:formula="of:=([.E11]-[.$P$32])/([.$P$33]*[.$P$32])" office:value-type="float" office:value="18.1818181818182" calcext:value-type="float">
            <text:p>18.18</text:p>
          </table:table-cell>
        </table:table-row>
        <table:table-row table:style-name="ro1">
          <table:table-cell table:number-columns-repeated="12"/>
          <table:table-cell table:formula="of:=LOG([.G12])" office:value-type="float" office:value="-0.196884445109973" calcext:value-type="float">
            <text:p>-0.197</text:p>
          </table:table-cell>
          <table:table-cell table:formula="of:=0.002*[.E12]+0.05" office:value-type="float" office:value="0.266" calcext:value-type="float">
            <text:p>0.266</text:p>
          </table:table-cell>
          <table:table-cell table:formula="of:=0.0015*[.G12]+0.0003" office:value-type="float" office:value="0.00125325" calcext:value-type="float">
            <text:p>0.00125325</text:p>
          </table:table-cell>
          <table:table-cell table:formula="of:=1/[.F12]" office:value-type="float" office:value="0.00340217960415419" calcext:value-type="float">
            <text:p>0.0034022</text:p>
          </table:table-cell>
          <table:table-cell table:formula="of:=([.E12]-[.$P$32])/([.$P$33]*[.$P$32])" office:value-type="float" office:value="20.7792207792208" calcext:value-type="float">
            <text:p>20.78</text:p>
          </table:table-cell>
        </table:table-row>
        <table:table-row table:style-name="ro1">
          <table:table-cell table:number-columns-repeated="12"/>
          <table:table-cell table:formula="of:=LOG([.G13])" office:value-type="float" office:value="-0.232398931949665" calcext:value-type="float">
            <text:p>-0.232</text:p>
          </table:table-cell>
          <table:table-cell table:formula="of:=0.002*[.E13]+0.05" office:value-type="float" office:value="0.26802" calcext:value-type="float">
            <text:p>0.26802</text:p>
          </table:table-cell>
          <table:table-cell table:formula="of:=0.0015*[.G13]+0.0003" office:value-type="float" office:value="0.0011784" calcext:value-type="float">
            <text:p>0.0011784</text:p>
          </table:table-cell>
          <table:table-cell table:formula="of:=1/[.F13]" office:value-type="float" office:value="0.00337208309338262" calcext:value-type="float">
            <text:p>0.0033721</text:p>
          </table:table-cell>
          <table:table-cell table:formula="of:=([.E13]-[.$P$32])/([.$P$33]*[.$P$32])" office:value-type="float" office:value="23.4025974025974" calcext:value-type="float">
            <text:p>23.40</text:p>
          </table:table-cell>
        </table:table-row>
        <table:table-row table:style-name="ro1">
          <table:table-cell table:number-columns-repeated="12"/>
          <table:table-cell table:formula="of:=LOG([.G14])" office:value-type="float" office:value="-0.267928059000133" calcext:value-type="float">
            <text:p>-0.268</text:p>
          </table:table-cell>
          <table:table-cell table:formula="of:=0.002*[.E14]+0.05" office:value-type="float" office:value="0.27002" calcext:value-type="float">
            <text:p>0.27002</text:p>
          </table:table-cell>
          <table:table-cell table:formula="of:=0.0015*[.G14]+0.0003" office:value-type="float" office:value="0.0011094" calcext:value-type="float">
            <text:p>0.0011094</text:p>
          </table:table-cell>
          <table:table-cell table:formula="of:=1/[.F14]" office:value-type="float" office:value="0.00334280461307037" calcext:value-type="float">
            <text:p>0.0033428</text:p>
          </table:table-cell>
          <table:table-cell table:formula="of:=([.E14]-[.$P$32])/([.$P$33]*[.$P$32])" office:value-type="float" office:value="26" calcext:value-type="float">
            <text:p>26.00</text:p>
          </table:table-cell>
        </table:table-row>
        <table:table-row table:style-name="ro1">
          <table:table-cell table:number-columns-repeated="12"/>
          <table:table-cell table:formula="of:=LOG([.G15])" office:value-type="float" office:value="-0.302421966348887" calcext:value-type="float">
            <text:p>-0.302</text:p>
          </table:table-cell>
          <table:table-cell table:formula="of:=0.002*[.E15]+0.05" office:value-type="float" office:value="0.27202" calcext:value-type="float">
            <text:p>0.27202</text:p>
          </table:table-cell>
          <table:table-cell table:formula="of:=0.0015*[.G15]+0.0003" office:value-type="float" office:value="0.0010476" calcext:value-type="float">
            <text:p>0.0010476</text:p>
          </table:table-cell>
          <table:table-cell table:formula="of:=1/[.F15]" office:value-type="float" office:value="0.00331403018349828" calcext:value-type="float">
            <text:p>0.0033140</text:p>
          </table:table-cell>
          <table:table-cell table:formula="of:=([.E15]-[.$P$32])/([.$P$33]*[.$P$32])" office:value-type="float" office:value="28.5974025974026" calcext:value-type="float">
            <text:p>28.60</text:p>
          </table:table-cell>
        </table:table-row>
        <table:table-row table:style-name="ro1">
          <table:table-cell table:number-columns-repeated="12"/>
          <table:table-cell table:formula="of:=LOG([.G16])" office:value-type="float" office:value="-0.335922409814925" calcext:value-type="float">
            <text:p>-0.336</text:p>
          </table:table-cell>
          <table:table-cell table:formula="of:=0.002*[.E16]+0.05" office:value-type="float" office:value="0.274" calcext:value-type="float">
            <text:p>0.274</text:p>
          </table:table-cell>
          <table:table-cell table:formula="of:=0.0015*[.G16]+0.0003" office:value-type="float" office:value="0.0009921" calcext:value-type="float">
            <text:p>0.0009921</text:p>
          </table:table-cell>
          <table:table-cell table:formula="of:=1/[.F16]" office:value-type="float" office:value="0.00328602734230803" calcext:value-type="float">
            <text:p>0.0032860</text:p>
          </table:table-cell>
          <table:table-cell table:formula="of:=([.E16]-[.$P$32])/([.$P$33]*[.$P$32])" office:value-type="float" office:value="31.1688311688312" calcext:value-type="float">
            <text:p>31.17</text:p>
          </table:table-cell>
        </table:table-row>
        <table:table-row table:style-name="ro1">
          <table:table-cell table:number-columns-repeated="12"/>
          <table:table-cell table:formula="of:=LOG([.G17])" office:value-type="float" office:value="-0.364717362001788" calcext:value-type="float">
            <text:p>-0.365</text:p>
          </table:table-cell>
          <table:table-cell table:formula="of:=0.002*[.E17]+0.05" office:value-type="float" office:value="0.276" calcext:value-type="float">
            <text:p>0.276</text:p>
          </table:table-cell>
          <table:table-cell table:formula="of:=0.0015*[.G17]+0.0003" office:value-type="float" office:value="0.0009477" calcext:value-type="float">
            <text:p>0.0009477</text:p>
          </table:table-cell>
          <table:table-cell table:formula="of:=1/[.F17]" office:value-type="float" office:value="0.00325821800863639" calcext:value-type="float">
            <text:p>0.0032582</text:p>
          </table:table-cell>
          <table:table-cell table:formula="of:=([.E17]-[.$P$32])/([.$P$33]*[.$P$32])" office:value-type="float" office:value="33.7662337662338" calcext:value-type="float">
            <text:p>33.77</text:p>
          </table:table-cell>
        </table:table-row>
        <table:table-row table:style-name="ro1">
          <table:table-cell table:number-columns-repeated="12"/>
          <table:table-cell table:formula="of:=LOG([.G18])" office:value-type="float" office:value="-0.39577394691553" calcext:value-type="float">
            <text:p>-0.396</text:p>
          </table:table-cell>
          <table:table-cell table:formula="of:=0.002*[.E18]+0.05" office:value-type="float" office:value="0.278" calcext:value-type="float">
            <text:p>0.278</text:p>
          </table:table-cell>
          <table:table-cell table:formula="of:=0.0015*[.G18]+0.0003" office:value-type="float" office:value="0.000903" calcext:value-type="float">
            <text:p>0.000903</text:p>
          </table:table-cell>
          <table:table-cell table:formula="of:=1/[.F18]" office:value-type="float" office:value="0.00323087542038095" calcext:value-type="float">
            <text:p>0.0032309</text:p>
          </table:table-cell>
          <table:table-cell table:formula="of:=([.E18]-[.$P$32])/([.$P$33]*[.$P$32])" office:value-type="float" office:value="36.3636363636364" calcext:value-type="float">
            <text:p>36.36</text:p>
          </table:table-cell>
        </table:table-row>
        <table:table-row table:style-name="ro1">
          <table:table-cell table:number-columns-repeated="12"/>
          <table:table-cell table:formula="of:=LOG([.G19])" office:value-type="float" office:value="-0.42782568638694" calcext:value-type="float">
            <text:p>-0.428</text:p>
          </table:table-cell>
          <table:table-cell table:formula="of:=0.002*[.E19]+0.05" office:value-type="float" office:value="0.28" calcext:value-type="float">
            <text:p>0.28</text:p>
          </table:table-cell>
          <table:table-cell table:formula="of:=0.0015*[.G19]+0.0003" office:value-type="float" office:value="0.0008601" calcext:value-type="float">
            <text:p>0.0008601</text:p>
          </table:table-cell>
          <table:table-cell table:formula="of:=1/[.F19]" office:value-type="float" office:value="0.00320398792471044" calcext:value-type="float">
            <text:p>0.0032040</text:p>
          </table:table-cell>
          <table:table-cell table:formula="of:=([.E19]-[.$P$32])/([.$P$33]*[.$P$32])" office:value-type="float" office:value="38.961038961039" calcext:value-type="float">
            <text:p>38.96</text:p>
          </table:table-cell>
        </table:table-row>
        <table:table-row table:style-name="ro1">
          <table:table-cell table:number-columns-repeated="12"/>
          <table:table-cell table:formula="of:=LOG([.G20])" office:value-type="float" office:value="-0.459295216689238" calcext:value-type="float">
            <text:p>-0.459</text:p>
          </table:table-cell>
          <table:table-cell table:formula="of:=0.002*[.E20]+0.05" office:value-type="float" office:value="0.282" calcext:value-type="float">
            <text:p>0.282</text:p>
          </table:table-cell>
          <table:table-cell table:formula="of:=0.0015*[.G20]+0.0003" office:value-type="float" office:value="0.00082095" calcext:value-type="float">
            <text:p>0.00082095</text:p>
          </table:table-cell>
          <table:table-cell table:formula="of:=1/[.F20]" office:value-type="float" office:value="0.00317754425349375" calcext:value-type="float">
            <text:p>0.0031775</text:p>
          </table:table-cell>
          <table:table-cell table:formula="of:=([.E20]-[.$P$32])/([.$P$33]*[.$P$32])" office:value-type="float" office:value="41.5584415584416" calcext:value-type="float">
            <text:p>41.56</text:p>
          </table:table-cell>
        </table:table-row>
        <table:table-row table:style-name="ro1">
          <table:table-cell table:number-columns-repeated="12"/>
          <table:table-cell table:formula="of:=LOG([.G21])" office:value-type="float" office:value="-0.490797477668897" calcext:value-type="float">
            <text:p>-0.491</text:p>
          </table:table-cell>
          <table:table-cell table:formula="of:=0.002*[.E21]+0.05" office:value-type="float" office:value="0.284" calcext:value-type="float">
            <text:p>0.284</text:p>
          </table:table-cell>
          <table:table-cell table:formula="of:=0.0015*[.G21]+0.0003" office:value-type="float" office:value="0.0007845" calcext:value-type="float">
            <text:p>0.0007845</text:p>
          </table:table-cell>
          <table:table-cell table:formula="of:=1/[.F21]" office:value-type="float" office:value="0.00315153350755447" calcext:value-type="float">
            <text:p>0.0031515</text:p>
          </table:table-cell>
          <table:table-cell table:formula="of:=([.E21]-[.$P$32])/([.$P$33]*[.$P$32])" office:value-type="float" office:value="44.1558441558442" calcext:value-type="float">
            <text:p>44.16</text:p>
          </table:table-cell>
        </table:table-row>
        <table:table-row table:style-name="ro1">
          <table:table-cell table:number-columns-repeated="12"/>
          <table:table-cell table:formula="of:=LOG([.G22])" office:value-type="float" office:value="-0.522155523661242" calcext:value-type="float">
            <text:p>-0.522</text:p>
          </table:table-cell>
          <table:table-cell table:formula="of:=0.002*[.E22]+0.05" office:value-type="float" office:value="0.286" calcext:value-type="float">
            <text:p>0.286</text:p>
          </table:table-cell>
          <table:table-cell table:formula="of:=0.0015*[.G22]+0.0003" office:value-type="float" office:value="0.00075075" calcext:value-type="float">
            <text:p>0.00075075</text:p>
          </table:table-cell>
          <table:table-cell table:formula="of:=1/[.F22]" office:value-type="float" office:value="0.0031259451416926" calcext:value-type="float">
            <text:p>0.0031259</text:p>
          </table:table-cell>
          <table:table-cell table:formula="of:=([.E22]-[.$P$32])/([.$P$33]*[.$P$32])" office:value-type="float" office:value="46.7532467532468" calcext:value-type="float">
            <text:p>46.75</text:p>
          </table:table-cell>
        </table:table-row>
        <table:table-row table:style-name="ro1">
          <table:table-cell table:number-columns-repeated="12"/>
          <table:table-cell table:formula="of:=LOG([.G23])" office:value-type="float" office:value="-0.552531869050244" calcext:value-type="float">
            <text:p>-0.553</text:p>
          </table:table-cell>
          <table:table-cell table:formula="of:=0.002*[.E23]+0.05" office:value-type="float" office:value="0.288" calcext:value-type="float">
            <text:p>0.288</text:p>
          </table:table-cell>
          <table:table-cell table:formula="of:=0.0015*[.G23]+0.0003" office:value-type="float" office:value="0.0007203" calcext:value-type="float">
            <text:p>0.0007203</text:p>
          </table:table-cell>
          <table:table-cell table:formula="of:=1/[.F23]" office:value-type="float" office:value="0.00310076895042998" calcext:value-type="float">
            <text:p>0.0031008</text:p>
          </table:table-cell>
          <table:table-cell table:formula="of:=([.E23]-[.$P$32])/([.$P$33]*[.$P$32])" office:value-type="float" office:value="49.3506493506493" calcext:value-type="float">
            <text:p>49.35</text:p>
          </table:table-cell>
        </table:table-row>
        <table:table-row table:style-name="ro1">
          <table:table-cell table:number-columns-repeated="12"/>
          <table:table-cell table:formula="of:=LOG([.G24])" office:value-type="float" office:value="-0.582694416755474" calcext:value-type="float">
            <text:p>-0.583</text:p>
          </table:table-cell>
          <table:table-cell table:formula="of:=0.002*[.E24]+0.05" office:value-type="float" office:value="0.28978" calcext:value-type="float">
            <text:p>0.28978</text:p>
          </table:table-cell>
          <table:table-cell table:formula="of:=0.0015*[.G24]+0.0003" office:value-type="float" office:value="0.0006921" calcext:value-type="float">
            <text:p>0.0006921</text:p>
          </table:table-cell>
          <table:table-cell table:formula="of:=1/[.F24]" office:value-type="float" office:value="0.00307870078826735" calcext:value-type="float">
            <text:p>0.0030787</text:p>
          </table:table-cell>
          <table:table-cell table:formula="of:=([.E24]-[.$P$32])/([.$P$33]*[.$P$32])" office:value-type="float" office:value="51.6623376623377" calcext:value-type="float">
            <text:p>51.66</text:p>
          </table:table-cell>
        </table:table-row>
        <table:table-row table:style-name="ro1">
          <table:table-cell table:number-columns-repeated="12"/>
          <table:table-cell table:formula="of:=LOG([.G25])" office:value-type="float" office:value="-0.612076533026563" calcext:value-type="float">
            <text:p>-0.612</text:p>
          </table:table-cell>
          <table:table-cell table:formula="of:=0.002*[.E25]+0.05" office:value-type="float" office:value="0.292" calcext:value-type="float">
            <text:p>0.292</text:p>
          </table:table-cell>
          <table:table-cell table:formula="of:=0.0015*[.G25]+0.0003" office:value-type="float" office:value="0.00066645" calcext:value-type="float">
            <text:p>0.00066645</text:p>
          </table:table-cell>
          <table:table-cell table:formula="of:=1/[.F25]" office:value-type="float" office:value="0.00305161388761738" calcext:value-type="float">
            <text:p>0.0030516</text:p>
          </table:table-cell>
          <table:table-cell table:formula="of:=([.E25]-[.$P$32])/([.$P$33]*[.$P$32])" office:value-type="float" office:value="54.5454545454546" calcext:value-type="float">
            <text:p>54.55</text:p>
          </table:table-cell>
        </table:table-row>
        <table:table-row table:style-name="ro1">
          <table:table-cell table:number-columns-repeated="12"/>
          <table:table-cell table:formula="of:=LOG([.G26])" office:value-type="float" office:value="-0.641303900426189" calcext:value-type="float">
            <text:p>-0.641</text:p>
          </table:table-cell>
          <table:table-cell table:formula="of:=0.002*[.E26]+0.05" office:value-type="float" office:value="0.294" calcext:value-type="float">
            <text:p>0.294</text:p>
          </table:table-cell>
          <table:table-cell table:formula="of:=0.0015*[.G26]+0.0003" office:value-type="float" office:value="0.0006426" calcext:value-type="float">
            <text:p>0.0006426</text:p>
          </table:table-cell>
          <table:table-cell table:formula="of:=1/[.F26]" office:value-type="float" office:value="0.00302761618477109" calcext:value-type="float">
            <text:p>0.0030276</text:p>
          </table:table-cell>
          <table:table-cell table:formula="of:=([.E26]-[.$P$32])/([.$P$33]*[.$P$32])" office:value-type="float" office:value="57.1428571428571" calcext:value-type="float">
            <text:p>57.14</text:p>
          </table:table-cell>
        </table:table-row>
        <table:table-row table:style-name="ro1">
          <table:table-cell table:number-columns-repeated="12"/>
          <table:table-cell table:formula="of:=LOG([.G27])" office:value-type="float" office:value="-0.670195477835931" calcext:value-type="float">
            <text:p>-0.670</text:p>
          </table:table-cell>
          <table:table-cell table:formula="of:=0.002*[.E27]+0.05" office:value-type="float" office:value="0.296" calcext:value-type="float">
            <text:p>0.296</text:p>
          </table:table-cell>
          <table:table-cell table:formula="of:=0.0015*[.G27]+0.0003" office:value-type="float" office:value="0.00062055" calcext:value-type="float">
            <text:p>0.00062055</text:p>
          </table:table-cell>
          <table:table-cell table:formula="of:=1/[.F27]" office:value-type="float" office:value="0.00300399296987619" calcext:value-type="float">
            <text:p>0.0030040</text:p>
          </table:table-cell>
          <table:table-cell table:formula="of:=([.E27]-[.$P$32])/([.$P$33]*[.$P$32])" office:value-type="float" office:value="59.7402597402597" calcext:value-type="float">
            <text:p>59.74</text:p>
          </table:table-cell>
        </table:table-row>
        <table:table-row table:style-name="ro1">
          <table:table-cell table:number-columns-repeated="12"/>
          <table:table-cell table:formula="of:=LOG([.G28])" office:value-type="float" office:value="-0.698752911363789" calcext:value-type="float">
            <text:p>-0.699</text:p>
          </table:table-cell>
          <table:table-cell table:formula="of:=0.002*[.E28]+0.05" office:value-type="float" office:value="0.298" calcext:value-type="float">
            <text:p>0.298</text:p>
          </table:table-cell>
          <table:table-cell table:formula="of:=0.0015*[.G28]+0.0003" office:value-type="float" office:value="0.00060015" calcext:value-type="float">
            <text:p>0.00060015</text:p>
          </table:table-cell>
          <table:table-cell table:formula="of:=1/[.F28]" office:value-type="float" office:value="0.00298073554488426" calcext:value-type="float">
            <text:p>0.0029807</text:p>
          </table:table-cell>
          <table:table-cell table:formula="of:=([.E28]-[.$P$32])/([.$P$33]*[.$P$32])" office:value-type="float" office:value="62.3376623376623" calcext:value-type="float">
            <text:p>62.34</text:p>
          </table:table-cell>
        </table:table-row>
        <table:table-row table:style-name="ro1">
          <table:table-cell table:number-columns-repeated="12"/>
          <table:table-cell table:formula="of:=LOG([.G29])" office:value-type="float" office:value="-0.728623128105925" calcext:value-type="float">
            <text:p>-0.729</text:p>
          </table:table-cell>
          <table:table-cell table:formula="of:=0.002*[.E29]+0.05" office:value-type="float" office:value="0.30014" calcext:value-type="float">
            <text:p>0.30014</text:p>
          </table:table-cell>
          <table:table-cell table:formula="of:=0.0015*[.G29]+0.0003" office:value-type="float" office:value="0.0005802" calcext:value-type="float">
            <text:p>0.0005802</text:p>
          </table:table-cell>
          <table:table-cell table:formula="of:=1/[.F29]" office:value-type="float" office:value="0.00295624564481668" calcext:value-type="float">
            <text:p>0.0029562</text:p>
          </table:table-cell>
          <table:table-cell table:formula="of:=([.E29]-[.$P$32])/([.$P$33]*[.$P$32])" office:value-type="float" office:value="65.1168831168831" calcext:value-type="float">
            <text:p>65.12</text:p>
          </table:table-cell>
        </table:table-row>
        <table:table-row table:style-name="ro1">
          <table:table-cell table:number-columns-repeated="12"/>
          <table:table-cell table:formula="of:=LOG([.G30])" office:value-type="float" office:value="-0.754240644032723" calcext:value-type="float">
            <text:p>-0.754</text:p>
          </table:table-cell>
          <table:table-cell table:formula="of:=0.002*[.E30]+0.05" office:value-type="float" office:value="0.302" calcext:value-type="float">
            <text:p>0.302</text:p>
          </table:table-cell>
          <table:table-cell table:formula="of:=0.0015*[.G30]+0.0003" office:value-type="float" office:value="0.00056415" calcext:value-type="float">
            <text:p>0.00056415</text:p>
          </table:table-cell>
          <table:table-cell table:formula="of:=1/[.F30]" office:value-type="float" office:value="0.00293528459871419" calcext:value-type="float">
            <text:p>0.0029353</text:p>
          </table:table-cell>
          <table:table-cell table:formula="of:=([.E30]-[.$P$32])/([.$P$33]*[.$P$32])" office:value-type="float" office:value="67.5324675324675" calcext:value-type="float">
            <text:p>67.53</text:p>
          </table:table-cell>
        </table:table-row>
        <table:table-row table:style-name="ro1">
          <table:table-cell table:number-columns-repeated="12"/>
          <table:table-cell table:formula="of:=LOG([.G31])" office:value-type="float" office:value="-0.780939667551139" calcext:value-type="float">
            <text:p>-0.781</text:p>
          </table:table-cell>
          <table:table-cell table:formula="of:=0.002*[.E31]+0.05" office:value-type="float" office:value="0.304" calcext:value-type="float">
            <text:p>0.304</text:p>
          </table:table-cell>
          <table:table-cell table:formula="of:=0.0015*[.G31]+0.0003" office:value-type="float" office:value="0.0005484" calcext:value-type="float">
            <text:p>0.0005484</text:p>
          </table:table-cell>
          <table:table-cell table:formula="of:=1/[.F31]" office:value-type="float" office:value="0.00291307497763175" calcext:value-type="float">
            <text:p>0.0029131</text:p>
          </table:table-cell>
          <table:table-cell table:formula="of:=([.E31]-[.$P$32])/([.$P$33]*[.$P$32])" office:value-type="float" office:value="70.1298701298701" calcext:value-type="float">
            <text:p>70.13</text:p>
          </table:table-cell>
        </table:table-row>
        <table:table-row table:style-name="ro1">
          <table:table-cell table:number-columns-repeated="12"/>
          <table:table-cell table:formula="of:=LOG([.G32])" office:value-type="float" office:value="-0.807711387431879" calcext:value-type="float">
            <text:p>-0.808</text:p>
          </table:table-cell>
          <table:table-cell table:formula="of:=0.002*[.E32]+0.05" office:value-type="float" office:value="0.306" calcext:value-type="float">
            <text:p>0.306</text:p>
          </table:table-cell>
          <table:table-cell table:formula="of:=0.0015*[.G32]+0.0003" office:value-type="float" office:value="0.00053355" calcext:value-type="float">
            <text:p>0.00053355</text:p>
          </table:table-cell>
          <table:table-cell table:formula="of:=1/[.F32]" office:value-type="float" office:value="0.00289119892762803" calcext:value-type="float">
            <text:p>0.0028912</text:p>
          </table:table-cell>
          <table:table-cell table:formula="of:=([.E32]-[.$P$32])/([.$P$33]*[.$P$32])" office:value-type="float" office:value="72.7272727272727" calcext:value-type="float">
            <text:p>72.73</text:p>
          </table:table-cell>
        </table:table-row>
        <table:table-row table:style-name="ro1">
          <table:table-cell table:number-columns-repeated="12"/>
          <table:table-cell table:formula="of:=LOG([.G33])" office:value-type="float" office:value="-0.834162375309872" calcext:value-type="float">
            <text:p>-0.834</text:p>
          </table:table-cell>
          <table:table-cell table:formula="of:=0.002*[.E33]+0.05" office:value-type="float" office:value="0.308" calcext:value-type="float">
            <text:p>0.308</text:p>
          </table:table-cell>
          <table:table-cell table:formula="of:=0.0015*[.G33]+0.0003" office:value-type="float" office:value="0.00051975" calcext:value-type="float">
            <text:p>0.00051975</text:p>
          </table:table-cell>
          <table:table-cell table:formula="of:=1/[.F33]" office:value-type="float" office:value="0.00286964898975312" calcext:value-type="float">
            <text:p>0.0028696</text:p>
          </table:table-cell>
          <table:table-cell table:formula="of:=([.E33]-[.$P$32])/([.$P$33]*[.$P$32])" office:value-type="float" office:value="75.3246753246753" calcext:value-type="float">
            <text:p>75.32</text:p>
          </table:table-cell>
        </table:table-row>
        <table:table-row table:style-name="ro1">
          <table:table-cell table:number-columns-repeated="12"/>
          <table:table-cell table:formula="of:=LOG([.G34])" office:value-type="float" office:value="-0.85949195696182" calcext:value-type="float">
            <text:p>-0.859</text:p>
          </table:table-cell>
          <table:table-cell table:formula="of:=0.002*[.E34]+0.05" office:value-type="float" office:value="0.30998" calcext:value-type="float">
            <text:p>0.30998</text:p>
          </table:table-cell>
          <table:table-cell table:formula="of:=0.0015*[.G34]+0.0003" office:value-type="float" office:value="0.0005073" calcext:value-type="float">
            <text:p>0.0005073</text:p>
          </table:table-cell>
          <table:table-cell table:formula="of:=1/[.F34]" office:value-type="float" office:value="0.0028486286812514" calcext:value-type="float">
            <text:p>0.0028486</text:p>
          </table:table-cell>
          <table:table-cell table:formula="of:=([.E34]-[.$P$32])/([.$P$33]*[.$P$32])" office:value-type="float" office:value="77.8961038961039" calcext:value-type="float">
            <text:p>77.90</text:p>
          </table:table-cell>
        </table:table-row>
        <table:table-row table:style-name="ro1">
          <table:table-cell table:number-columns-repeated="12"/>
          <table:table-cell table:formula="of:=LOG([.G35])" office:value-type="float" office:value="-0.88706002391592" calcext:value-type="float">
            <text:p>-0.887</text:p>
          </table:table-cell>
          <table:table-cell table:formula="of:=0.002*[.E35]+0.05" office:value-type="float" office:value="0.312" calcext:value-type="float">
            <text:p>0.312</text:p>
          </table:table-cell>
          <table:table-cell table:formula="of:=0.0015*[.G35]+0.0003" office:value-type="float" office:value="0.00049455" calcext:value-type="float">
            <text:p>0.00049455</text:p>
          </table:table-cell>
          <table:table-cell table:formula="of:=1/[.F35]" office:value-type="float" office:value="0.00282749871018322" calcext:value-type="float">
            <text:p>0.0028275</text:p>
          </table:table-cell>
          <table:table-cell table:formula="of:=([.E35]-[.$P$32])/([.$P$33]*[.$P$32])" office:value-type="float" office:value="80.5194805194805" calcext:value-type="float">
            <text:p>80.52</text:p>
          </table:table-cell>
        </table:table-row>
        <table:table-row table:style-name="ro1">
          <table:table-cell table:number-columns-repeated="12"/>
          <table:table-cell table:formula="of:=LOG([.G36])" office:value-type="float" office:value="-0.912218582190457" calcext:value-type="float">
            <text:p>-0.912</text:p>
          </table:table-cell>
          <table:table-cell table:formula="of:=0.002*[.E36]+0.05" office:value-type="float" office:value="0.314" calcext:value-type="float">
            <text:p>0.314</text:p>
          </table:table-cell>
          <table:table-cell table:formula="of:=0.0015*[.G36]+0.0003" office:value-type="float" office:value="0.0004836" calcext:value-type="float">
            <text:p>0.0004836</text:p>
          </table:table-cell>
          <table:table-cell table:formula="of:=1/[.F36]" office:value-type="float" office:value="0.00280688452221904" calcext:value-type="float">
            <text:p>0.0028069</text:p>
          </table:table-cell>
          <table:table-cell table:formula="of:=([.E36]-[.$P$32])/([.$P$33]*[.$P$32])" office:value-type="float" office:value="83.1168831168831" calcext:value-type="float">
            <text:p>83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 style:data-style-name="N2" text:time-value="13:24:03.392997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11-13T21:01:17.917113690</dc:date>
    <dc:creator>Vladislav Wohlrath</dc:creator>
    <meta:editing-duration>PT4H3M45S</meta:editing-duration>
    <meta:editing-cycles>25</meta:editing-cycles>
    <meta:document-statistic meta:table-count="3" meta:cell-count="1479" meta:object-count="0"/>
  </office:meta>
</office:document-meta>
</file>